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Normal_32_4" style:data-style-name="N0">
      <style:table-cell-properties fo:border-top="none" fo:border-bottom="thin solid #000000" fo:border-left="none" fo:border-right="none" style:vertical-align="automatic" fo:wrap-option="wrap" fo:background-color="#FFFFFF"/>
      <style:text-properties style:font-name="Arial" style:font-name-asian="Arial" style:font-name-complex="Arial" fo:font-size="8pt" style:font-size-asian="8pt" style:font-size-complex="8pt"/>
    </style:style>
    <style:style style:name="ce3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5" style:family="table-cell" style:parent-style-name="Normal_32_4" style:data-style-name="N0">
      <style:table-cell-properties style:vertical-align="automatic" fo:wrap-option="wrap" fo:background-color="transparent"/>
    </style:style>
    <style:style style:name="ce6" style:family="table-cell" style:parent-style-name="Normal_32_4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7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9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0" style:family="table-cell" style:parent-style-name="Porcentaje" style:data-style-name="N14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1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2" style:family="table-cell" style:parent-style-name="Normal_32_4" style:data-style-name="N0">
      <style:table-cell-properties style:vertical-align="automatic" fo:background-color="transparent"/>
      <style:text-properties fo:font-size="8pt" style:font-size-asian="8pt" style:font-size-complex="8pt"/>
    </style:style>
    <style:style style:name="ce13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4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Porcentaje" style:data-style-name="N14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6" style:family="table-cell" style:parent-style-name="Default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7" style:family="table-cell" style:parent-style-name="Default" style:data-style-name="N19">
      <style:table-cell-properties fo:border-top="thin dotted #BFBFBF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8" style:family="table-cell" style:parent-style-name="Normal_32_4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9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0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1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2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BF8F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3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4" style:family="table-cell" style:parent-style-name="Porcentaje" style:data-style-name="N14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6" style:family="table-cell" style:parent-style-name="Hiperv_237_nculo_32_3" style:data-style-name="N0">
      <style:text-properties fo:color="#0563C1" style:text-underline-style="solid" style:text-underline-type="single"/>
    </style:style>
    <style:style style:name="ce27" style:family="table-cell" style:parent-style-name="Default" style:data-style-name="N0">
      <style:table-cell-properties fo:background-color="transparent"/>
    </style:style>
    <style:style style:name="ce28" style:family="table-cell" style:parent-style-name="Normal_32_4" style:data-style-name="N0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fo:font-size="8pt" style:font-size-asian="8pt" style:font-size-complex="8pt"/>
    </style:style>
    <style:style style:name="ce29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0" style:family="table-cell" style:parent-style-name="Normal_32_4" style:data-style-name="N0">
      <style:table-cell-properties style:vertical-align="automatic" fo:background-color="transparent"/>
    </style:style>
    <style:style style:name="ce31" style:family="table-cell" style:parent-style-name="Normal_32_4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32" style:family="table-cell" style:parent-style-name="Normal_32_4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3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4" style:family="table-cell" style:parent-style-name="Normal_32_4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5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6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7" style:family="table-cell" style:parent-style-name="Normal_32_4" style:data-style-name="N19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8" style:family="table-cell" style:parent-style-name="Normal_32_4" style:data-style-name="N0">
      <style:table-cell-properties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6pt" style:font-size-asian="6pt" style:font-size-complex="6pt"/>
    </style:style>
    <style:style style:name="ce39" style:family="table-cell" style:parent-style-name="Normal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40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41" style:family="table-cell" style:parent-style-name="Normal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2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3" style:family="table-cell" style:parent-style-name="Normal_32_4" style:data-style-name="N0">
      <style:table-cell-properties style:vertical-align="automatic" fo:background-color="transparent"/>
      <style:text-properties style:font-name="Arial" style:font-name-asian="Arial" style:font-name-complex="Arial" fo:font-size="6pt" style:font-size-asian="6pt" style:font-size-complex="6pt"/>
    </style:style>
    <style:style style:name="ce44" style:family="table-cell" style:parent-style-name="Normal_32_4" style:data-style-name="N0">
      <style:table-cell-properties fo:border-top="2pt solid #000000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5" style:family="table-cell" style:parent-style-name="Normal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6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7" style:family="table-cell" style:parent-style-name="Normal_32_4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8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9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0" style:family="table-cell" style:parent-style-name="Normal_32_4" style:data-style-name="N0">
      <style:table-cell-properties fo:border-top="thin dotted #BFBFBF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1" style:family="table-cell" style:parent-style-name="Normal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2" style:family="table-cell" style:parent-style-name="Porcentaje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3" style:family="table-cell" style:parent-style-name="Normal_32_4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ce54" style:family="table-cell" style:parent-style-name="Normal_32_4" style:data-style-name="N0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5" style:family="table-cell" style:parent-style-name="Normal_32_4" style:data-style-name="N3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6" style:family="table-cell" style:parent-style-name="Porcentaje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7" style:family="table-cell" style:parent-style-name="Porcentaje" style:data-style-name="N36"/>
    <style:style style:name="ce58" style:family="table-cell" style:parent-style-name="Normal_32_4" style:data-style-name="N0">
      <style:table-cell-properties fo:border-top="none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9" style:family="table-cell" style:parent-style-name="Default" style:data-style-name="N0">
      <style:table-cell-properties fo:border-top="thin solid #000000" fo:border-bottom="2pt solid #000000" fo:border-left="thin solid #BFBFBF" fo:border-right="thin solid #BFBFBF"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0" style:family="table-cell" style:parent-style-name="Default" style:data-style-name="N0">
      <style:table-cell-properties fo:border-top="thin solid #000000" fo:border-bottom="thin solid #000000" fo:border-left="thin solid #BFBFBF" fo:border-right="thin solid #BFBFBF"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1" style:family="table-cell" style:parent-style-name="Default" style:data-style-name="N0">
      <style:table-cell-properties fo:border-top="none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62" style:family="table-cell" style:parent-style-name="Normal_32_4" style:data-style-name="N3">
      <style:table-cell-properties fo:border-top="none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63" style:family="table-cell" style:parent-style-name="Porcentaje" style:data-style-name="N36">
      <style:table-cell-properties fo:border-top="none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64" style:family="table-cell" style:parent-style-name="Default" style:data-style-name="N0">
      <style:table-cell-properties fo:border-top="thin dotted #BFBFBF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65" style:family="table-cell" style:parent-style-name="Default" style:data-style-name="N0">
      <style:table-cell-properties fo:border-top="thin dotted #BFBFBF" fo:border-bottom="thin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66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7" style:family="table-cell" style:parent-style-name="Default" style:data-style-name="N3">
      <style:table-cell-properties fo:border-top="thin solid #000000" fo:border-bottom="thin solid #000000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8" style:family="table-cell" style:parent-style-name="Default" style:data-style-name="N14">
      <style:table-cell-properties fo:border-top="thin solid #000000" fo:border-bottom="thin solid #000000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9" style:family="table-cell" style:parent-style-name="Default" style:data-style-name="N3"/>
    <style:style style:name="ce70" style:family="table-cell" style:parent-style-name="Default" style:data-style-name="N0">
      <style:table-cell-properties fo:border-top="none" fo:border-bottom="2pt solid #000000" fo:border-left="none" fo:border-right="thin solid #BFBFBF" fo:background-color="transparent"/>
    </style:style>
    <style:style style:name="ce71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2" style:family="table-cell" style:parent-style-name="Default" style:data-style-name="N0">
      <style:table-cell-properties fo:border-top="none" fo:border-bottom="thin solid #000000" fo:border-left="thin solid #BFBFBF" fo:border-right="none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3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4" style:family="table-cell" style:parent-style-name="Default" style:data-style-name="N0">
      <style:table-cell-properties fo:border-top="thin solid #000000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75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76" style:family="table-cell" style:parent-style-name="Default" style:data-style-name="N14">
      <style:table-cell-properties fo:border-top="thin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77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78" style:family="table-cell" style:parent-style-name="Default" style:data-style-name="N0">
      <style:table-cell-properties fo:border-top="thin dotted #BFBFBF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79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80" style:family="table-cell" style:parent-style-name="Default" style:data-style-name="N14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81" style:family="table-cell" style:parent-style-name="Default" style:data-style-name="N19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82" style:family="table-cell" style:parent-style-name="Default" style:data-style-name="N0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83" style:family="table-cell" style:parent-style-name="Default" style:data-style-name="N0">
      <style:table-cell-properties fo:border-top="thin dotted #BFBFBF" fo:border-bottom="thin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84" style:family="table-cell" style:parent-style-name="Default" style:data-style-name="N0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85" style:family="table-cell" style:parent-style-name="Default" style:data-style-name="N19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86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87" style:family="table-cell" style:parent-style-name="Default" style:data-style-name="N3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88" style:family="table-cell" style:parent-style-name="Default" style:data-style-name="N14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89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90" style:family="table-cell" style:parent-style-name="Default" style:data-style-name="N0">
      <style:table-cell-properties fo:border-top="none" fo:border-bottom="thin solid #000000" fo:border-left="none" fo:border-right="thin solid #BFBFBF" fo:background-color="transparent"/>
    </style:style>
    <style:style style:name="ce91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8pt" style:font-size-asian="8pt" style:font-size-complex="8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6pt" style:font-size-asian="6pt" style:font-size-complex="6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67229166666667cm" style:use-optimal-column-width="true"/>
    </style:style>
    <style:style style:name="co4" style:family="table-column">
      <style:table-column-properties fo:break-before="auto" style:column-width="2.19604166666667cm" style:use-optimal-column-width="true"/>
    </style:style>
    <style:style style:name="co5" style:family="table-column">
      <style:table-column-properties fo:break-before="auto" style:column-width="2.11666666666667cm"/>
    </style:style>
    <style:style style:name="co6" style:family="table-column">
      <style:table-column-properties fo:break-before="auto" style:column-width="3.12208333333333cm"/>
    </style:style>
    <style:style style:name="co7" style:family="table-column">
      <style:table-column-properties fo:break-before="auto" style:column-width="3.62479166666667cm"/>
    </style:style>
    <style:style style:name="co8" style:family="table-column">
      <style:table-column-properties fo:break-before="auto" style:column-width="2.80458333333333cm" style:use-optimal-column-width="true"/>
    </style:style>
    <style:style style:name="co9" style:family="table-column">
      <style:table-column-properties fo:break-before="auto" style:column-width="2.35479166666667cm"/>
    </style:style>
    <style:style style:name="co10" style:family="table-column">
      <style:table-column-properties fo:break-before="auto" style:column-width="2.35479166666667cm" style:use-optimal-column-width="true"/>
    </style:style>
    <style:style style:name="co11" style:family="table-column">
      <style:table-column-properties fo:break-before="auto" style:column-width="2.54cm" style:use-optimal-column-width="true"/>
    </style:style>
    <style:style style:name="co12" style:family="table-column">
      <style:table-column-properties fo:break-before="auto" style:column-width="2.32833333333333cm" style:use-optimal-column-width="true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1.25pt" style:use-optimal-row-height="true" fo:break-before="auto"/>
    </style:style>
    <style:style style:name="ro4" style:family="table-row">
      <style:table-row-properties style:row-height="34.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65.25pt" style:use-optimal-row-height="true" fo:break-before="auto"/>
    </style:style>
    <style:style style:name="ro7" style:family="table-row">
      <style:table-row-properties style:row-height="29.25pt" style:use-optimal-row-height="false" fo:break-before="auto"/>
    </style:style>
    <style:style style:name="ro8" style:family="table-row">
      <style:table-row-properties style:row-height="33pt" style:use-optimal-row-height="true" fo:break-before="auto"/>
    </style:style>
    <style:style style:name="ro9" style:family="table-row">
      <style:table-row-properties style:row-height="33pt" style:use-optimal-row-height="false" fo:break-before="auto"/>
    </style:style>
    <style:style style:name="ro10" style:family="table-row">
      <style:table-row-properties style:row-height="15pt" style:use-optimal-row-height="false" fo:break-before="auto"/>
    </style:style>
    <style:style style:name="ro11" style:family="table-row">
      <style:table-row-properties style:row-height="72.75pt" style:use-optimal-row-height="true" fo:break-before="auto"/>
    </style:style>
    <style:style style:name="ro12" style:family="table-row">
      <style:table-row-properties style:row-height="24pt" style:use-optimal-row-height="true" fo:break-before="auto"/>
    </style:style>
    <style:style style:name="ro13" style:family="table-row">
      <style:table-row-properties style:row-height="18pt" style:use-optimal-row-height="false" fo:break-before="auto"/>
    </style:style>
    <style:style style:name="ro14" style:family="table-row">
      <style:table-row-properties style:row-height="1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12"/>
        <table:table-column table:style-name="co2" table:number-columns-repeated="10" table:default-cell-style-name="ce12"/>
        <table:table-column table:style-name="co3" table:default-cell-style-name="ce12"/>
        <table:table-column table:style-name="co4" table:number-columns-repeated="10" table:default-cell-style-name="ce12"/>
        <table:table-column table:style-name="co5" table:number-columns-repeated="16362" table:default-cell-style-name="ce12"/>
        <table:table-row table:style-name="ro1">
          <table:table-cell table:style-name="ce2"/>
          <table:table-cell office:value-type="string" table:style-name="ce3">
            <text:p>Dosis entregadas Pfizer (1)</text:p>
          </table:table-cell>
          <table:table-cell office:value-type="string" table:style-name="ce4">
            <text:p>Dosis entregadas Pfizer pediátrica<text:span text:style-name="T1">(1)</text:span></text:p>
          </table:table-cell>
          <table:table-cell office:value-type="string" table:style-name="ce3">
            <text:p>Dosis entregadas Moderna (1)</text:p>
          </table:table-cell>
          <table:table-cell office:value-type="string" table:style-name="ce3">
            <text:p>Dosis entregadas AstraZeneca (1)</text:p>
          </table:table-cell>
          <table:table-cell office:value-type="string" table:style-name="ce3">
            <text:p>Dosis entregadas Janssen (1)</text:p>
          </table:table-cell>
          <table:table-cell office:value-type="string" table:style-name="ce3">
            <text:p>Total Dosis entregadas (1)</text:p>
          </table:table-cell>
          <table:table-cell office:value-type="string" table:style-name="ce3">
            <text:p>Dosis administradas (2)</text:p>
          </table:table-cell>
          <table:table-cell office:value-type="string" table:style-name="ce3">
            <text:p>% sobre entregadas</text:p>
          </table:table-cell>
          <table:table-cell office:value-type="string" table:style-name="ce3">
            <text:p>Nº Personas con al menos 1 dosis</text:p>
          </table:table-cell>
          <table:table-cell office:value-type="string" table:style-name="ce3">
            <text:p>Nº Personas vacunadas</text:p>
            <text:p>(pauta completada)</text:p>
          </table:table-cell>
          <table:table-cell office:value-type="string" table:style-name="ce4">
            <text:p>Nº Personas con dosis adicional</text:p>
          </table:table-cell>
          <table:table-cell office:value-type="string" table:style-name="ce3">
            <text:p>Fecha de la última vacuna registrada (2)</text:p>
          </table:table-cell>
          <table:table-cell table:number-columns-repeated="16371" table:style-name="ce5"/>
        </table:table-row>
        <table:table-row table:style-name="ro2">
          <table:table-cell office:value-type="string" table:style-name="ce6">
            <text:p>Andalucía</text:p>
          </table:table-cell>
          <table:table-cell office:value-type="float" office:value="11270700" table:style-name="ce7">
            <text:p>11.270.700</text:p>
          </table:table-cell>
          <table:table-cell office:value-type="float" office:value="870000" table:style-name="ce7">
            <text:p>870.000</text:p>
          </table:table-cell>
          <table:table-cell office:value-type="float" office:value="3319500" table:style-name="ce7">
            <text:p>3.319.500</text:p>
          </table:table-cell>
          <table:table-cell office:value-type="float" office:value="1537200" table:style-name="ce7">
            <text:p>1.537.200</text:p>
          </table:table-cell>
          <table:table-cell office:value-type="float" office:value="333500" table:style-name="ce8">
            <text:p>333.500</text:p>
          </table:table-cell>
          <table:table-cell office:value-type="float" office:value="17330900" table:style-name="ce9">
            <text:p>17.330.900</text:p>
          </table:table-cell>
          <table:table-cell office:value-type="float" office:value="16469141" table:style-name="ce9">
            <text:p>16.469.141</text:p>
          </table:table-cell>
          <table:table-cell office:value-type="percentage" office:value="0.95027615415240985" table:style-name="ce10">
            <text:p>95,03%</text:p>
          </table:table-cell>
          <table:table-cell office:value-type="float" office:value="7429458" table:style-name="ce8">
            <text:p>7.429.458</text:p>
          </table:table-cell>
          <table:table-cell office:value-type="float" office:value="6907673" table:style-name="ce8">
            <text:p>6.907.673</text:p>
          </table:table-cell>
          <table:table-cell office:value-type="float" office:value="3654166" table:style-name="ce8">
            <text:p>3.654.166</text:p>
          </table:table-cell>
          <table:table-cell office:value-type="date" office:date-value="2022-02-07T00:00:00" table:style-name="ce11">
            <text:p>07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Aragón</text:p>
          </table:table-cell>
          <table:table-cell office:value-type="float" office:value="1853541" table:style-name="ce7">
            <text:p>1.853.541</text:p>
          </table:table-cell>
          <table:table-cell office:value-type="float" office:value="126000" table:style-name="ce7">
            <text:p>126.000</text:p>
          </table:table-cell>
          <table:table-cell office:value-type="float" office:value="468390" table:style-name="ce7">
            <text:p>468.390</text:p>
          </table:table-cell>
          <table:table-cell office:value-type="float" office:value="254710" table:style-name="ce7">
            <text:p>254.710</text:p>
          </table:table-cell>
          <table:table-cell office:value-type="float" office:value="59180" table:style-name="ce13">
            <text:p>59.180</text:p>
          </table:table-cell>
          <table:table-cell office:value-type="float" office:value="2761821" table:style-name="ce14">
            <text:p>2.761.821</text:p>
          </table:table-cell>
          <table:table-cell office:value-type="float" office:value="2561460.5" table:style-name="ce14">
            <text:p>2.561.461</text:p>
          </table:table-cell>
          <table:table-cell office:value-type="percentage" office:value="0.92745348087366997" table:style-name="ce15">
            <text:p>92,75%</text:p>
          </table:table-cell>
          <table:table-cell office:value-type="float" office:value="1142832" table:style-name="ce13">
            <text:p>1.142.832</text:p>
          </table:table-cell>
          <table:table-cell office:value-type="float" office:value="1074518" table:style-name="ce13">
            <text:p>1.074.518</text:p>
          </table:table-cell>
          <table:table-cell office:value-type="float" office:value="641900" table:style-name="ce13">
            <text:p>641.900</text:p>
          </table:table-cell>
          <table:table-cell office:value-type="date" office:date-value="2022-02-07T00:00:00" table:style-name="ce16">
            <text:p>07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Asturias<text:s/></text:p>
          </table:table-cell>
          <table:table-cell office:value-type="float" office:value="1575725" table:style-name="ce7">
            <text:p>1.575.725</text:p>
          </table:table-cell>
          <table:table-cell office:value-type="float" office:value="78000" table:style-name="ce7">
            <text:p>78.000</text:p>
          </table:table-cell>
          <table:table-cell office:value-type="float" office:value="516040" table:style-name="ce7">
            <text:p>516.040</text:p>
          </table:table-cell>
          <table:table-cell office:value-type="float" office:value="220900" table:style-name="ce7">
            <text:p>220.900</text:p>
          </table:table-cell>
          <table:table-cell office:value-type="float" office:value="43000" table:style-name="ce13">
            <text:p>43.000</text:p>
          </table:table-cell>
          <table:table-cell office:value-type="float" office:value="2433665" table:style-name="ce14">
            <text:p>2.433.665</text:p>
          </table:table-cell>
          <table:table-cell office:value-type="float" office:value="2230527" table:style-name="ce14">
            <text:p>2.230.527</text:p>
          </table:table-cell>
          <table:table-cell office:value-type="percentage" office:value="0.91653000721134581" table:style-name="ce15">
            <text:p>91,65%</text:p>
          </table:table-cell>
          <table:table-cell office:value-type="float" office:value="923499" table:style-name="ce13">
            <text:p>923.499</text:p>
          </table:table-cell>
          <table:table-cell office:value-type="float" office:value="872831" table:style-name="ce13">
            <text:p>872.831</text:p>
          </table:table-cell>
          <table:table-cell office:value-type="float" office:value="696049" table:style-name="ce13">
            <text:p>696.049</text:p>
          </table:table-cell>
          <table:table-cell office:value-type="date" office:date-value="2022-02-07T00:00:00" table:style-name="ce16">
            <text:p>07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Baleares</text:p>
          </table:table-cell>
          <table:table-cell office:value-type="float" office:value="1318884" table:style-name="ce7">
            <text:p>1.318.884</text:p>
          </table:table-cell>
          <table:table-cell office:value-type="float" office:value="114000" table:style-name="ce7">
            <text:p>114.000</text:p>
          </table:table-cell>
          <table:table-cell office:value-type="float" office:value="542970" table:style-name="ce7">
            <text:p>542.970</text:p>
          </table:table-cell>
          <table:table-cell office:value-type="float" office:value="225400" table:style-name="ce7">
            <text:p>225.400</text:p>
          </table:table-cell>
          <table:table-cell office:value-type="float" office:value="56520" table:style-name="ce13">
            <text:p>56.520</text:p>
          </table:table-cell>
          <table:table-cell office:value-type="float" office:value="2257774" table:style-name="ce14">
            <text:p>2.257.774</text:p>
          </table:table-cell>
          <table:table-cell office:value-type="float" office:value="1980879" table:style-name="ce14">
            <text:p>1.980.879</text:p>
          </table:table-cell>
          <table:table-cell office:value-type="percentage" office:value="0.87735929282558844" table:style-name="ce15">
            <text:p>87,74%</text:p>
          </table:table-cell>
          <table:table-cell office:value-type="float" office:value="923960" table:style-name="ce13">
            <text:p>923.960</text:p>
          </table:table-cell>
          <table:table-cell office:value-type="float" office:value="879978" table:style-name="ce13">
            <text:p>879.978</text:p>
          </table:table-cell>
          <table:table-cell office:value-type="float" office:value="431102" table:style-name="ce13">
            <text:p>431.102</text:p>
          </table:table-cell>
          <table:table-cell office:value-type="date" office:date-value="2022-02-07T00:00:00" table:style-name="ce16">
            <text:p>07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narias</text:p>
          </table:table-cell>
          <table:table-cell office:value-type="float" office:value="2742450" table:style-name="ce7">
            <text:p>2.742.450</text:p>
          </table:table-cell>
          <table:table-cell office:value-type="float" office:value="186000" table:style-name="ce7">
            <text:p>186.000</text:p>
          </table:table-cell>
          <table:table-cell office:value-type="float" office:value="824700" table:style-name="ce7">
            <text:p>824.700</text:p>
          </table:table-cell>
          <table:table-cell office:value-type="float" office:value="455800" table:style-name="ce7">
            <text:p>455.800</text:p>
          </table:table-cell>
          <table:table-cell office:value-type="float" office:value="133650" table:style-name="ce13">
            <text:p>133.650</text:p>
          </table:table-cell>
          <table:table-cell office:value-type="float" office:value="4342600" table:style-name="ce14">
            <text:p>4.342.600</text:p>
          </table:table-cell>
          <table:table-cell office:value-type="float" office:value="3996508.5" table:style-name="ce14">
            <text:p>3.996.509</text:p>
          </table:table-cell>
          <table:table-cell office:value-type="percentage" office:value="0.92030315939759588" table:style-name="ce15">
            <text:p>92,03%</text:p>
          </table:table-cell>
          <table:table-cell office:value-type="float" office:value="1807506" table:style-name="ce13">
            <text:p>1.807.506</text:p>
          </table:table-cell>
          <table:table-cell office:value-type="float" office:value="1682008" table:style-name="ce13">
            <text:p>1.682.008</text:p>
          </table:table-cell>
          <table:table-cell office:value-type="float" office:value="895612" table:style-name="ce13">
            <text:p>895.612</text:p>
          </table:table-cell>
          <table:table-cell office:value-type="date" office:date-value="2022-02-07T00:00:00" table:style-name="ce16">
            <text:p>07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ntabria</text:p>
          </table:table-cell>
          <table:table-cell office:value-type="float" office:value="920355" table:style-name="ce7">
            <text:p>920.355</text:p>
          </table:table-cell>
          <table:table-cell office:value-type="float" office:value="54000" table:style-name="ce7">
            <text:p>54.000</text:p>
          </table:table-cell>
          <table:table-cell office:value-type="float" office:value="175400" table:style-name="ce7">
            <text:p>175.400</text:p>
          </table:table-cell>
          <table:table-cell office:value-type="float" office:value="120490" table:style-name="ce7">
            <text:p>120.490</text:p>
          </table:table-cell>
          <table:table-cell office:value-type="float" office:value="22145" table:style-name="ce13">
            <text:p>22.145</text:p>
          </table:table-cell>
          <table:table-cell office:value-type="float" office:value="1292390" table:style-name="ce14">
            <text:p>1.292.390</text:p>
          </table:table-cell>
          <table:table-cell office:value-type="float" office:value="1215019.5" table:style-name="ce14">
            <text:p>1.215.020</text:p>
          </table:table-cell>
          <table:table-cell office:value-type="percentage" office:value="0.94013378314595442" table:style-name="ce15">
            <text:p>94,01%</text:p>
          </table:table-cell>
          <table:table-cell office:value-type="float" office:value="516168" table:style-name="ce13">
            <text:p>516.168</text:p>
          </table:table-cell>
          <table:table-cell office:value-type="float" office:value="488664" table:style-name="ce13">
            <text:p>488.664</text:p>
          </table:table-cell>
          <table:table-cell office:value-type="float" office:value="329143" table:style-name="ce13">
            <text:p>329.143</text:p>
          </table:table-cell>
          <table:table-cell office:value-type="date" office:date-value="2022-02-07T00:00:00" table:style-name="ce16">
            <text:p>07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stilla y Leon<text:s/></text:p>
          </table:table-cell>
          <table:table-cell office:value-type="float" office:value="4086183" table:style-name="ce7">
            <text:p>4.086.183</text:p>
          </table:table-cell>
          <table:table-cell office:value-type="float" office:value="192000" table:style-name="ce7">
            <text:p>192.000</text:p>
          </table:table-cell>
          <table:table-cell office:value-type="float" office:value="691970" table:style-name="ce7">
            <text:p>691.970</text:p>
          </table:table-cell>
          <table:table-cell office:value-type="float" office:value="466170" table:style-name="ce7">
            <text:p>466.170</text:p>
          </table:table-cell>
          <table:table-cell office:value-type="float" office:value="95315" table:style-name="ce13">
            <text:p>95.315</text:p>
          </table:table-cell>
          <table:table-cell office:value-type="float" office:value="5531638" table:style-name="ce14">
            <text:p>5.531.638</text:p>
          </table:table-cell>
          <table:table-cell office:value-type="float" office:value="5144909.5" table:style-name="ce14">
            <text:p>5.144.910</text:p>
          </table:table-cell>
          <table:table-cell office:value-type="percentage" office:value="0.93008788716832158" table:style-name="ce15">
            <text:p>93,01%</text:p>
          </table:table-cell>
          <table:table-cell office:value-type="float" office:value="2136600" table:style-name="ce13">
            <text:p>2.136.600</text:p>
          </table:table-cell>
          <table:table-cell office:value-type="float" office:value="2008451" table:style-name="ce13">
            <text:p>2.008.451</text:p>
          </table:table-cell>
          <table:table-cell office:value-type="float" office:value="1396255" table:style-name="ce13">
            <text:p>1.396.255</text:p>
          </table:table-cell>
          <table:table-cell office:value-type="date" office:date-value="2022-02-07T00:00:00" table:style-name="ce16">
            <text:p>07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stilla La Mancha</text:p>
          </table:table-cell>
          <table:table-cell office:value-type="float" office:value="2763405" table:style-name="ce7">
            <text:p>2.763.405</text:p>
          </table:table-cell>
          <table:table-cell office:value-type="float" office:value="204000" table:style-name="ce7">
            <text:p>204.000</text:p>
          </table:table-cell>
          <table:table-cell office:value-type="float" office:value="840660" table:style-name="ce7">
            <text:p>840.660</text:p>
          </table:table-cell>
          <table:table-cell office:value-type="float" office:value="380370" table:style-name="ce7">
            <text:p>380.370</text:p>
          </table:table-cell>
          <table:table-cell office:value-type="float" office:value="92350" table:style-name="ce13">
            <text:p>92.350</text:p>
          </table:table-cell>
          <table:table-cell office:value-type="float" office:value="4280785" table:style-name="ce14">
            <text:p>4.280.785</text:p>
          </table:table-cell>
          <table:table-cell office:value-type="float" office:value="3823056.5" table:style-name="ce14">
            <text:p>3.823.057</text:p>
          </table:table-cell>
          <table:table-cell office:value-type="percentage" office:value="0.89307370026759114" table:style-name="ce15">
            <text:p>89,31%</text:p>
          </table:table-cell>
          <table:table-cell office:value-type="float" office:value="1752824" table:style-name="ce13">
            <text:p>1.752.824</text:p>
          </table:table-cell>
          <table:table-cell office:value-type="float" office:value="1612054" table:style-name="ce13">
            <text:p>1.612.054</text:p>
          </table:table-cell>
          <table:table-cell office:value-type="float" office:value="955467" table:style-name="ce13">
            <text:p>955.467</text:p>
          </table:table-cell>
          <table:table-cell office:value-type="date" office:date-value="2022-02-07T00:00:00" table:style-name="ce16">
            <text:p>07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taluña</text:p>
          </table:table-cell>
          <table:table-cell office:value-type="float" office:value="8673200" table:style-name="ce7">
            <text:p>8.673.200</text:p>
          </table:table-cell>
          <table:table-cell office:value-type="float" office:value="690000" table:style-name="ce7">
            <text:p>690.000</text:p>
          </table:table-cell>
          <table:table-cell office:value-type="float" office:value="3508880" table:style-name="ce7">
            <text:p>3.508.880</text:p>
          </table:table-cell>
          <table:table-cell office:value-type="float" office:value="1485670" table:style-name="ce7">
            <text:p>1.485.670</text:p>
          </table:table-cell>
          <table:table-cell office:value-type="float" office:value="355800" table:style-name="ce13">
            <text:p>355.800</text:p>
          </table:table-cell>
          <table:table-cell office:value-type="float" office:value="14713550" table:style-name="ce14">
            <text:p>14.713.550</text:p>
          </table:table-cell>
          <table:table-cell office:value-type="float" office:value="13741327.5" table:style-name="ce14">
            <text:p>13.741.328</text:p>
          </table:table-cell>
          <table:table-cell office:value-type="percentage" office:value="0.93392332237971121" table:style-name="ce15">
            <text:p>93,39%</text:p>
          </table:table-cell>
          <table:table-cell office:value-type="float" office:value="6457256" table:style-name="ce13">
            <text:p>6.457.256</text:p>
          </table:table-cell>
          <table:table-cell office:value-type="float" office:value="6090761" table:style-name="ce13">
            <text:p>6.090.761</text:p>
          </table:table-cell>
          <table:table-cell office:value-type="float" office:value="3391129" table:style-name="ce13">
            <text:p>3.391.129</text:p>
          </table:table-cell>
          <table:table-cell office:value-type="date" office:date-value="2022-02-07T00:00:00" table:style-name="ce16">
            <text:p>07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. Valenciana</text:p>
          </table:table-cell>
          <table:table-cell office:value-type="float" office:value="6947650" table:style-name="ce7">
            <text:p>6.947.650</text:p>
          </table:table-cell>
          <table:table-cell office:value-type="float" office:value="780000" table:style-name="ce7">
            <text:p>780.000</text:p>
          </table:table-cell>
          <table:table-cell office:value-type="float" office:value="2112740" table:style-name="ce7">
            <text:p>2.112.740</text:p>
          </table:table-cell>
          <table:table-cell office:value-type="float" office:value="863900" table:style-name="ce7">
            <text:p>863.900</text:p>
          </table:table-cell>
          <table:table-cell office:value-type="float" office:value="213125" table:style-name="ce13">
            <text:p>213.125</text:p>
          </table:table-cell>
          <table:table-cell office:value-type="float" office:value="10917415" table:style-name="ce14">
            <text:p>10.917.415</text:p>
          </table:table-cell>
          <table:table-cell office:value-type="float" office:value="9709065" table:style-name="ce14">
            <text:p>9.709.065</text:p>
          </table:table-cell>
          <table:table-cell office:value-type="percentage" office:value="0.88931903751941277" table:style-name="ce15">
            <text:p>88,93%</text:p>
          </table:table-cell>
          <table:table-cell office:value-type="float" office:value="4390139" table:style-name="ce13">
            <text:p>4.390.139</text:p>
          </table:table-cell>
          <table:table-cell office:value-type="float" office:value="4098251" table:style-name="ce13">
            <text:p>4.098.251</text:p>
          </table:table-cell>
          <table:table-cell office:value-type="float" office:value="2583381" table:style-name="ce13">
            <text:p>2.583.381</text:p>
          </table:table-cell>
          <table:table-cell office:value-type="date" office:date-value="2022-02-07T00:00:00" table:style-name="ce16">
            <text:p>07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Extremadura</text:p>
          </table:table-cell>
          <table:table-cell office:value-type="float" office:value="1595273" table:style-name="ce7">
            <text:p>1.595.273</text:p>
          </table:table-cell>
          <table:table-cell office:value-type="float" office:value="96000" table:style-name="ce7">
            <text:p>96.000</text:p>
          </table:table-cell>
          <table:table-cell office:value-type="float" office:value="307170" table:style-name="ce7">
            <text:p>307.170</text:p>
          </table:table-cell>
          <table:table-cell office:value-type="float" office:value="182600" table:style-name="ce7">
            <text:p>182.600</text:p>
          </table:table-cell>
          <table:table-cell office:value-type="float" office:value="40185" table:style-name="ce13">
            <text:p>40.185</text:p>
          </table:table-cell>
          <table:table-cell office:value-type="float" office:value="2221228" table:style-name="ce14">
            <text:p>2.221.228</text:p>
          </table:table-cell>
          <table:table-cell office:value-type="float" office:value="2205971.5" table:style-name="ce14">
            <text:p>2.205.972</text:p>
          </table:table-cell>
          <table:table-cell office:value-type="percentage" office:value="0.99313150203401002" table:style-name="ce15">
            <text:p>99,31%</text:p>
          </table:table-cell>
          <table:table-cell office:value-type="float" office:value="958307" table:style-name="ce13">
            <text:p>958.307</text:p>
          </table:table-cell>
          <table:table-cell office:value-type="float" office:value="895969" table:style-name="ce13">
            <text:p>895.969</text:p>
          </table:table-cell>
          <table:table-cell office:value-type="float" office:value="560106" table:style-name="ce13">
            <text:p>560.106</text:p>
          </table:table-cell>
          <table:table-cell office:value-type="date" office:date-value="2022-02-07T00:00:00" table:style-name="ce16">
            <text:p>07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Galicia</text:p>
          </table:table-cell>
          <table:table-cell office:value-type="float" office:value="4138999" table:style-name="ce7">
            <text:p>4.138.999</text:p>
          </table:table-cell>
          <table:table-cell office:value-type="float" office:value="210000" table:style-name="ce7">
            <text:p>210.000</text:p>
          </table:table-cell>
          <table:table-cell office:value-type="float" office:value="969980" table:style-name="ce7">
            <text:p>969.980</text:p>
          </table:table-cell>
          <table:table-cell office:value-type="float" office:value="571870" table:style-name="ce7">
            <text:p>571.870</text:p>
          </table:table-cell>
          <table:table-cell office:value-type="float" office:value="122515" table:style-name="ce13">
            <text:p>122.515</text:p>
          </table:table-cell>
          <table:table-cell office:value-type="float" office:value="6013364" table:style-name="ce14">
            <text:p>6.013.364</text:p>
          </table:table-cell>
          <table:table-cell office:value-type="float" office:value="5950422.5" table:style-name="ce14">
            <text:p>5.950.423</text:p>
          </table:table-cell>
          <table:table-cell office:value-type="percentage" office:value="0.98953306335688307" table:style-name="ce15">
            <text:p>98,95%</text:p>
          </table:table-cell>
          <table:table-cell office:value-type="float" office:value="2464528" table:style-name="ce13">
            <text:p>2.464.528</text:p>
          </table:table-cell>
          <table:table-cell office:value-type="float" office:value="2321040" table:style-name="ce13">
            <text:p>2.321.040</text:p>
          </table:table-cell>
          <table:table-cell office:value-type="float" office:value="1883051" table:style-name="ce13">
            <text:p>1.883.051</text:p>
          </table:table-cell>
          <table:table-cell office:value-type="date" office:date-value="2022-02-07T00:00:00" table:style-name="ce16">
            <text:p>07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La Rioja</text:p>
          </table:table-cell>
          <table:table-cell office:value-type="float" office:value="447005" table:style-name="ce7">
            <text:p>447.005</text:p>
          </table:table-cell>
          <table:table-cell office:value-type="float" office:value="30000" table:style-name="ce7">
            <text:p>30.000</text:p>
          </table:table-cell>
          <table:table-cell office:value-type="float" office:value="109600" table:style-name="ce7">
            <text:p>109.600</text:p>
          </table:table-cell>
          <table:table-cell office:value-type="float" office:value="53240" table:style-name="ce7">
            <text:p>53.240</text:p>
          </table:table-cell>
          <table:table-cell office:value-type="float" office:value="15200" table:style-name="ce13">
            <text:p>15.200</text:p>
          </table:table-cell>
          <table:table-cell office:value-type="float" office:value="655045" table:style-name="ce14">
            <text:p>655.045</text:p>
          </table:table-cell>
          <table:table-cell office:value-type="float" office:value="613975" table:style-name="ce14">
            <text:p>613.975</text:p>
          </table:table-cell>
          <table:table-cell office:value-type="percentage" office:value="0.9373020174186506" table:style-name="ce15">
            <text:p>93,73%</text:p>
          </table:table-cell>
          <table:table-cell office:value-type="float" office:value="281893" table:style-name="ce13">
            <text:p>281.893</text:p>
          </table:table-cell>
          <table:table-cell office:value-type="float" office:value="261650" table:style-name="ce13">
            <text:p>261.650</text:p>
          </table:table-cell>
          <table:table-cell office:value-type="float" office:value="148018" table:style-name="ce13">
            <text:p>148.018</text:p>
          </table:table-cell>
          <table:table-cell office:value-type="date" office:date-value="2022-02-07T00:00:00" table:style-name="ce16">
            <text:p>07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adrid</text:p>
          </table:table-cell>
          <table:table-cell office:value-type="float" office:value="8746845" table:style-name="ce7">
            <text:p>8.746.845</text:p>
          </table:table-cell>
          <table:table-cell office:value-type="float" office:value="390000" table:style-name="ce7">
            <text:p>390.000</text:p>
          </table:table-cell>
          <table:table-cell office:value-type="float" office:value="2170800" table:style-name="ce7">
            <text:p>2.170.800</text:p>
          </table:table-cell>
          <table:table-cell office:value-type="float" office:value="1222100" table:style-name="ce7">
            <text:p>1.222.100</text:p>
          </table:table-cell>
          <table:table-cell office:value-type="float" office:value="321450" table:style-name="ce13">
            <text:p>321.450</text:p>
          </table:table-cell>
          <table:table-cell office:value-type="float" office:value="12851195" table:style-name="ce14">
            <text:p>12.851.195</text:p>
          </table:table-cell>
          <table:table-cell office:value-type="float" office:value="12704155" table:style-name="ce14">
            <text:p>12.704.155</text:p>
          </table:table-cell>
          <table:table-cell office:value-type="percentage" office:value="0.98855826248064871" table:style-name="ce15">
            <text:p>98,86%</text:p>
          </table:table-cell>
          <table:table-cell office:value-type="float" office:value="5744308" table:style-name="ce13">
            <text:p>5.744.308</text:p>
          </table:table-cell>
          <table:table-cell office:value-type="float" office:value="5374281" table:style-name="ce13">
            <text:p>5.374.281</text:p>
          </table:table-cell>
          <table:table-cell office:value-type="float" office:value="3049822" table:style-name="ce13">
            <text:p>3.049.822</text:p>
          </table:table-cell>
          <table:table-cell office:value-type="date" office:date-value="2022-02-07T00:00:00" table:style-name="ce16">
            <text:p>07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urcia<text:s/></text:p>
          </table:table-cell>
          <table:table-cell office:value-type="float" office:value="1767425" table:style-name="ce7">
            <text:p>1.767.425</text:p>
          </table:table-cell>
          <table:table-cell office:value-type="float" office:value="168000" table:style-name="ce7">
            <text:p>168.000</text:p>
          </table:table-cell>
          <table:table-cell office:value-type="float" office:value="623000" table:style-name="ce7">
            <text:p>623.000</text:p>
          </table:table-cell>
          <table:table-cell office:value-type="float" office:value="253010" table:style-name="ce7">
            <text:p>253.010</text:p>
          </table:table-cell>
          <table:table-cell office:value-type="float" office:value="68300" table:style-name="ce13">
            <text:p>68.300</text:p>
          </table:table-cell>
          <table:table-cell office:value-type="float" office:value="2879735" table:style-name="ce14">
            <text:p>2.879.735</text:p>
          </table:table-cell>
          <table:table-cell office:value-type="float" office:value="2714509" table:style-name="ce14">
            <text:p>2.714.509</text:p>
          </table:table-cell>
          <table:table-cell office:value-type="percentage" office:value="0.9426245817757537" table:style-name="ce15">
            <text:p>94,26%</text:p>
          </table:table-cell>
          <table:table-cell office:value-type="float" office:value="1296215" table:style-name="ce13">
            <text:p>1.296.215</text:p>
          </table:table-cell>
          <table:table-cell office:value-type="float" office:value="1200850" table:style-name="ce13">
            <text:p>1.200.850</text:p>
          </table:table-cell>
          <table:table-cell office:value-type="float" office:value="623795" table:style-name="ce13">
            <text:p>623.795</text:p>
          </table:table-cell>
          <table:table-cell office:value-type="date" office:date-value="2022-02-07T00:00:00" table:style-name="ce16">
            <text:p>07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Navarra</text:p>
          </table:table-cell>
          <table:table-cell office:value-type="float" office:value="873147" table:style-name="ce7">
            <text:p>873.147</text:p>
          </table:table-cell>
          <table:table-cell office:value-type="float" office:value="66000" table:style-name="ce7">
            <text:p>66.000</text:p>
          </table:table-cell>
          <table:table-cell office:value-type="float" office:value="274760" table:style-name="ce7">
            <text:p>274.760</text:p>
          </table:table-cell>
          <table:table-cell office:value-type="float" office:value="135150" table:style-name="ce7">
            <text:p>135.150</text:p>
          </table:table-cell>
          <table:table-cell office:value-type="float" office:value="23710" table:style-name="ce13">
            <text:p>23.710</text:p>
          </table:table-cell>
          <table:table-cell office:value-type="float" office:value="1372767" table:style-name="ce14">
            <text:p>1.372.767</text:p>
          </table:table-cell>
          <table:table-cell office:value-type="float" office:value="1259309.5" table:style-name="ce14">
            <text:p>1.259.310</text:p>
          </table:table-cell>
          <table:table-cell office:value-type="percentage" office:value="0.91735123294776166" table:style-name="ce15">
            <text:p>91,74%</text:p>
          </table:table-cell>
          <table:table-cell office:value-type="float" office:value="564550" table:style-name="ce13">
            <text:p>564.550</text:p>
          </table:table-cell>
          <table:table-cell office:value-type="float" office:value="533450" table:style-name="ce13">
            <text:p>533.450</text:p>
          </table:table-cell>
          <table:table-cell office:value-type="float" office:value="315875" table:style-name="ce13">
            <text:p>315.875</text:p>
          </table:table-cell>
          <table:table-cell office:value-type="date" office:date-value="2022-02-07T00:00:00" table:style-name="ce16">
            <text:p>07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País Vasco</text:p>
          </table:table-cell>
          <table:table-cell office:value-type="float" office:value="3081600" table:style-name="ce7">
            <text:p>3.081.600</text:p>
          </table:table-cell>
          <table:table-cell office:value-type="float" office:value="204000" table:style-name="ce7">
            <text:p>204.000</text:p>
          </table:table-cell>
          <table:table-cell office:value-type="float" office:value="817900" table:style-name="ce7">
            <text:p>817.900</text:p>
          </table:table-cell>
          <table:table-cell office:value-type="float" office:value="444200" table:style-name="ce7">
            <text:p>444.200</text:p>
          </table:table-cell>
          <table:table-cell office:value-type="float" office:value="101305" table:style-name="ce13">
            <text:p>101.305</text:p>
          </table:table-cell>
          <table:table-cell office:value-type="float" office:value="4649005" table:style-name="ce14">
            <text:p>4.649.005</text:p>
          </table:table-cell>
          <table:table-cell office:value-type="float" office:value="4288302" table:style-name="ce14">
            <text:p>4.288.302</text:p>
          </table:table-cell>
          <table:table-cell office:value-type="percentage" office:value="0.9224128603862547" table:style-name="ce15">
            <text:p>92,24%</text:p>
          </table:table-cell>
          <table:table-cell office:value-type="float" office:value="1938209" table:style-name="ce13">
            <text:p>1.938.209</text:p>
          </table:table-cell>
          <table:table-cell office:value-type="float" office:value="1827725" table:style-name="ce13">
            <text:p>1.827.725</text:p>
          </table:table-cell>
          <table:table-cell office:value-type="float" office:value="1113047" table:style-name="ce13">
            <text:p>1.113.047</text:p>
          </table:table-cell>
          <table:table-cell office:value-type="date" office:date-value="2022-02-07T00:00:00" table:style-name="ce16">
            <text:p>07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euta</text:p>
          </table:table-cell>
          <table:table-cell office:value-type="float" office:value="102444" table:style-name="ce7">
            <text:p>102.444</text:p>
          </table:table-cell>
          <table:table-cell office:value-type="float" office:value="12000" table:style-name="ce7">
            <text:p>12.000</text:p>
          </table:table-cell>
          <table:table-cell office:value-type="float" office:value="28910" table:style-name="ce7">
            <text:p>28.910</text:p>
          </table:table-cell>
          <table:table-cell office:value-type="float" office:value="18100" table:style-name="ce7">
            <text:p>18.100</text:p>
          </table:table-cell>
          <table:table-cell office:value-type="float" office:value="3935" table:style-name="ce13">
            <text:p>3.935</text:p>
          </table:table-cell>
          <table:table-cell office:value-type="float" office:value="165389" table:style-name="ce14">
            <text:p>165.389</text:p>
          </table:table-cell>
          <table:table-cell office:value-type="float" office:value="146899.5" table:style-name="ce14">
            <text:p>146.900</text:p>
          </table:table-cell>
          <table:table-cell office:value-type="percentage" office:value="0.88820598709708631" table:style-name="ce15">
            <text:p>88,82%</text:p>
          </table:table-cell>
          <table:table-cell office:value-type="float" office:value="69182" table:style-name="ce13">
            <text:p>69.182</text:p>
          </table:table-cell>
          <table:table-cell office:value-type="float" office:value="63541" table:style-name="ce13">
            <text:p>63.541</text:p>
          </table:table-cell>
          <table:table-cell office:value-type="float" office:value="29699" table:style-name="ce13">
            <text:p>29.699</text:p>
          </table:table-cell>
          <table:table-cell office:value-type="date" office:date-value="2022-02-07T00:00:00" table:style-name="ce16">
            <text:p>07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elilla</text:p>
          </table:table-cell>
          <table:table-cell office:value-type="float" office:value="101430" table:style-name="ce7">
            <text:p>101.430</text:p>
          </table:table-cell>
          <table:table-cell office:value-type="float" office:value="12000" table:style-name="ce7">
            <text:p>12.000</text:p>
          </table:table-cell>
          <table:table-cell office:value-type="float" office:value="23500" table:style-name="ce7">
            <text:p>23.500</text:p>
          </table:table-cell>
          <table:table-cell office:value-type="float" office:value="15100" table:style-name="ce7">
            <text:p>15.100</text:p>
          </table:table-cell>
          <table:table-cell office:value-type="float" office:value="5750" table:style-name="ce13">
            <text:p>5.750</text:p>
          </table:table-cell>
          <table:table-cell office:value-type="float" office:value="157780" table:style-name="ce14">
            <text:p>157.780</text:p>
          </table:table-cell>
          <table:table-cell office:value-type="float" office:value="134609" table:style-name="ce14">
            <text:p>134.609</text:p>
          </table:table-cell>
          <table:table-cell office:value-type="percentage" office:value="0.85314361769552538" table:style-name="ce15">
            <text:p>85,31%</text:p>
          </table:table-cell>
          <table:table-cell office:value-type="float" office:value="64906" table:style-name="ce13">
            <text:p>64.906</text:p>
          </table:table-cell>
          <table:table-cell office:value-type="float" office:value="59352" table:style-name="ce13">
            <text:p>59.352</text:p>
          </table:table-cell>
          <table:table-cell office:value-type="float" office:value="25370" table:style-name="ce13">
            <text:p>25.370</text:p>
          </table:table-cell>
          <table:table-cell office:value-type="date" office:date-value="2022-02-07T00:00:00" table:style-name="ce17">
            <text:p>07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Fuerzas Armadas</text:p>
          </table:table-cell>
          <table:table-cell office:value-type="float" office:value="48426" table:style-name="ce7">
            <text:p>48.426</text:p>
          </table:table-cell>
          <table:table-cell office:value-type="float" office:value="0" table:style-name="ce7">
            <text:p>0</text:p>
          </table:table-cell>
          <table:table-cell office:value-type="float" office:value="58300" table:style-name="ce7">
            <text:p>58.300</text:p>
          </table:table-cell>
          <table:table-cell office:value-type="float" office:value="103800" table:style-name="ce7">
            <text:p>103.800</text:p>
          </table:table-cell>
          <table:table-cell office:value-type="float" office:value="2000" table:style-name="ce13">
            <text:p>2.000</text:p>
          </table:table-cell>
          <table:table-cell office:value-type="float" office:value="212526" table:style-name="ce14">
            <text:p>212.526</text:p>
          </table:table-cell>
          <table:table-cell office:value-type="float" office:value="199422" table:style-name="ce14">
            <text:p>199.422</text:p>
          </table:table-cell>
          <table:table-cell office:value-type="percentage" office:value="0.93834166172609468" table:style-name="ce15">
            <text:p>93,83%</text:p>
          </table:table-cell>
          <table:table-cell office:value-type="float" office:value="94952" table:style-name="ce13">
            <text:p>94.952</text:p>
          </table:table-cell>
          <table:table-cell office:value-type="float" office:value="90904" table:style-name="ce13">
            <text:p>90.904</text:p>
          </table:table-cell>
          <table:table-cell office:value-type="float" office:value="38707" table:style-name="ce13">
            <text:p>38.707</text:p>
          </table:table-cell>
          <table:table-cell office:value-type="date" office:date-value="2022-02-07T00:00:00" table:style-name="ce17">
            <text:p>07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Sanidad Exterior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7530" table:style-name="ce7">
            <text:p>7.530</text:p>
          </table:table-cell>
          <table:table-cell office:value-type="float" office:value="0" table:style-name="ce7">
            <text:p>0</text:p>
          </table:table-cell>
          <table:table-cell office:value-type="float" office:value="4690" table:style-name="ce13">
            <text:p>4.690</text:p>
          </table:table-cell>
          <table:table-cell office:value-type="float" office:value="12220" table:style-name="ce14">
            <text:p>12.220</text:p>
          </table:table-cell>
          <table:table-cell office:value-type="float" office:value="11923.5" table:style-name="ce14">
            <text:p>11.924</text:p>
          </table:table-cell>
          <table:table-cell office:value-type="percentage" office:value="0.97573649754500813" table:style-name="ce15">
            <text:p>97,57%</text:p>
          </table:table-cell>
          <table:table-cell office:value-type="float" office:value="7971" table:style-name="ce13">
            <text:p>7.971</text:p>
          </table:table-cell>
          <table:table-cell office:value-type="float" office:value="7489" table:style-name="ce13">
            <text:p>7.489</text:p>
          </table:table-cell>
          <table:table-cell office:value-type="float" office:value="2419" table:style-name="ce13">
            <text:p>2.419</text:p>
          </table:table-cell>
          <table:table-cell office:value-type="date" office:date-value="2022-02-07T00:00:00" table:style-name="ce17">
            <text:p>07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18">
            <text:p>Totales</text:p>
          </table:table-cell>
          <table:table-cell office:value-type="float" office:value="63054687" table:style-name="ce19">
            <text:p>63.054.687</text:p>
          </table:table-cell>
          <table:table-cell office:value-type="float" office:value="4482000" table:style-name="ce19">
            <text:p>4.482.000</text:p>
          </table:table-cell>
          <table:table-cell office:value-type="float" office:value="18392700" table:style-name="ce20">
            <text:p>18.392.700</text:p>
          </table:table-cell>
          <table:table-cell office:value-type="float" office:value="9009780" table:style-name="ce21">
            <text:p>9.009.780</text:p>
          </table:table-cell>
          <table:table-cell office:value-type="float" office:value="2113625" table:style-name="ce22">
            <text:p>2.113.625</text:p>
          </table:table-cell>
          <table:table-cell office:value-type="float" office:value="97052792" table:style-name="ce23">
            <text:p>97.052.792</text:p>
          </table:table-cell>
          <table:table-cell office:value-type="float" office:value="91101392.5" table:style-name="ce23">
            <text:p>91.101.393</text:p>
          </table:table-cell>
          <table:table-cell office:value-type="percentage" office:value="0.93867873991713702" table:style-name="ce24">
            <text:p>93,87%</text:p>
          </table:table-cell>
          <table:table-cell office:value-type="float" office:value="40965263" table:style-name="ce23">
            <text:p>40.965.263</text:p>
          </table:table-cell>
          <table:table-cell office:value-type="float" office:value="38351440" table:style-name="ce23">
            <text:p>38.351.440</text:p>
          </table:table-cell>
          <table:table-cell office:value-type="float" office:value="22764113" table:style-name="ce23">
            <text:p>22.764.113</text:p>
          </table:table-cell>
          <table:table-cell office:value-type="float" office:value="0" table:style-name="ce25">
            <text:p>0</text:p>
          </table:table-cell>
          <table:table-cell table:number-columns-repeated="10" table:style-name="ce5"/>
          <table:table-cell table:number-columns-repeated="16361"/>
        </table:table-row>
        <table:table-row table:style-name="ro3">
          <table:table-cell table:number-columns-repeated="16384"/>
        </table:table-row>
        <table:table-row table:style-name="ro4">
          <table:table-cell table:number-columns-spanned="10" table:number-rows-spanned="1" table:style-name="ce27"/>
          <table:covered-table-cell table:number-columns-repeated="9"/>
          <table:table-cell table:number-columns-repeated="16374" table:style-name="ce12"/>
        </table:table-row>
        <table:table-row table:style-name="ro5">
          <table:table-cell table:style-name="ce26"/>
          <table:table-cell table:number-columns-repeated="16383" table:style-name="ce12"/>
        </table:table-row>
        <table:table-row table:number-rows-repeated="1048550" table:style-name="ro3">
          <table:table-cell table:number-columns-repeated="16384"/>
        </table:table-row>
      </table:table>
      <table:table table:name="Mayores_de_12_años" table:style-name="ta1">
        <table:table-column table:style-name="co6" table:default-cell-style-name="ce30"/>
        <table:table-column table:style-name="co7" table:number-columns-repeated="5" table:default-cell-style-name="ce30"/>
        <table:table-column table:style-name="co5" table:number-columns-repeated="2" table:default-cell-style-name="ce30"/>
        <table:table-column table:style-name="co4" table:number-columns-repeated="7" table:default-cell-style-name="ce30"/>
        <table:table-column table:style-name="co5" table:number-columns-repeated="16369" table:default-cell-style-name="ce30"/>
        <table:table-row table:style-name="ro6">
          <table:table-cell table:style-name="ce28"/>
          <table:table-cell office:value-type="string" table:style-name="ce29">
            <text:p>Población a vacunar mayor de 12 años</text:p>
          </table:table-cell>
          <table:table-cell office:value-type="string" table:style-name="ce29">
            <text:p>Nº Personas con 1 dosis</text:p>
          </table:table-cell>
          <table:table-cell office:value-type="string" table:style-name="ce29">
            <text:p>% 1ª dosis</text:p>
          </table:table-cell>
          <table:table-cell office:value-type="string" table:style-name="ce29">
            <text:p>Nº Personas con pauta completa</text:p>
          </table:table-cell>
          <table:table-cell office:value-type="string" table:style-name="ce29">
            <text:p>% personas con pauta completa</text:p>
          </table:table-cell>
          <table:table-cell office:value-type="string" table:style-name="ce29">
            <text:p>Fecha de la última vacuna registrada<text:s/><text:span text:style-name="T2">(2)</text:span></text:p>
          </table:table-cell>
          <table:table-cell table:number-columns-repeated="16377"/>
        </table:table-row>
        <table:table-row table:style-name="ro2">
          <table:table-cell office:value-type="string" table:style-name="ce31">
            <text:p>Andalucía</text:p>
          </table:table-cell>
          <table:table-cell office:value-type="float" office:value="7508005" table:style-name="ce32">
            <text:p>7.508.005</text:p>
          </table:table-cell>
          <table:table-cell office:value-type="float" office:value="7028058" table:style-name="ce32">
            <text:p>7.028.058</text:p>
          </table:table-cell>
          <table:table-cell office:value-type="percentage" office:value="0.93607529563445946" table:style-name="ce33">
            <text:p>93,6%</text:p>
          </table:table-cell>
          <table:table-cell office:value-type="float" office:value="6907673" table:style-name="ce32">
            <text:p>6.907.673</text:p>
          </table:table-cell>
          <table:table-cell office:value-type="percentage" office:value="0.92004107615804731" table:style-name="ce33">
            <text:p>92,0%</text:p>
          </table:table-cell>
          <table:table-cell office:value-type="date" office:date-value="2022-02-07T00:00:00" table:style-name="ce34">
            <text:p>07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Aragón</text:p>
          </table:table-cell>
          <table:table-cell office:value-type="float" office:value="1189408" table:style-name="ce32">
            <text:p>1.189.408</text:p>
          </table:table-cell>
          <table:table-cell office:value-type="float" office:value="1093987" table:style-name="ce32">
            <text:p>1.093.987</text:p>
          </table:table-cell>
          <table:table-cell office:value-type="percentage" office:value="0.91977437515133575" table:style-name="ce33">
            <text:p>92,0%</text:p>
          </table:table-cell>
          <table:table-cell office:value-type="float" office:value="1074518" table:style-name="ce32">
            <text:p>1.074.518</text:p>
          </table:table-cell>
          <table:table-cell office:value-type="percentage" office:value="0.90340572789152251" table:style-name="ce33">
            <text:p>90,3%</text:p>
          </table:table-cell>
          <table:table-cell office:value-type="date" office:date-value="2022-02-07T00:00:00" table:style-name="ce34">
            <text:p>07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Asturias<text:s/></text:p>
          </table:table-cell>
          <table:table-cell office:value-type="float" office:value="930447" table:style-name="ce32">
            <text:p>930.447</text:p>
          </table:table-cell>
          <table:table-cell office:value-type="float" office:value="883817" table:style-name="ce32">
            <text:p>883.817</text:p>
          </table:table-cell>
          <table:table-cell office:value-type="percentage" office:value="0.94988430292106907" table:style-name="ce33">
            <text:p>95,0%</text:p>
          </table:table-cell>
          <table:table-cell office:value-type="float" office:value="872831" table:style-name="ce32">
            <text:p>872.831</text:p>
          </table:table-cell>
          <table:table-cell office:value-type="percentage" office:value="0.93807707478233582" table:style-name="ce33">
            <text:p>93,8%</text:p>
          </table:table-cell>
          <table:table-cell office:value-type="date" office:date-value="2022-02-07T00:00:00" table:style-name="ce34">
            <text:p>07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Baleares</text:p>
          </table:table-cell>
          <table:table-cell office:value-type="float" office:value="1083187" table:style-name="ce32">
            <text:p>1.083.187</text:p>
          </table:table-cell>
          <table:table-cell office:value-type="float" office:value="895276" table:style-name="ce32">
            <text:p>895.276</text:p>
          </table:table-cell>
          <table:table-cell office:value-type="percentage" office:value="0.82652025919808858" table:style-name="ce33">
            <text:p>82,7%</text:p>
          </table:table-cell>
          <table:table-cell office:value-type="float" office:value="879978" table:style-name="ce32">
            <text:p>879.978</text:p>
          </table:table-cell>
          <table:table-cell office:value-type="percentage" office:value="0.81239712071876791" table:style-name="ce33">
            <text:p>81,2%</text:p>
          </table:table-cell>
          <table:table-cell office:value-type="date" office:date-value="2022-02-07T00:00:00" table:style-name="ce34">
            <text:p>07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narias</text:p>
          </table:table-cell>
          <table:table-cell office:value-type="float" office:value="2033513" table:style-name="ce32">
            <text:p>2.033.513</text:p>
          </table:table-cell>
          <table:table-cell office:value-type="float" office:value="1737889" table:style-name="ce32">
            <text:p>1.737.889</text:p>
          </table:table-cell>
          <table:table-cell office:value-type="percentage" office:value="0.85462399306028536" table:style-name="ce33">
            <text:p>85,5%</text:p>
          </table:table-cell>
          <table:table-cell office:value-type="float" office:value="1682008" table:style-name="ce32">
            <text:p>1.682.008</text:p>
          </table:table-cell>
          <table:table-cell office:value-type="percentage" office:value="0.82714396219743858" table:style-name="ce33">
            <text:p>82,7%</text:p>
          </table:table-cell>
          <table:table-cell office:value-type="date" office:date-value="2022-02-07T00:00:00" table:style-name="ce34">
            <text:p>07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ntabria</text:p>
          </table:table-cell>
          <table:table-cell office:value-type="float" office:value="527062" table:style-name="ce32">
            <text:p>527.062</text:p>
          </table:table-cell>
          <table:table-cell office:value-type="float" office:value="493289" table:style-name="ce32">
            <text:p>493.289</text:p>
          </table:table-cell>
          <table:table-cell office:value-type="percentage" office:value="0.93592214957633069" table:style-name="ce33">
            <text:p>93,6%</text:p>
          </table:table-cell>
          <table:table-cell office:value-type="float" office:value="488664" table:style-name="ce32">
            <text:p>488.664</text:p>
          </table:table-cell>
          <table:table-cell office:value-type="percentage" office:value="0.92714709085458635" table:style-name="ce33">
            <text:p>92,7%</text:p>
          </table:table-cell>
          <table:table-cell office:value-type="date" office:date-value="2022-02-07T00:00:00" table:style-name="ce34">
            <text:p>07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stilla y Leon<text:s/></text:p>
          </table:table-cell>
          <table:table-cell office:value-type="float" office:value="2172149" table:style-name="ce32">
            <text:p>2.172.149</text:p>
          </table:table-cell>
          <table:table-cell office:value-type="float" office:value="2043992" table:style-name="ce32">
            <text:p>2.043.992</text:p>
          </table:table-cell>
          <table:table-cell office:value-type="percentage" office:value="0.94099990378192289" table:style-name="ce33">
            <text:p>94,1%</text:p>
          </table:table-cell>
          <table:table-cell office:value-type="float" office:value="2008451" table:style-name="ce32">
            <text:p>2.008.451</text:p>
          </table:table-cell>
          <table:table-cell office:value-type="percentage" office:value="0.92463776656205443" table:style-name="ce33">
            <text:p>92,5%</text:p>
          </table:table-cell>
          <table:table-cell office:value-type="date" office:date-value="2022-02-07T00:00:00" table:style-name="ce34">
            <text:p>07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stilla - La Mancha</text:p>
          </table:table-cell>
          <table:table-cell office:value-type="float" office:value="1816082" table:style-name="ce32">
            <text:p>1.816.082</text:p>
          </table:table-cell>
          <table:table-cell office:value-type="float" office:value="1661230" table:style-name="ce32">
            <text:p>1.661.230</text:p>
          </table:table-cell>
          <table:table-cell office:value-type="percentage" office:value="0.91473292505514614" table:style-name="ce33">
            <text:p>91,5%</text:p>
          </table:table-cell>
          <table:table-cell office:value-type="float" office:value="1612054" table:style-name="ce32">
            <text:p>1.612.054</text:p>
          </table:table-cell>
          <table:table-cell office:value-type="percentage" office:value="0.88765485258925536" table:style-name="ce33">
            <text:p>88,8%</text:p>
          </table:table-cell>
          <table:table-cell office:value-type="date" office:date-value="2022-02-07T00:00:00" table:style-name="ce34">
            <text:p>07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taluña</text:p>
          </table:table-cell>
          <table:table-cell office:value-type="float" office:value="6782414" table:style-name="ce32">
            <text:p>6.782.414</text:p>
          </table:table-cell>
          <table:table-cell office:value-type="float" office:value="6234376" table:style-name="ce32">
            <text:p>6.234.376</text:p>
          </table:table-cell>
          <table:table-cell office:value-type="percentage" office:value="0.91919720618646994" table:style-name="ce33">
            <text:p>91,9%</text:p>
          </table:table-cell>
          <table:table-cell office:value-type="float" office:value="6090761" table:style-name="ce32">
            <text:p>6.090.761</text:p>
          </table:table-cell>
          <table:table-cell office:value-type="percentage" office:value="0.89802259195619727" table:style-name="ce33">
            <text:p>89,8%</text:p>
          </table:table-cell>
          <table:table-cell office:value-type="date" office:date-value="2022-02-07T00:00:00" table:style-name="ce34">
            <text:p>07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. Valenciana</text:p>
          </table:table-cell>
          <table:table-cell office:value-type="float" office:value="4492026" table:style-name="ce32">
            <text:p>4.492.026</text:p>
          </table:table-cell>
          <table:table-cell office:value-type="float" office:value="4168395" table:style-name="ce32">
            <text:p>4.168.395</text:p>
          </table:table-cell>
          <table:table-cell office:value-type="percentage" office:value="0.92795433508176484" table:style-name="ce33">
            <text:p>92,8%</text:p>
          </table:table-cell>
          <table:table-cell office:value-type="float" office:value="4098251" table:style-name="ce32">
            <text:p>4.098.251</text:p>
          </table:table-cell>
          <table:table-cell office:value-type="percentage" office:value="0.91233910934620588" table:style-name="ce33">
            <text:p>91,2%</text:p>
          </table:table-cell>
          <table:table-cell office:value-type="date" office:date-value="2022-02-07T00:00:00" table:style-name="ce34">
            <text:p>07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Extremadura</text:p>
          </table:table-cell>
          <table:table-cell office:value-type="float" office:value="949890" table:style-name="ce32">
            <text:p>949.890</text:p>
          </table:table-cell>
          <table:table-cell office:value-type="float" office:value="908617" table:style-name="ce32">
            <text:p>908.617</text:p>
          </table:table-cell>
          <table:table-cell office:value-type="percentage" office:value="0.95654970575540321" table:style-name="ce33">
            <text:p>95,7%</text:p>
          </table:table-cell>
          <table:table-cell office:value-type="float" office:value="895969" table:style-name="ce32">
            <text:p>895.969</text:p>
          </table:table-cell>
          <table:table-cell office:value-type="percentage" office:value="0.94323447978186947" table:style-name="ce33">
            <text:p>94,3%</text:p>
          </table:table-cell>
          <table:table-cell office:value-type="date" office:date-value="2022-02-07T00:00:00" table:style-name="ce34">
            <text:p>07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Galicia</text:p>
          </table:table-cell>
          <table:table-cell office:value-type="float" office:value="2456127" table:style-name="ce32">
            <text:p>2.456.127</text:p>
          </table:table-cell>
          <table:table-cell office:value-type="float" office:value="2339127" table:style-name="ce32">
            <text:p>2.339.127</text:p>
          </table:table-cell>
          <table:table-cell office:value-type="percentage" office:value="0.95236402677874554" table:style-name="ce33">
            <text:p>95,2%</text:p>
          </table:table-cell>
          <table:table-cell office:value-type="float" office:value="2321040" table:style-name="ce32">
            <text:p>2.321.040</text:p>
          </table:table-cell>
          <table:table-cell office:value-type="percentage" office:value="0.94499999389282396" table:style-name="ce33">
            <text:p>94,5%</text:p>
          </table:table-cell>
          <table:table-cell office:value-type="date" office:date-value="2022-02-07T00:00:00" table:style-name="ce34">
            <text:p>07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La Rioja</text:p>
          </table:table-cell>
          <table:table-cell office:value-type="float" office:value="281479" table:style-name="ce32">
            <text:p>281.479</text:p>
          </table:table-cell>
          <table:table-cell office:value-type="float" office:value="268207" table:style-name="ce32">
            <text:p>268.207</text:p>
          </table:table-cell>
          <table:table-cell office:value-type="percentage" office:value="0.95284905801143249" table:style-name="ce33">
            <text:p>95,3%</text:p>
          </table:table-cell>
          <table:table-cell office:value-type="float" office:value="261650" table:style-name="ce32">
            <text:p>261.650</text:p>
          </table:table-cell>
          <table:table-cell office:value-type="percentage" office:value="0.92955424738612824" table:style-name="ce33">
            <text:p>93,0%</text:p>
          </table:table-cell>
          <table:table-cell office:value-type="date" office:date-value="2022-02-07T00:00:00" table:style-name="ce34">
            <text:p>07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Madrid</text:p>
          </table:table-cell>
          <table:table-cell office:value-type="float" office:value="5970908" table:style-name="ce32">
            <text:p>5.970.908</text:p>
          </table:table-cell>
          <table:table-cell office:value-type="float" office:value="5518004" table:style-name="ce32">
            <text:p>5.518.004</text:p>
          </table:table-cell>
          <table:table-cell office:value-type="percentage" office:value="0.9241482200027199" table:style-name="ce33">
            <text:p>92,4%</text:p>
          </table:table-cell>
          <table:table-cell office:value-type="float" office:value="5374281" table:style-name="ce32">
            <text:p>5.374.281</text:p>
          </table:table-cell>
          <table:table-cell office:value-type="percentage" office:value="0.90007767662807736" table:style-name="ce33">
            <text:p>90,0%</text:p>
          </table:table-cell>
          <table:table-cell office:value-type="date" office:date-value="2022-02-07T00:00:00" table:style-name="ce34">
            <text:p>07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Murcia<text:s/></text:p>
          </table:table-cell>
          <table:table-cell office:value-type="float" office:value="1317614" table:style-name="ce32">
            <text:p>1.317.614</text:p>
          </table:table-cell>
          <table:table-cell office:value-type="float" office:value="1232150" table:style-name="ce32">
            <text:p>1.232.150</text:p>
          </table:table-cell>
          <table:table-cell office:value-type="percentage" office:value="0.93513730121264649" table:style-name="ce33">
            <text:p>93,5%</text:p>
          </table:table-cell>
          <table:table-cell office:value-type="float" office:value="1200850" table:style-name="ce32">
            <text:p>1.200.850</text:p>
          </table:table-cell>
          <table:table-cell office:value-type="percentage" office:value="0.91138224092943765" table:style-name="ce33">
            <text:p>91,1%</text:p>
          </table:table-cell>
          <table:table-cell office:value-type="date" office:date-value="2022-02-07T00:00:00" table:style-name="ce34">
            <text:p>07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Navarra</text:p>
          </table:table-cell>
          <table:table-cell office:value-type="float" office:value="580174" table:style-name="ce32">
            <text:p>580.174</text:p>
          </table:table-cell>
          <table:table-cell office:value-type="float" office:value="538903" table:style-name="ce32">
            <text:p>538.903</text:p>
          </table:table-cell>
          <table:table-cell office:value-type="percentage" office:value="0.92886444411504132" table:style-name="ce33">
            <text:p>92,9%</text:p>
          </table:table-cell>
          <table:table-cell office:value-type="float" office:value="533450" table:style-name="ce32">
            <text:p>533.450</text:p>
          </table:table-cell>
          <table:table-cell office:value-type="percentage" office:value="0.91946553964845035" table:style-name="ce33">
            <text:p>91,9%</text:p>
          </table:table-cell>
          <table:table-cell office:value-type="date" office:date-value="2022-02-07T00:00:00" table:style-name="ce34">
            <text:p>07/02/2022</text:p>
          </table:table-cell>
          <table:table-cell table:number-columns-repeated="16377" table:style-name="ce30"/>
        </table:table-row>
        <table:table-row table:style-name="ro2">
          <table:table-cell office:value-type="string" table:style-name="ce6">
            <text:p>País Vasco</text:p>
          </table:table-cell>
          <table:table-cell office:value-type="float" office:value="1955253" table:style-name="ce32">
            <text:p>1.955.253</text:p>
          </table:table-cell>
          <table:table-cell office:value-type="float" office:value="1859542" table:style-name="ce32">
            <text:p>1.859.542</text:p>
          </table:table-cell>
          <table:table-cell office:value-type="percentage" office:value="0.95104930154818834" table:style-name="ce33">
            <text:p>95,1%</text:p>
          </table:table-cell>
          <table:table-cell office:value-type="float" office:value="1827725" table:style-name="ce32">
            <text:p>1.827.725</text:p>
          </table:table-cell>
          <table:table-cell office:value-type="percentage" office:value="0.93477672710385817" table:style-name="ce33">
            <text:p>93,5%</text:p>
          </table:table-cell>
          <table:table-cell office:value-type="date" office:date-value="2022-02-07T00:00:00" table:style-name="ce34">
            <text:p>07/02/2022</text:p>
          </table:table-cell>
          <table:table-cell table:number-columns-repeated="16377" table:style-name="ce30"/>
        </table:table-row>
        <table:table-row table:style-name="ro2">
          <table:table-cell office:value-type="string" table:style-name="ce6">
            <text:p>Ceuta</text:p>
          </table:table-cell>
          <table:table-cell office:value-type="float" office:value="71029" table:style-name="ce32">
            <text:p>71.029</text:p>
          </table:table-cell>
          <table:table-cell office:value-type="float" office:value="66342" table:style-name="ce32">
            <text:p>66.342</text:p>
          </table:table-cell>
          <table:table-cell office:value-type="percentage" office:value="0.93401286798349969" table:style-name="ce33">
            <text:p>93,4%</text:p>
          </table:table-cell>
          <table:table-cell office:value-type="float" office:value="63541" table:style-name="ce32">
            <text:p>63.541</text:p>
          </table:table-cell>
          <table:table-cell office:value-type="percentage" office:value="0.89457827084711883" table:style-name="ce33">
            <text:p>89,5%</text:p>
          </table:table-cell>
          <table:table-cell office:value-type="date" office:date-value="2022-02-07T00:00:00" table:style-name="ce34">
            <text:p>07/02/2022</text:p>
          </table:table-cell>
          <table:table-cell table:number-columns-repeated="16377" table:style-name="ce30"/>
        </table:table-row>
        <table:table-row table:style-name="ro2">
          <table:table-cell office:value-type="string" table:style-name="ce6">
            <text:p>Melilla</text:p>
          </table:table-cell>
          <table:table-cell office:value-type="float" office:value="68266" table:style-name="ce32">
            <text:p>68.266</text:p>
          </table:table-cell>
          <table:table-cell office:value-type="float" office:value="61711" table:style-name="ce32">
            <text:p>61.711</text:p>
          </table:table-cell>
          <table:table-cell office:value-type="percentage" office:value="0.90397855447807107" table:style-name="ce33">
            <text:p>90,4%</text:p>
          </table:table-cell>
          <table:table-cell office:value-type="float" office:value="59352" table:style-name="ce32">
            <text:p>59.352</text:p>
          </table:table-cell>
          <table:table-cell office:value-type="percentage" office:value="0.86942255295461868" table:style-name="ce33">
            <text:p>86,9%</text:p>
          </table:table-cell>
          <table:table-cell office:value-type="date" office:date-value="2022-02-07T00:00:00" table:style-name="ce34">
            <text:p>07/02/2022</text:p>
          </table:table-cell>
          <table:table-cell table:number-columns-repeated="16377" table:style-name="ce30"/>
        </table:table-row>
        <table:table-row table:style-name="ro2">
          <table:table-cell office:value-type="string" table:style-name="ce6">
            <text:p>FF.AA.</text:p>
          </table:table-cell>
          <table:table-cell office:value-type="string" table:style-name="ce32">
            <text:p>-</text:p>
          </table:table-cell>
          <table:table-cell office:value-type="float" office:value="94952" table:style-name="ce32">
            <text:p>94.952</text:p>
          </table:table-cell>
          <table:table-cell office:value-type="string" table:style-name="ce33">
            <text:p>-</text:p>
          </table:table-cell>
          <table:table-cell office:value-type="float" office:value="90904" table:style-name="ce32">
            <text:p>90.904</text:p>
          </table:table-cell>
          <table:table-cell office:value-type="string" table:style-name="ce33">
            <text:p>-</text:p>
          </table:table-cell>
          <table:table-cell office:value-type="date" office:date-value="2022-02-07T00:00:00" table:style-name="ce34">
            <text:p>07/02/2022</text:p>
          </table:table-cell>
          <table:table-cell table:number-columns-repeated="16377" table:style-name="ce30"/>
        </table:table-row>
        <table:table-row table:style-name="ro2">
          <table:table-cell office:value-type="string" table:style-name="ce6">
            <text:p>Sanidad Exterior</text:p>
          </table:table-cell>
          <table:table-cell office:value-type="string" table:style-name="ce32">
            <text:p>-</text:p>
          </table:table-cell>
          <table:table-cell office:value-type="float" office:value="7971" table:style-name="ce32">
            <text:p>7.971</text:p>
          </table:table-cell>
          <table:table-cell office:value-type="string" table:style-name="ce33">
            <text:p>-</text:p>
          </table:table-cell>
          <table:table-cell office:value-type="float" office:value="7489" table:style-name="ce32">
            <text:p>7.489</text:p>
          </table:table-cell>
          <table:table-cell office:value-type="string" table:style-name="ce33">
            <text:p>-</text:p>
          </table:table-cell>
          <table:table-cell office:value-type="date" office:date-value="2022-02-07T00:00:00" table:style-name="ce34">
            <text:p>07/02/2022</text:p>
          </table:table-cell>
          <table:table-cell table:number-columns-repeated="16377" table:style-name="ce30"/>
        </table:table-row>
        <table:table-row table:style-name="ro2">
          <table:table-cell office:value-type="string" table:style-name="ce18">
            <text:p>Totales</text:p>
          </table:table-cell>
          <table:table-cell office:value-type="float" office:value="42185033" table:style-name="ce35">
            <text:p>42.185.033</text:p>
          </table:table-cell>
          <table:table-cell office:value-type="float" office:value="39135835" table:style-name="ce35">
            <text:p>39.135.835</text:p>
          </table:table-cell>
          <table:table-cell office:value-type="percentage" office:value="0.92771848726537676" table:style-name="ce36">
            <text:p>92,8%</text:p>
          </table:table-cell>
          <table:table-cell office:value-type="float" office:value="38351440" table:style-name="ce35">
            <text:p>38.351.440</text:p>
          </table:table-cell>
          <table:table-cell office:value-type="percentage" office:value="0.90912433326767816" table:style-name="ce36">
            <text:p>90,9%</text:p>
          </table:table-cell>
          <table:table-cell table:style-name="ce37"/>
          <table:table-cell table:number-columns-repeated="16377" table:style-name="ce30"/>
        </table:table-row>
        <table:table-row table:style-name="ro5">
          <table:table-cell table:number-columns-repeated="16384"/>
        </table:table-row>
        <table:table-row table:style-name="ro7">
          <table:table-cell table:number-columns-spanned="10" table:number-rows-spanned="1" table:style-name="ce27"/>
          <table:covered-table-cell table:number-columns-repeated="9"/>
          <table:table-cell table:number-columns-repeated="16374"/>
        </table:table-row>
        <table:table-row table:number-rows-repeated="1048551" table:style-name="ro5">
          <table:table-cell table:number-columns-repeated="16384"/>
        </table:table-row>
      </table:table>
      <table:table table:name="Etarios_con_al_menos_1_dosis" table:style-name="ta1">
        <table:table-column table:style-name="co8" table:default-cell-style-name="ce30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53"/>
        <table:table-column table:style-name="co5" table:default-cell-style-name="ce57"/>
        <table:table-column table:style-name="co5" table:default-cell-style-name="ce30"/>
        <table:table-column table:style-name="co5" table:default-cell-style-name="ce57"/>
        <table:table-column table:style-name="co5" table:number-columns-repeated="2" table:default-cell-style-name="ce30"/>
        <table:table-column table:style-name="co5" table:default-cell-style-name="ce57"/>
        <table:table-column table:style-name="co5" table:number-columns-repeated="2" table:default-cell-style-name="ce30"/>
        <table:table-column table:style-name="co4" table:number-columns-repeated="20" table:default-cell-style-name="ce30"/>
        <table:table-column table:style-name="co5" table:number-columns-repeated="16344" table:default-cell-style-name="ce30"/>
        <table:table-row table:style-name="ro8">
          <table:table-cell table:style-name="ce38"/>
          <table:table-cell office:value-type="string" table:style-name="ce39">
            <text:p>Personas con al menos 1 dosis ≥80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70-7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60-6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50-5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40-4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30-3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20-2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12-19 años</text:p>
          </table:table-cell>
          <table:table-cell office:value-type="string" table:style-name="ce40">
            <text:p>%</text:p>
          </table:table-cell>
          <table:table-cell office:value-type="string" table:style-name="ce41">
            <text:p>Total Personas con al menos 1 dosis</text:p>
          </table:table-cell>
          <table:table-cell office:value-type="string" table:style-name="ce41">
            <text:p>Total Población INE Población a Vacunar (1)</text:p>
          </table:table-cell>
          <table:table-cell office:value-type="string" table:style-name="ce42">
            <text:p>% Con al menos 1 dosis sobre Población a Vacunar INE</text:p>
          </table:table-cell>
          <table:table-cell office:value-type="string" table:style-name="ce42">
            <text:p>% Con al menos 1 dosis sobre Total Población INE</text:p>
          </table:table-cell>
          <table:table-cell table:number-columns-repeated="16363" table:style-name="ce43"/>
        </table:table-row>
        <table:table-row table:style-name="ro5">
          <table:table-cell office:value-type="string" table:style-name="ce44">
            <text:p>Andalucía</text:p>
          </table:table-cell>
          <table:table-cell office:value-type="float" office:value="435418" table:style-name="ce45">
            <text:p>435.418</text:p>
          </table:table-cell>
          <table:table-cell office:value-type="percentage" office:value="1" table:style-name="ce46">
            <text:p>100,0%</text:p>
          </table:table-cell>
          <table:table-cell office:value-type="float" office:value="656389" table:style-name="ce45">
            <text:p>656.389</text:p>
          </table:table-cell>
          <table:table-cell office:value-type="percentage" office:value="1" table:style-name="ce46">
            <text:p>100,0%</text:p>
          </table:table-cell>
          <table:table-cell office:value-type="float" office:value="937164" table:style-name="ce45">
            <text:p>937.164</text:p>
          </table:table-cell>
          <table:table-cell office:value-type="percentage" office:value="0.97801673712651149" table:style-name="ce46">
            <text:p>97,8%</text:p>
          </table:table-cell>
          <table:table-cell office:value-type="float" office:value="1228915" table:style-name="ce45">
            <text:p>1.228.915</text:p>
          </table:table-cell>
          <table:table-cell office:value-type="percentage" office:value="0.95442962866313918" table:style-name="ce46">
            <text:p>95,4%</text:p>
          </table:table-cell>
          <table:table-cell office:value-type="float" office:value="1275825" table:style-name="ce45">
            <text:p>1.275.825</text:p>
          </table:table-cell>
          <table:table-cell office:value-type="percentage" office:value="0.92161512811918489" table:style-name="ce46">
            <text:p>92,2%</text:p>
          </table:table-cell>
          <table:table-cell office:value-type="float" office:value="966199" table:style-name="ce45">
            <text:p>966.199</text:p>
          </table:table-cell>
          <table:table-cell office:value-type="percentage" office:value="0.87694924453585266" table:style-name="ce46">
            <text:p>87,7%</text:p>
          </table:table-cell>
          <table:table-cell office:value-type="float" office:value="809775" table:style-name="ce45">
            <text:p>809.775</text:p>
          </table:table-cell>
          <table:table-cell office:value-type="percentage" office:value="0.87438128433709961" table:style-name="ce46">
            <text:p>87,4%</text:p>
          </table:table-cell>
          <table:table-cell office:value-type="float" office:value="718373" table:style-name="ce45">
            <text:p>718.373</text:p>
          </table:table-cell>
          <table:table-cell office:value-type="percentage" office:value="0.92951635901589713" table:style-name="ce46">
            <text:p>93,0%</text:p>
          </table:table-cell>
          <table:table-cell office:value-type="float" office:value="7028058" table:style-name="ce45">
            <text:p>7.028.058</text:p>
          </table:table-cell>
          <table:table-cell office:value-type="float" office:value="7508005" table:style-name="ce45">
            <text:p>7.508.005</text:p>
          </table:table-cell>
          <table:table-cell office:value-type="percentage" office:value="0.93607529563445946" table:style-name="ce46">
            <text:p>93,6%</text:p>
          </table:table-cell>
          <table:table-cell office:value-type="percentage" office:value="0.82661475236400106" table:style-name="ce46">
            <text:p>82,7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Aragón</text:p>
          </table:table-cell>
          <table:table-cell office:value-type="float" office:value="101656" table:style-name="ce48">
            <text:p>101.656</text:p>
          </table:table-cell>
          <table:table-cell office:value-type="percentage" office:value="1" table:style-name="ce49">
            <text:p>100,0%</text:p>
          </table:table-cell>
          <table:table-cell office:value-type="float" office:value="119819" table:style-name="ce48">
            <text:p>119.819</text:p>
          </table:table-cell>
          <table:table-cell office:value-type="percentage" office:value="1" table:style-name="ce49">
            <text:p>100,0%</text:p>
          </table:table-cell>
          <table:table-cell office:value-type="float" office:value="155955" table:style-name="ce48">
            <text:p>155.955</text:p>
          </table:table-cell>
          <table:table-cell office:value-type="percentage" office:value="0.96680305002789657" table:style-name="ce49">
            <text:p>96,7%</text:p>
          </table:table-cell>
          <table:table-cell office:value-type="float" office:value="188384" table:style-name="ce48">
            <text:p>188.384</text:p>
          </table:table-cell>
          <table:table-cell office:value-type="percentage" office:value="0.93737373737373741" table:style-name="ce49">
            <text:p>93,7%</text:p>
          </table:table-cell>
          <table:table-cell office:value-type="float" office:value="192033" table:style-name="ce48">
            <text:p>192.033</text:p>
          </table:table-cell>
          <table:table-cell office:value-type="percentage" office:value="0.89887519483984513" table:style-name="ce49">
            <text:p>89,9%</text:p>
          </table:table-cell>
          <table:table-cell office:value-type="float" office:value="131487" table:style-name="ce48">
            <text:p>131.487</text:p>
          </table:table-cell>
          <table:table-cell office:value-type="percentage" office:value="0.83073453038324974" table:style-name="ce49">
            <text:p>83,1%</text:p>
          </table:table-cell>
          <table:table-cell office:value-type="float" office:value="110209" table:style-name="ce48">
            <text:p>110.209</text:p>
          </table:table-cell>
          <table:table-cell office:value-type="percentage" office:value="0.84258933622838272" table:style-name="ce49">
            <text:p>84,3%</text:p>
          </table:table-cell>
          <table:table-cell office:value-type="float" office:value="94444" table:style-name="ce48">
            <text:p>94.444</text:p>
          </table:table-cell>
          <table:table-cell office:value-type="percentage" office:value="0.88234909423844088" table:style-name="ce49">
            <text:p>88,2%</text:p>
          </table:table-cell>
          <table:table-cell office:value-type="float" office:value="1093987" table:style-name="ce48">
            <text:p>1.093.987</text:p>
          </table:table-cell>
          <table:table-cell office:value-type="float" office:value="1189408" table:style-name="ce48">
            <text:p>1.189.408</text:p>
          </table:table-cell>
          <table:table-cell office:value-type="percentage" office:value="0.91977437515133575" table:style-name="ce49">
            <text:p>92,0%</text:p>
          </table:table-cell>
          <table:table-cell office:value-type="percentage" office:value="0.82184650219023947" table:style-name="ce49">
            <text:p>82,2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Asturias<text:s/></text:p>
          </table:table-cell>
          <table:table-cell office:value-type="float" office:value="89244" table:style-name="ce48">
            <text:p>89.244</text:p>
          </table:table-cell>
          <table:table-cell office:value-type="percentage" office:value="1" table:style-name="ce49">
            <text:p>100,0%</text:p>
          </table:table-cell>
          <table:table-cell office:value-type="float" office:value="114765" table:style-name="ce48">
            <text:p>114.765</text:p>
          </table:table-cell>
          <table:table-cell office:value-type="percentage" office:value="1" table:style-name="ce49">
            <text:p>100,0%</text:p>
          </table:table-cell>
          <table:table-cell office:value-type="float" office:value="149075" table:style-name="ce48">
            <text:p>149.075</text:p>
          </table:table-cell>
          <table:table-cell office:value-type="percentage" office:value="0.98082110665175337" table:style-name="ce49">
            <text:p>98,1%</text:p>
          </table:table-cell>
          <table:table-cell office:value-type="float" office:value="154284" table:style-name="ce48">
            <text:p>154.284</text:p>
          </table:table-cell>
          <table:table-cell office:value-type="percentage" office:value="0.95188267739368104" table:style-name="ce49">
            <text:p>95,2%</text:p>
          </table:table-cell>
          <table:table-cell office:value-type="float" office:value="152276" table:style-name="ce48">
            <text:p>152.276</text:p>
          </table:table-cell>
          <table:table-cell office:value-type="percentage" office:value="0.91776759884281578" table:style-name="ce49">
            <text:p>91,8%</text:p>
          </table:table-cell>
          <table:table-cell office:value-type="float" office:value="92878" table:style-name="ce48">
            <text:p>92.878</text:p>
          </table:table-cell>
          <table:table-cell office:value-type="percentage" office:value="0.85530108388356307" table:style-name="ce49">
            <text:p>85,5%</text:p>
          </table:table-cell>
          <table:table-cell office:value-type="float" office:value="68628" table:style-name="ce48">
            <text:p>68.628</text:p>
          </table:table-cell>
          <table:table-cell office:value-type="percentage" office:value="0.86605587945786322" table:style-name="ce49">
            <text:p>86,6%</text:p>
          </table:table-cell>
          <table:table-cell office:value-type="float" office:value="62667" table:style-name="ce48">
            <text:p>62.667</text:p>
          </table:table-cell>
          <table:table-cell office:value-type="percentage" office:value="0.96032548731151157" table:style-name="ce49">
            <text:p>96,0%</text:p>
          </table:table-cell>
          <table:table-cell office:value-type="float" office:value="883817" table:style-name="ce48">
            <text:p>883.817</text:p>
          </table:table-cell>
          <table:table-cell office:value-type="float" office:value="930447" table:style-name="ce48">
            <text:p>930.447</text:p>
          </table:table-cell>
          <table:table-cell office:value-type="percentage" office:value="0.94988430292106907" table:style-name="ce49">
            <text:p>95,0%</text:p>
          </table:table-cell>
          <table:table-cell office:value-type="percentage" office:value="0.87257043960394476" table:style-name="ce49">
            <text:p>87,3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Baleares</text:p>
          </table:table-cell>
          <table:table-cell office:value-type="float" office:value="51837" table:style-name="ce48">
            <text:p>51.837</text:p>
          </table:table-cell>
          <table:table-cell office:value-type="percentage" office:value="0.96651315421475581" table:style-name="ce49">
            <text:p>96,7%</text:p>
          </table:table-cell>
          <table:table-cell office:value-type="float" office:value="79902" table:style-name="ce48">
            <text:p>79.902</text:p>
          </table:table-cell>
          <table:table-cell office:value-type="percentage" office:value="0.91595020290253804" table:style-name="ce49">
            <text:p>91,6%</text:p>
          </table:table-cell>
          <table:table-cell office:value-type="float" office:value="112134" table:style-name="ce48">
            <text:p>112.134</text:p>
          </table:table-cell>
          <table:table-cell office:value-type="percentage" office:value="0.88022104825225878" table:style-name="ce49">
            <text:p>88,0%</text:p>
          </table:table-cell>
          <table:table-cell office:value-type="float" office:value="153585" table:style-name="ce48">
            <text:p>153.585</text:p>
          </table:table-cell>
          <table:table-cell office:value-type="percentage" office:value="0.86522860941478696" table:style-name="ce49">
            <text:p>86,5%</text:p>
          </table:table-cell>
          <table:table-cell office:value-type="float" office:value="173723" table:style-name="ce48">
            <text:p>173.723</text:p>
          </table:table-cell>
          <table:table-cell office:value-type="percentage" office:value="0.80196008734067947" table:style-name="ce49">
            <text:p>80,2%</text:p>
          </table:table-cell>
          <table:table-cell office:value-type="float" office:value="135314" table:style-name="ce48">
            <text:p>135.314</text:p>
          </table:table-cell>
          <table:table-cell office:value-type="percentage" office:value="0.73521437458909955" table:style-name="ce49">
            <text:p>73,5%</text:p>
          </table:table-cell>
          <table:table-cell office:value-type="float" office:value="104732" table:style-name="ce48">
            <text:p>104.732</text:p>
          </table:table-cell>
          <table:table-cell office:value-type="percentage" office:value="0.76328044718794863" table:style-name="ce49">
            <text:p>76,3%</text:p>
          </table:table-cell>
          <table:table-cell office:value-type="float" office:value="84049" table:style-name="ce48">
            <text:p>84.049</text:p>
          </table:table-cell>
          <table:table-cell office:value-type="percentage" office:value="0.84440805336762581" table:style-name="ce49">
            <text:p>84,4%</text:p>
          </table:table-cell>
          <table:table-cell office:value-type="float" office:value="895276" table:style-name="ce48">
            <text:p>895.276</text:p>
          </table:table-cell>
          <table:table-cell office:value-type="float" office:value="1083187" table:style-name="ce48">
            <text:p>1.083.187</text:p>
          </table:table-cell>
          <table:table-cell office:value-type="percentage" office:value="0.82652025919808858" table:style-name="ce49">
            <text:p>82,7%</text:p>
          </table:table-cell>
          <table:table-cell office:value-type="percentage" office:value="0.7339681498637044" table:style-name="ce49">
            <text:p>73,4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narias</text:p>
          </table:table-cell>
          <table:table-cell office:value-type="float" office:value="94760" table:style-name="ce48">
            <text:p>94.760</text:p>
          </table:table-cell>
          <table:table-cell office:value-type="percentage" office:value="0.94418206093939938" table:style-name="ce49">
            <text:p>94,4%</text:p>
          </table:table-cell>
          <table:table-cell office:value-type="float" office:value="156047" table:style-name="ce48">
            <text:p>156.047</text:p>
          </table:table-cell>
          <table:table-cell office:value-type="percentage" office:value="0.93192432187093155" table:style-name="ce49">
            <text:p>93,2%</text:p>
          </table:table-cell>
          <table:table-cell office:value-type="float" office:value="229150" table:style-name="ce48">
            <text:p>229.150</text:p>
          </table:table-cell>
          <table:table-cell office:value-type="percentage" office:value="0.91093399057860114" table:style-name="ce49">
            <text:p>91,1%</text:p>
          </table:table-cell>
          <table:table-cell office:value-type="float" office:value="325435" table:style-name="ce48">
            <text:p>325.435</text:p>
          </table:table-cell>
          <table:table-cell office:value-type="percentage" office:value="0.88374107596260121" table:style-name="ce49">
            <text:p>88,4%</text:p>
          </table:table-cell>
          <table:table-cell office:value-type="float" office:value="324457" table:style-name="ce48">
            <text:p>324.457</text:p>
          </table:table-cell>
          <table:table-cell office:value-type="percentage" office:value="0.82327552302051488" table:style-name="ce49">
            <text:p>82,3%</text:p>
          </table:table-cell>
          <table:table-cell office:value-type="float" office:value="238601" table:style-name="ce48">
            <text:p>238.601</text:p>
          </table:table-cell>
          <table:table-cell office:value-type="percentage" office:value="0.76263975810421203" table:style-name="ce49">
            <text:p>76,3%</text:p>
          </table:table-cell>
          <table:table-cell office:value-type="float" office:value="199008" table:style-name="ce48">
            <text:p>199.008</text:p>
          </table:table-cell>
          <table:table-cell office:value-type="percentage" office:value="0.78143172956481111" table:style-name="ce49">
            <text:p>78,1%</text:p>
          </table:table-cell>
          <table:table-cell office:value-type="float" office:value="170431" table:style-name="ce48">
            <text:p>170.431</text:p>
          </table:table-cell>
          <table:table-cell office:value-type="percentage" office:value="0.92492334409681709" table:style-name="ce49">
            <text:p>92,5%</text:p>
          </table:table-cell>
          <table:table-cell office:value-type="float" office:value="1737889" table:style-name="ce48">
            <text:p>1.737.889</text:p>
          </table:table-cell>
          <table:table-cell office:value-type="float" office:value="2033513" table:style-name="ce48">
            <text:p>2.033.513</text:p>
          </table:table-cell>
          <table:table-cell office:value-type="percentage" office:value="0.85462399306028536" table:style-name="ce49">
            <text:p>85,5%</text:p>
          </table:table-cell>
          <table:table-cell office:value-type="percentage" office:value="0.77433300852043496" table:style-name="ce49">
            <text:p>77,4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ntabria</text:p>
          </table:table-cell>
          <table:table-cell office:value-type="float" office:value="42563" table:style-name="ce48">
            <text:p>42.563</text:p>
          </table:table-cell>
          <table:table-cell office:value-type="percentage" office:value="1" table:style-name="ce49">
            <text:p>100,0%</text:p>
          </table:table-cell>
          <table:table-cell office:value-type="float" office:value="56193" table:style-name="ce48">
            <text:p>56.193</text:p>
          </table:table-cell>
          <table:table-cell office:value-type="percentage" office:value="1" table:style-name="ce49">
            <text:p>100,0%</text:p>
          </table:table-cell>
          <table:table-cell office:value-type="float" office:value="77240" table:style-name="ce48">
            <text:p>77.240</text:p>
          </table:table-cell>
          <table:table-cell office:value-type="percentage" office:value="0.97455114374755547" table:style-name="ce49">
            <text:p>97,5%</text:p>
          </table:table-cell>
          <table:table-cell office:value-type="float" office:value="85111" table:style-name="ce48">
            <text:p>85.111</text:p>
          </table:table-cell>
          <table:table-cell office:value-type="percentage" office:value="0.93559415191821482" table:style-name="ce49">
            <text:p>93,6%</text:p>
          </table:table-cell>
          <table:table-cell office:value-type="float" office:value="89391" table:style-name="ce48">
            <text:p>89.391</text:p>
          </table:table-cell>
          <table:table-cell office:value-type="percentage" office:value="0.91790401084344775" table:style-name="ce49">
            <text:p>91,8%</text:p>
          </table:table-cell>
          <table:table-cell office:value-type="float" office:value="56696" table:style-name="ce48">
            <text:p>56.696</text:p>
          </table:table-cell>
          <table:table-cell office:value-type="percentage" office:value="0.84421811251079548" table:style-name="ce49">
            <text:p>84,4%</text:p>
          </table:table-cell>
          <table:table-cell office:value-type="float" office:value="43294" table:style-name="ce48">
            <text:p>43.294</text:p>
          </table:table-cell>
          <table:table-cell office:value-type="percentage" office:value="0.8510211703654198" table:style-name="ce49">
            <text:p>85,1%</text:p>
          </table:table-cell>
          <table:table-cell office:value-type="float" office:value="42801" table:style-name="ce48">
            <text:p>42.801</text:p>
          </table:table-cell>
          <table:table-cell office:value-type="percentage" office:value="0.94518914382880992" table:style-name="ce49">
            <text:p>94,5%</text:p>
          </table:table-cell>
          <table:table-cell office:value-type="float" office:value="493289" table:style-name="ce48">
            <text:p>493.289</text:p>
          </table:table-cell>
          <table:table-cell office:value-type="float" office:value="527062" table:style-name="ce48">
            <text:p>527.062</text:p>
          </table:table-cell>
          <table:table-cell office:value-type="percentage" office:value="0.93592214957633069" table:style-name="ce49">
            <text:p>93,6%</text:p>
          </table:table-cell>
          <table:table-cell office:value-type="percentage" office:value="0.8451722335969023" table:style-name="ce49">
            <text:p>84,5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stilla y Leon</text:p>
          </table:table-cell>
          <table:table-cell office:value-type="float" office:value="229977" table:style-name="ce48">
            <text:p>229.977</text:p>
          </table:table-cell>
          <table:table-cell office:value-type="percentage" office:value="1" table:style-name="ce49">
            <text:p>100,0%</text:p>
          </table:table-cell>
          <table:table-cell office:value-type="float" office:value="252303" table:style-name="ce48">
            <text:p>252.303</text:p>
          </table:table-cell>
          <table:table-cell office:value-type="percentage" office:value="1" table:style-name="ce49">
            <text:p>100,0%</text:p>
          </table:table-cell>
          <table:table-cell office:value-type="float" office:value="324528" table:style-name="ce48">
            <text:p>324.528</text:p>
          </table:table-cell>
          <table:table-cell office:value-type="percentage" office:value="0.99170341306001963" table:style-name="ce49">
            <text:p>99,2%</text:p>
          </table:table-cell>
          <table:table-cell office:value-type="float" office:value="357726" table:style-name="ce48">
            <text:p>357.726</text:p>
          </table:table-cell>
          <table:table-cell office:value-type="percentage" office:value="0.93841339129020496" table:style-name="ce49">
            <text:p>93,8%</text:p>
          </table:table-cell>
          <table:table-cell office:value-type="float" office:value="325899" table:style-name="ce48">
            <text:p>325.899</text:p>
          </table:table-cell>
          <table:table-cell office:value-type="percentage" office:value="0.90476732500097168" table:style-name="ce49">
            <text:p>90,5%</text:p>
          </table:table-cell>
          <table:table-cell office:value-type="float" office:value="218547" table:style-name="ce48">
            <text:p>218.547</text:p>
          </table:table-cell>
          <table:table-cell office:value-type="percentage" office:value="0.84413021143135236" table:style-name="ce49">
            <text:p>84,4%</text:p>
          </table:table-cell>
          <table:table-cell office:value-type="float" office:value="180262" table:style-name="ce48">
            <text:p>180.262</text:p>
          </table:table-cell>
          <table:table-cell office:value-type="percentage" office:value="0.85117976758791003" table:style-name="ce49">
            <text:p>85,1%</text:p>
          </table:table-cell>
          <table:table-cell office:value-type="float" office:value="154750" table:style-name="ce48">
            <text:p>154.750</text:p>
          </table:table-cell>
          <table:table-cell office:value-type="percentage" office:value="0.92004661173141178" table:style-name="ce49">
            <text:p>92,0%</text:p>
          </table:table-cell>
          <table:table-cell office:value-type="float" office:value="2043992" table:style-name="ce48">
            <text:p>2.043.992</text:p>
          </table:table-cell>
          <table:table-cell office:value-type="float" office:value="2172149" table:style-name="ce48">
            <text:p>2.172.149</text:p>
          </table:table-cell>
          <table:table-cell office:value-type="percentage" office:value="0.94099990378192289" table:style-name="ce49">
            <text:p>94,1%</text:p>
          </table:table-cell>
          <table:table-cell office:value-type="percentage" office:value="0.8564275685280911" table:style-name="ce49">
            <text:p>85,6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stilla - La Mancha</text:p>
          </table:table-cell>
          <table:table-cell office:value-type="float" office:value="139444" table:style-name="ce48">
            <text:p>139.444</text:p>
          </table:table-cell>
          <table:table-cell office:value-type="percentage" office:value="1" table:style-name="ce49">
            <text:p>100,0%</text:p>
          </table:table-cell>
          <table:table-cell office:value-type="float" office:value="159959" table:style-name="ce48">
            <text:p>159.959</text:p>
          </table:table-cell>
          <table:table-cell office:value-type="percentage" office:value="1" table:style-name="ce49">
            <text:p>100,0%</text:p>
          </table:table-cell>
          <table:table-cell office:value-type="float" office:value="226212" table:style-name="ce48">
            <text:p>226.212</text:p>
          </table:table-cell>
          <table:table-cell office:value-type="percentage" office:value="0.99203606574631187" table:style-name="ce49">
            <text:p>99,2%</text:p>
          </table:table-cell>
          <table:table-cell office:value-type="float" office:value="290737" table:style-name="ce48">
            <text:p>290.737</text:p>
          </table:table-cell>
          <table:table-cell office:value-type="percentage" office:value="0.93362384275241084" table:style-name="ce49">
            <text:p>93,4%</text:p>
          </table:table-cell>
          <table:table-cell office:value-type="float" office:value="292592" table:style-name="ce48">
            <text:p>292.592</text:p>
          </table:table-cell>
          <table:table-cell office:value-type="percentage" office:value="0.88481648476930941" table:style-name="ce49">
            <text:p>88,5%</text:p>
          </table:table-cell>
          <table:table-cell office:value-type="float" office:value="212326" table:style-name="ce48">
            <text:p>212.326</text:p>
          </table:table-cell>
          <table:table-cell office:value-type="percentage" office:value="0.82376402031417917" table:style-name="ce49">
            <text:p>82,4%</text:p>
          </table:table-cell>
          <table:table-cell office:value-type="float" office:value="180601" table:style-name="ce48">
            <text:p>180.601</text:p>
          </table:table-cell>
          <table:table-cell office:value-type="percentage" office:value="0.82469222620004379" table:style-name="ce49">
            <text:p>82,5%</text:p>
          </table:table-cell>
          <table:table-cell office:value-type="float" office:value="159359" table:style-name="ce48">
            <text:p>159.359</text:p>
          </table:table-cell>
          <table:table-cell office:value-type="percentage" office:value="0.89620169163629815" table:style-name="ce49">
            <text:p>89,6%</text:p>
          </table:table-cell>
          <table:table-cell office:value-type="float" office:value="1661230" table:style-name="ce48">
            <text:p>1.661.230</text:p>
          </table:table-cell>
          <table:table-cell office:value-type="float" office:value="1816082" table:style-name="ce48">
            <text:p>1.816.082</text:p>
          </table:table-cell>
          <table:table-cell office:value-type="percentage" office:value="0.91473292505514614" table:style-name="ce49">
            <text:p>91,5%</text:p>
          </table:table-cell>
          <table:table-cell office:value-type="percentage" office:value="0.81088772346357807" table:style-name="ce49">
            <text:p>81,1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taluña</text:p>
          </table:table-cell>
          <table:table-cell office:value-type="float" office:value="461021" table:style-name="ce48">
            <text:p>461.021</text:p>
          </table:table-cell>
          <table:table-cell office:value-type="percentage" office:value="1" table:style-name="ce49">
            <text:p>100,0%</text:p>
          </table:table-cell>
          <table:table-cell office:value-type="float" office:value="621929" table:style-name="ce48">
            <text:p>621.929</text:p>
          </table:table-cell>
          <table:table-cell office:value-type="percentage" office:value="0.97828186542841677" table:style-name="ce49">
            <text:p>97,8%</text:p>
          </table:table-cell>
          <table:table-cell office:value-type="float" office:value="809677" table:style-name="ce48">
            <text:p>809.677</text:p>
          </table:table-cell>
          <table:table-cell office:value-type="percentage" office:value="0.94978556782297385" table:style-name="ce49">
            <text:p>95,0%</text:p>
          </table:table-cell>
          <table:table-cell office:value-type="float" office:value="1044325" table:style-name="ce48">
            <text:p>1.044.325</text:p>
          </table:table-cell>
          <table:table-cell office:value-type="percentage" office:value="0.95163481717257414" table:style-name="ce49">
            <text:p>95,2%</text:p>
          </table:table-cell>
          <table:table-cell office:value-type="float" office:value="1165390" table:style-name="ce48">
            <text:p>1.165.390</text:p>
          </table:table-cell>
          <table:table-cell office:value-type="percentage" office:value="0.91365158012747638" table:style-name="ce49">
            <text:p>91,4%</text:p>
          </table:table-cell>
          <table:table-cell office:value-type="float" office:value="831187" table:style-name="ce48">
            <text:p>831.187</text:p>
          </table:table-cell>
          <table:table-cell office:value-type="percentage" office:value="0.8598830160102956" table:style-name="ce49">
            <text:p>86,0%</text:p>
          </table:table-cell>
          <table:table-cell office:value-type="float" office:value="697636" table:style-name="ce48">
            <text:p>697.636</text:p>
          </table:table-cell>
          <table:table-cell office:value-type="percentage" office:value="0.84148946564075222" table:style-name="ce49">
            <text:p>84,1%</text:p>
          </table:table-cell>
          <table:table-cell office:value-type="float" office:value="603211" table:style-name="ce48">
            <text:p>603.211</text:p>
          </table:table-cell>
          <table:table-cell office:value-type="percentage" office:value="0.89848710757071804" table:style-name="ce49">
            <text:p>89,8%</text:p>
          </table:table-cell>
          <table:table-cell office:value-type="float" office:value="6234376" table:style-name="ce48">
            <text:p>6.234.376</text:p>
          </table:table-cell>
          <table:table-cell office:value-type="float" office:value="6782414" table:style-name="ce48">
            <text:p>6.782.414</text:p>
          </table:table-cell>
          <table:table-cell office:value-type="percentage" office:value="0.91919720618646994" table:style-name="ce49">
            <text:p>91,9%</text:p>
          </table:table-cell>
          <table:table-cell office:value-type="percentage" office:value="0.81269331098843955" table:style-name="ce49">
            <text:p>81,3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. Valenciana</text:p>
          </table:table-cell>
          <table:table-cell office:value-type="float" office:value="298086" table:style-name="ce48">
            <text:p>298.086</text:p>
          </table:table-cell>
          <table:table-cell office:value-type="percentage" office:value="1" table:style-name="ce49">
            <text:p>100,0%</text:p>
          </table:table-cell>
          <table:table-cell office:value-type="float" office:value="436306" table:style-name="ce48">
            <text:p>436.306</text:p>
          </table:table-cell>
          <table:table-cell office:value-type="percentage" office:value="0.99210961944262532" table:style-name="ce49">
            <text:p>99,2%</text:p>
          </table:table-cell>
          <table:table-cell office:value-type="float" office:value="574549" table:style-name="ce48">
            <text:p>574.549</text:p>
          </table:table-cell>
          <table:table-cell office:value-type="percentage" office:value="0.96216800080383158" table:style-name="ce49">
            <text:p>96,2%</text:p>
          </table:table-cell>
          <table:table-cell office:value-type="float" office:value="721429" table:style-name="ce48">
            <text:p>721.429</text:p>
          </table:table-cell>
          <table:table-cell office:value-type="percentage" office:value="0.94638959144479307" table:style-name="ce49">
            <text:p>94,6%</text:p>
          </table:table-cell>
          <table:table-cell office:value-type="float" office:value="765299" table:style-name="ce48">
            <text:p>765.299</text:p>
          </table:table-cell>
          <table:table-cell office:value-type="percentage" office:value="0.91028674129291098" table:style-name="ce49">
            <text:p>91,0%</text:p>
          </table:table-cell>
          <table:table-cell office:value-type="float" office:value="529057" table:style-name="ce48">
            <text:p>529.057</text:p>
          </table:table-cell>
          <table:table-cell office:value-type="percentage" office:value="0.86176723063716665" table:style-name="ce49">
            <text:p>86,2%</text:p>
          </table:table-cell>
          <table:table-cell office:value-type="float" office:value="446237" table:style-name="ce48">
            <text:p>446.237</text:p>
          </table:table-cell>
          <table:table-cell office:value-type="percentage" office:value="0.87024277799338112" table:style-name="ce49">
            <text:p>87,0%</text:p>
          </table:table-cell>
          <table:table-cell office:value-type="float" office:value="397432" table:style-name="ce48">
            <text:p>397.432</text:p>
          </table:table-cell>
          <table:table-cell office:value-type="percentage" office:value="0.91834673925350474" table:style-name="ce49">
            <text:p>91,8%</text:p>
          </table:table-cell>
          <table:table-cell office:value-type="float" office:value="4168395" table:style-name="ce48">
            <text:p>4.168.395</text:p>
          </table:table-cell>
          <table:table-cell office:value-type="float" office:value="4492026" table:style-name="ce48">
            <text:p>4.492.026</text:p>
          </table:table-cell>
          <table:table-cell office:value-type="percentage" office:value="0.92795433508176484" table:style-name="ce49">
            <text:p>92,8%</text:p>
          </table:table-cell>
          <table:table-cell office:value-type="percentage" office:value="0.82590803133318602" table:style-name="ce49">
            <text:p>82,6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Extremadura</text:p>
          </table:table-cell>
          <table:table-cell office:value-type="float" office:value="78415" table:style-name="ce48">
            <text:p>78.415</text:p>
          </table:table-cell>
          <table:table-cell office:value-type="percentage" office:value="1" table:style-name="ce49">
            <text:p>100,0%</text:p>
          </table:table-cell>
          <table:table-cell office:value-type="float" office:value="96144" table:style-name="ce48">
            <text:p>96.144</text:p>
          </table:table-cell>
          <table:table-cell office:value-type="percentage" office:value="1" table:style-name="ce49">
            <text:p>100,0%</text:p>
          </table:table-cell>
          <table:table-cell office:value-type="float" office:value="133439" table:style-name="ce48">
            <text:p>133.439</text:p>
          </table:table-cell>
          <table:table-cell office:value-type="percentage" office:value="1" table:style-name="ce49">
            <text:p>100,0%</text:p>
          </table:table-cell>
          <table:table-cell office:value-type="float" office:value="162306" table:style-name="ce48">
            <text:p>162.306</text:p>
          </table:table-cell>
          <table:table-cell office:value-type="percentage" office:value="0.96637749846683296" table:style-name="ce49">
            <text:p>96,6%</text:p>
          </table:table-cell>
          <table:table-cell office:value-type="float" office:value="147280" table:style-name="ce48">
            <text:p>147.280</text:p>
          </table:table-cell>
          <table:table-cell office:value-type="percentage" office:value="0.9348974202721918" table:style-name="ce49">
            <text:p>93,5%</text:p>
          </table:table-cell>
          <table:table-cell office:value-type="float" office:value="114691" table:style-name="ce48">
            <text:p>114.691</text:p>
          </table:table-cell>
          <table:table-cell office:value-type="percentage" office:value="0.88331202538469833" table:style-name="ce49">
            <text:p>88,3%</text:p>
          </table:table-cell>
          <table:table-cell office:value-type="float" office:value="95479" table:style-name="ce48">
            <text:p>95.479</text:p>
          </table:table-cell>
          <table:table-cell office:value-type="percentage" office:value="0.84865696051766126" table:style-name="ce49">
            <text:p>84,9%</text:p>
          </table:table-cell>
          <table:table-cell office:value-type="float" office:value="80863" table:style-name="ce48">
            <text:p>80.863</text:p>
          </table:table-cell>
          <table:table-cell office:value-type="percentage" office:value="0.94345984669054594" table:style-name="ce49">
            <text:p>94,3%</text:p>
          </table:table-cell>
          <table:table-cell office:value-type="float" office:value="908617" table:style-name="ce48">
            <text:p>908.617</text:p>
          </table:table-cell>
          <table:table-cell office:value-type="float" office:value="949890" table:style-name="ce48">
            <text:p>949.890</text:p>
          </table:table-cell>
          <table:table-cell office:value-type="percentage" office:value="0.95654970575540321" table:style-name="ce49">
            <text:p>95,7%</text:p>
          </table:table-cell>
          <table:table-cell office:value-type="percentage" office:value="0.85880704991214551" table:style-name="ce49">
            <text:p>85,9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Galicia</text:p>
          </table:table-cell>
          <table:table-cell office:value-type="float" office:value="243035" table:style-name="ce48">
            <text:p>243.035</text:p>
          </table:table-cell>
          <table:table-cell office:value-type="percentage" office:value="1" table:style-name="ce49">
            <text:p>100,0%</text:p>
          </table:table-cell>
          <table:table-cell office:value-type="float" office:value="292305" table:style-name="ce48">
            <text:p>292.305</text:p>
          </table:table-cell>
          <table:table-cell office:value-type="percentage" office:value="1" table:style-name="ce49">
            <text:p>100,0%</text:p>
          </table:table-cell>
          <table:table-cell office:value-type="float" office:value="348158" table:style-name="ce48">
            <text:p>348.158</text:p>
          </table:table-cell>
          <table:table-cell office:value-type="percentage" office:value="0.98470441162328959" table:style-name="ce49">
            <text:p>98,5%</text:p>
          </table:table-cell>
          <table:table-cell office:value-type="float" office:value="393695" table:style-name="ce48">
            <text:p>393.695</text:p>
          </table:table-cell>
          <table:table-cell office:value-type="percentage" office:value="0.9621089931573803" table:style-name="ce49">
            <text:p>96,2%</text:p>
          </table:table-cell>
          <table:table-cell office:value-type="float" office:value="412341" table:style-name="ce48">
            <text:p>412.341</text:p>
          </table:table-cell>
          <table:table-cell office:value-type="percentage" office:value="0.93113493226627408" table:style-name="ce49">
            <text:p>93,1%</text:p>
          </table:table-cell>
          <table:table-cell office:value-type="float" office:value="268682" table:style-name="ce48">
            <text:p>268.682</text:p>
          </table:table-cell>
          <table:table-cell office:value-type="percentage" office:value="0.87065373074355634" table:style-name="ce49">
            <text:p>87,1%</text:p>
          </table:table-cell>
          <table:table-cell office:value-type="float" office:value="204366" table:style-name="ce48">
            <text:p>204.366</text:p>
          </table:table-cell>
          <table:table-cell office:value-type="percentage" office:value="0.88715152672749842" table:style-name="ce49">
            <text:p>88,7%</text:p>
          </table:table-cell>
          <table:table-cell office:value-type="float" office:value="176545" table:style-name="ce48">
            <text:p>176.545</text:p>
          </table:table-cell>
          <table:table-cell office:value-type="percentage" office:value="0.96291670302818744" table:style-name="ce49">
            <text:p>96,3%</text:p>
          </table:table-cell>
          <table:table-cell office:value-type="float" office:value="2339127" table:style-name="ce48">
            <text:p>2.339.127</text:p>
          </table:table-cell>
          <table:table-cell office:value-type="float" office:value="2456127" table:style-name="ce48">
            <text:p>2.456.127</text:p>
          </table:table-cell>
          <table:table-cell office:value-type="percentage" office:value="0.95236402677874554" table:style-name="ce49">
            <text:p>95,2%</text:p>
          </table:table-cell>
          <table:table-cell office:value-type="percentage" office:value="0.86734688580416752" table:style-name="ce49">
            <text:p>86,7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La Rioja</text:p>
          </table:table-cell>
          <table:table-cell office:value-type="float" office:value="23467" table:style-name="ce48">
            <text:p>23.467</text:p>
          </table:table-cell>
          <table:table-cell office:value-type="percentage" office:value="1" table:style-name="ce49">
            <text:p>100,0%</text:p>
          </table:table-cell>
          <table:table-cell office:value-type="float" office:value="28777" table:style-name="ce48">
            <text:p>28.777</text:p>
          </table:table-cell>
          <table:table-cell office:value-type="percentage" office:value="1" table:style-name="ce49">
            <text:p>100,0%</text:p>
          </table:table-cell>
          <table:table-cell office:value-type="float" office:value="38490" table:style-name="ce48">
            <text:p>38.490</text:p>
          </table:table-cell>
          <table:table-cell office:value-type="percentage" office:value="0.99678872947635577" table:style-name="ce49">
            <text:p>99,7%</text:p>
          </table:table-cell>
          <table:table-cell office:value-type="float" office:value="45896" table:style-name="ce48">
            <text:p>45.896</text:p>
          </table:table-cell>
          <table:table-cell office:value-type="percentage" office:value="0.96623157894736844" table:style-name="ce49">
            <text:p>96,6%</text:p>
          </table:table-cell>
          <table:table-cell office:value-type="float" office:value="48406" table:style-name="ce48">
            <text:p>48.406</text:p>
          </table:table-cell>
          <table:table-cell office:value-type="percentage" office:value="0.93585182893821051" table:style-name="ce49">
            <text:p>93,6%</text:p>
          </table:table-cell>
          <table:table-cell office:value-type="float" office:value="32433" table:style-name="ce48">
            <text:p>32.433</text:p>
          </table:table-cell>
          <table:table-cell office:value-type="percentage" office:value="0.87571552003456099" table:style-name="ce49">
            <text:p>87,6%</text:p>
          </table:table-cell>
          <table:table-cell office:value-type="float" office:value="25701" table:style-name="ce48">
            <text:p>25.701</text:p>
          </table:table-cell>
          <table:table-cell office:value-type="percentage" office:value="0.85198567924153024" table:style-name="ce49">
            <text:p>85,2%</text:p>
          </table:table-cell>
          <table:table-cell office:value-type="float" office:value="25037" table:style-name="ce48">
            <text:p>25.037</text:p>
          </table:table-cell>
          <table:table-cell office:value-type="percentage" office:value="0.96351741389263035" table:style-name="ce49">
            <text:p>96,4%</text:p>
          </table:table-cell>
          <table:table-cell office:value-type="float" office:value="268207" table:style-name="ce48">
            <text:p>268.207</text:p>
          </table:table-cell>
          <table:table-cell office:value-type="float" office:value="281479" table:style-name="ce48">
            <text:p>281.479</text:p>
          </table:table-cell>
          <table:table-cell office:value-type="percentage" office:value="0.95284905801143249" table:style-name="ce49">
            <text:p>95,3%</text:p>
          </table:table-cell>
          <table:table-cell office:value-type="percentage" office:value="0.84828386721319771" table:style-name="ce49">
            <text:p>84,8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Madrid</text:p>
          </table:table-cell>
          <table:table-cell office:value-type="float" office:value="375671" table:style-name="ce48">
            <text:p>375.671</text:p>
          </table:table-cell>
          <table:table-cell office:value-type="percentage" office:value="1" table:style-name="ce49">
            <text:p>100,0%</text:p>
          </table:table-cell>
          <table:table-cell office:value-type="float" office:value="513566" table:style-name="ce48">
            <text:p>513.566</text:p>
          </table:table-cell>
          <table:table-cell office:value-type="percentage" office:value="0.97441608955507064" table:style-name="ce49">
            <text:p>97,4%</text:p>
          </table:table-cell>
          <table:table-cell office:value-type="float" office:value="695319" table:style-name="ce48">
            <text:p>695.319</text:p>
          </table:table-cell>
          <table:table-cell office:value-type="percentage" office:value="0.96510691809932014" table:style-name="ce49">
            <text:p>96,5%</text:p>
          </table:table-cell>
          <table:table-cell office:value-type="float" office:value="952803" table:style-name="ce48">
            <text:p>952.803</text:p>
          </table:table-cell>
          <table:table-cell office:value-type="percentage" office:value="0.96266161762610902" table:style-name="ce49">
            <text:p>96,3%</text:p>
          </table:table-cell>
          <table:table-cell office:value-type="float" office:value="1056357" table:style-name="ce48">
            <text:p>1.056.357</text:p>
          </table:table-cell>
          <table:table-cell office:value-type="percentage" office:value="0.91377754787276833" table:style-name="ce49">
            <text:p>91,4%</text:p>
          </table:table-cell>
          <table:table-cell office:value-type="float" office:value="784636" table:style-name="ce48">
            <text:p>784.636</text:p>
          </table:table-cell>
          <table:table-cell office:value-type="percentage" office:value="0.87100097242141816" table:style-name="ce49">
            <text:p>87,1%</text:p>
          </table:table-cell>
          <table:table-cell office:value-type="float" office:value="639944" table:style-name="ce48">
            <text:p>639.944</text:p>
          </table:table-cell>
          <table:table-cell office:value-type="percentage" office:value="0.87001279302623724" table:style-name="ce49">
            <text:p>87,0%</text:p>
          </table:table-cell>
          <table:table-cell office:value-type="float" office:value="499708" table:style-name="ce48">
            <text:p>499.708</text:p>
          </table:table-cell>
          <table:table-cell office:value-type="percentage" office:value="0.87554403055682095" table:style-name="ce49">
            <text:p>87,6%</text:p>
          </table:table-cell>
          <table:table-cell office:value-type="float" office:value="5518004" table:style-name="ce48">
            <text:p>5.518.004</text:p>
          </table:table-cell>
          <table:table-cell office:value-type="float" office:value="5970908" table:style-name="ce48">
            <text:p>5.970.908</text:p>
          </table:table-cell>
          <table:table-cell office:value-type="percentage" office:value="0.9241482200027199" table:style-name="ce49">
            <text:p>92,4%</text:p>
          </table:table-cell>
          <table:table-cell office:value-type="percentage" office:value="0.81677686288046414" table:style-name="ce49">
            <text:p>81,7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Murcia</text:p>
          </table:table-cell>
          <table:table-cell office:value-type="float" office:value="74302" table:style-name="ce48">
            <text:p>74.302</text:p>
          </table:table-cell>
          <table:table-cell office:value-type="percentage" office:value="1" table:style-name="ce49">
            <text:p>100,0%</text:p>
          </table:table-cell>
          <table:table-cell office:value-type="float" office:value="104007" table:style-name="ce48">
            <text:p>104.007</text:p>
          </table:table-cell>
          <table:table-cell office:value-type="percentage" office:value="1" table:style-name="ce49">
            <text:p>100,0%</text:p>
          </table:table-cell>
          <table:table-cell office:value-type="float" office:value="149973" table:style-name="ce48">
            <text:p>149.973</text:p>
          </table:table-cell>
          <table:table-cell office:value-type="percentage" office:value="0.97676190724301648" table:style-name="ce49">
            <text:p>97,7%</text:p>
          </table:table-cell>
          <table:table-cell office:value-type="float" office:value="209953" table:style-name="ce48">
            <text:p>209.953</text:p>
          </table:table-cell>
          <table:table-cell office:value-type="percentage" office:value="0.96263233426408623" table:style-name="ce49">
            <text:p>96,3%</text:p>
          </table:table-cell>
          <table:table-cell office:value-type="float" office:value="236788" table:style-name="ce48">
            <text:p>236.788</text:p>
          </table:table-cell>
          <table:table-cell office:value-type="percentage" office:value="0.93789311912796869" table:style-name="ce49">
            <text:p>93,8%</text:p>
          </table:table-cell>
          <table:table-cell office:value-type="float" office:value="174895" table:style-name="ce48">
            <text:p>174.895</text:p>
          </table:table-cell>
          <table:table-cell office:value-type="percentage" office:value="0.87854265248098695" table:style-name="ce49">
            <text:p>87,9%</text:p>
          </table:table-cell>
          <table:table-cell office:value-type="float" office:value="150463" table:style-name="ce48">
            <text:p>150.463</text:p>
          </table:table-cell>
          <table:table-cell office:value-type="percentage" office:value="0.86503314380328733" table:style-name="ce49">
            <text:p>86,5%</text:p>
          </table:table-cell>
          <table:table-cell office:value-type="float" office:value="131769" table:style-name="ce48">
            <text:p>131.769</text:p>
          </table:table-cell>
          <table:table-cell office:value-type="percentage" office:value="0.91116473972451184" table:style-name="ce49">
            <text:p>91,1%</text:p>
          </table:table-cell>
          <table:table-cell office:value-type="float" office:value="1232150" table:style-name="ce48">
            <text:p>1.232.150</text:p>
          </table:table-cell>
          <table:table-cell office:value-type="float" office:value="1317614" table:style-name="ce48">
            <text:p>1.317.614</text:p>
          </table:table-cell>
          <table:table-cell office:value-type="percentage" office:value="0.93513730121264649" table:style-name="ce49">
            <text:p>93,5%</text:p>
          </table:table-cell>
          <table:table-cell office:value-type="percentage" office:value="0.81433450798241458" table:style-name="ce49">
            <text:p>81,4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Navarra</text:p>
          </table:table-cell>
          <table:table-cell office:value-type="float" office:value="42577" table:style-name="ce48">
            <text:p>42.577</text:p>
          </table:table-cell>
          <table:table-cell office:value-type="percentage" office:value="1" table:style-name="ce49">
            <text:p>100,0%</text:p>
          </table:table-cell>
          <table:table-cell office:value-type="float" office:value="56005" table:style-name="ce48">
            <text:p>56.005</text:p>
          </table:table-cell>
          <table:table-cell office:value-type="percentage" office:value="0.9887888418079096" table:style-name="ce49">
            <text:p>98,9%</text:p>
          </table:table-cell>
          <table:table-cell office:value-type="float" office:value="72620" table:style-name="ce48">
            <text:p>72.620</text:p>
          </table:table-cell>
          <table:table-cell office:value-type="percentage" office:value="0.95969340557684679" table:style-name="ce49">
            <text:p>96,0%</text:p>
          </table:table-cell>
          <table:table-cell office:value-type="float" office:value="92528" table:style-name="ce48">
            <text:p>92.528</text:p>
          </table:table-cell>
          <table:table-cell office:value-type="percentage" office:value="0.94708182357878357" table:style-name="ce49">
            <text:p>94,7%</text:p>
          </table:table-cell>
          <table:table-cell office:value-type="float" office:value="96563" table:style-name="ce48">
            <text:p>96.563</text:p>
          </table:table-cell>
          <table:table-cell office:value-type="percentage" office:value="0.91335849342148823" table:style-name="ce49">
            <text:p>91,3%</text:p>
          </table:table-cell>
          <table:table-cell office:value-type="float" office:value="65962" table:style-name="ce48">
            <text:p>65.962</text:p>
          </table:table-cell>
          <table:table-cell office:value-type="percentage" office:value="0.85967495992388798" table:style-name="ce49">
            <text:p>86,0%</text:p>
          </table:table-cell>
          <table:table-cell office:value-type="float" office:value="59920" table:style-name="ce48">
            <text:p>59.920</text:p>
          </table:table-cell>
          <table:table-cell office:value-type="percentage" office:value="0.87090491555478033" table:style-name="ce49">
            <text:p>87,1%</text:p>
          </table:table-cell>
          <table:table-cell office:value-type="float" office:value="52728" table:style-name="ce48">
            <text:p>52.728</text:p>
          </table:table-cell>
          <table:table-cell office:value-type="percentage" office:value="0.91667391039794166" table:style-name="ce49">
            <text:p>91,7%</text:p>
          </table:table-cell>
          <table:table-cell office:value-type="float" office:value="538903" table:style-name="ce48">
            <text:p>538.903</text:p>
          </table:table-cell>
          <table:table-cell office:value-type="float" office:value="580174" table:style-name="ce48">
            <text:p>580.174</text:p>
          </table:table-cell>
          <table:table-cell office:value-type="percentage" office:value="0.92886444411504132" table:style-name="ce49">
            <text:p>92,9%</text:p>
          </table:table-cell>
          <table:table-cell office:value-type="percentage" office:value="0.81943240670626194" table:style-name="ce49">
            <text:p>81,9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País Vasco</text:p>
          </table:table-cell>
          <table:table-cell office:value-type="float" office:value="164755" table:style-name="ce48">
            <text:p>164.755</text:p>
          </table:table-cell>
          <table:table-cell office:value-type="percentage" office:value="1" table:style-name="ce49">
            <text:p>100,0%</text:p>
          </table:table-cell>
          <table:table-cell office:value-type="float" office:value="214406" table:style-name="ce48">
            <text:p>214.406</text:p>
          </table:table-cell>
          <table:table-cell office:value-type="percentage" office:value="0.99094127543144483" table:style-name="ce49">
            <text:p>99,1%</text:p>
          </table:table-cell>
          <table:table-cell office:value-type="float" office:value="280226" table:style-name="ce48">
            <text:p>280.226</text:p>
          </table:table-cell>
          <table:table-cell office:value-type="percentage" office:value="0.98614527577481936" table:style-name="ce49">
            <text:p>98,6%</text:p>
          </table:table-cell>
          <table:table-cell office:value-type="float" office:value="327064" table:style-name="ce48">
            <text:p>327.064</text:p>
          </table:table-cell>
          <table:table-cell office:value-type="percentage" office:value="0.96917328212832665" table:style-name="ce49">
            <text:p>96,9%</text:p>
          </table:table-cell>
          <table:table-cell office:value-type="float" office:value="326371" table:style-name="ce48">
            <text:p>326.371</text:p>
          </table:table-cell>
          <table:table-cell office:value-type="percentage" office:value="0.93767525512549421" table:style-name="ce49">
            <text:p>93,8%</text:p>
          </table:table-cell>
          <table:table-cell office:value-type="float" office:value="211921" table:style-name="ce48">
            <text:p>211.921</text:p>
          </table:table-cell>
          <table:table-cell office:value-type="percentage" office:value="0.89179203400172535" table:style-name="ce49">
            <text:p>89,2%</text:p>
          </table:table-cell>
          <table:table-cell office:value-type="float" office:value="175251" table:style-name="ce48">
            <text:p>175.251</text:p>
          </table:table-cell>
          <table:table-cell office:value-type="percentage" office:value="0.87970785332429791" table:style-name="ce49">
            <text:p>88,0%</text:p>
          </table:table-cell>
          <table:table-cell office:value-type="float" office:value="159548" table:style-name="ce48">
            <text:p>159.548</text:p>
          </table:table-cell>
          <table:table-cell office:value-type="percentage" office:value="0.92321935920655951" table:style-name="ce49">
            <text:p>92,3%</text:p>
          </table:table-cell>
          <table:table-cell office:value-type="float" office:value="1859542" table:style-name="ce48">
            <text:p>1.859.542</text:p>
          </table:table-cell>
          <table:table-cell office:value-type="float" office:value="1955253" table:style-name="ce48">
            <text:p>1.955.253</text:p>
          </table:table-cell>
          <table:table-cell office:value-type="percentage" office:value="0.95104930154818834" table:style-name="ce49">
            <text:p>95,1%</text:p>
          </table:table-cell>
          <table:table-cell office:value-type="percentage" office:value="0.85069545470349162" table:style-name="ce49">
            <text:p>85,1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Ceuta</text:p>
          </table:table-cell>
          <table:table-cell office:value-type="float" office:value="2503" table:style-name="ce48">
            <text:p>2.503</text:p>
          </table:table-cell>
          <table:table-cell office:value-type="percentage" office:value="0.88227000352485019" table:style-name="ce49">
            <text:p>88,2%</text:p>
          </table:table-cell>
          <table:table-cell office:value-type="float" office:value="4100" table:style-name="ce48">
            <text:p>4.100</text:p>
          </table:table-cell>
          <table:table-cell office:value-type="percentage" office:value="0.93097184377838327" table:style-name="ce49">
            <text:p>93,1%</text:p>
          </table:table-cell>
          <table:table-cell office:value-type="float" office:value="8054" table:style-name="ce48">
            <text:p>8.054</text:p>
          </table:table-cell>
          <table:table-cell office:value-type="percentage" office:value="0.96698283107215754" table:style-name="ce49">
            <text:p>96,7%</text:p>
          </table:table-cell>
          <table:table-cell office:value-type="float" office:value="10979" table:style-name="ce48">
            <text:p>10.979</text:p>
          </table:table-cell>
          <table:table-cell office:value-type="percentage" office:value="0.94998702085316256" table:style-name="ce49">
            <text:p>95,0%</text:p>
          </table:table-cell>
          <table:table-cell office:value-type="float" office:value="11574" table:style-name="ce48">
            <text:p>11.574</text:p>
          </table:table-cell>
          <table:table-cell office:value-type="percentage" office:value="0.93663510560815733" table:style-name="ce49">
            <text:p>93,7%</text:p>
          </table:table-cell>
          <table:table-cell office:value-type="float" office:value="9724" table:style-name="ce48">
            <text:p>9.724</text:p>
          </table:table-cell>
          <table:table-cell office:value-type="percentage" office:value="0.85305728572681816" table:style-name="ce49">
            <text:p>85,3%</text:p>
          </table:table-cell>
          <table:table-cell office:value-type="float" office:value="9812" table:style-name="ce48">
            <text:p>9.812</text:p>
          </table:table-cell>
          <table:table-cell office:value-type="percentage" office:value="0.90308329498389328" table:style-name="ce49">
            <text:p>90,3%</text:p>
          </table:table-cell>
          <table:table-cell office:value-type="float" office:value="9596" table:style-name="ce48">
            <text:p>9.596</text:p>
          </table:table-cell>
          <table:table-cell office:value-type="percentage" office:value="1.0339403081564487" table:style-name="ce49">
            <text:p>103,4%</text:p>
          </table:table-cell>
          <table:table-cell office:value-type="float" office:value="66342" table:style-name="ce48">
            <text:p>66.342</text:p>
          </table:table-cell>
          <table:table-cell office:value-type="float" office:value="71029" table:style-name="ce48">
            <text:p>71.029</text:p>
          </table:table-cell>
          <table:table-cell office:value-type="percentage" office:value="0.93401286798349969" table:style-name="ce49">
            <text:p>93,4%</text:p>
          </table:table-cell>
          <table:table-cell office:value-type="percentage" office:value="0.79435324544703478" table:style-name="ce49">
            <text:p>79,4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Melilla</text:p>
          </table:table-cell>
          <table:table-cell office:value-type="float" office:value="2099" table:style-name="ce48">
            <text:p>2.099</text:p>
          </table:table-cell>
          <table:table-cell office:value-type="percentage" office:value="0.8359219434488252" table:style-name="ce49">
            <text:p>83,6%</text:p>
          </table:table-cell>
          <table:table-cell office:value-type="float" office:value="3435" table:style-name="ce48">
            <text:p>3.435</text:p>
          </table:table-cell>
          <table:table-cell office:value-type="percentage" office:value="0.90323428871943201" table:style-name="ce49">
            <text:p>90,3%</text:p>
          </table:table-cell>
          <table:table-cell office:value-type="float" office:value="7523" table:style-name="ce48">
            <text:p>7.523</text:p>
          </table:table-cell>
          <table:table-cell office:value-type="percentage" office:value="0.93978763272954402" table:style-name="ce49">
            <text:p>94,0%</text:p>
          </table:table-cell>
          <table:table-cell office:value-type="float" office:value="10176" table:style-name="ce48">
            <text:p>10.176</text:p>
          </table:table-cell>
          <table:table-cell office:value-type="percentage" office:value="0.94213498750115732" table:style-name="ce49">
            <text:p>94,2%</text:p>
          </table:table-cell>
          <table:table-cell office:value-type="float" office:value="10690" table:style-name="ce48">
            <text:p>10.690</text:p>
          </table:table-cell>
          <table:table-cell office:value-type="percentage" office:value="0.97866886386523844" table:style-name="ce49">
            <text:p>97,9%</text:p>
          </table:table-cell>
          <table:table-cell office:value-type="float" office:value="9302" table:style-name="ce48">
            <text:p>9.302</text:p>
          </table:table-cell>
          <table:table-cell office:value-type="percentage" office:value="0.84934258582907229" table:style-name="ce49">
            <text:p>84,9%</text:p>
          </table:table-cell>
          <table:table-cell office:value-type="float" office:value="9686" table:style-name="ce48">
            <text:p>9.686</text:p>
          </table:table-cell>
          <table:table-cell office:value-type="percentage" office:value="0.82850055598323502" table:style-name="ce49">
            <text:p>82,9%</text:p>
          </table:table-cell>
          <table:table-cell office:value-type="float" office:value="8800" table:style-name="ce48">
            <text:p>8.800</text:p>
          </table:table-cell>
          <table:table-cell office:value-type="percentage" office:value="0.91858037578288099" table:style-name="ce49">
            <text:p>91,9%</text:p>
          </table:table-cell>
          <table:table-cell office:value-type="float" office:value="61711" table:style-name="ce48">
            <text:p>61.711</text:p>
          </table:table-cell>
          <table:table-cell office:value-type="float" office:value="68266" table:style-name="ce48">
            <text:p>68.266</text:p>
          </table:table-cell>
          <table:table-cell office:value-type="percentage" office:value="0.90397855447807107" table:style-name="ce49">
            <text:p>90,4%</text:p>
          </table:table-cell>
          <table:table-cell office:value-type="percentage" office:value="0.73446240270405372" table:style-name="ce49">
            <text:p>73,4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Fuerzas Armadas</text:p>
          </table:table-cell>
          <table:table-cell office:value-type="float" office:value="30" table:style-name="ce48">
            <text:p>30</text:p>
          </table:table-cell>
          <table:table-cell office:value-type="string" table:style-name="ce49">
            <text:p>-</text:p>
          </table:table-cell>
          <table:table-cell office:value-type="float" office:value="20" table:style-name="ce48">
            <text:p>20</text:p>
          </table:table-cell>
          <table:table-cell office:value-type="string" table:style-name="ce49">
            <text:p>-</text:p>
          </table:table-cell>
          <table:table-cell office:value-type="float" office:value="3699" table:style-name="ce48">
            <text:p>3.699</text:p>
          </table:table-cell>
          <table:table-cell office:value-type="string" table:style-name="ce49">
            <text:p>-</text:p>
          </table:table-cell>
          <table:table-cell office:value-type="float" office:value="9655" table:style-name="ce48">
            <text:p>9.655</text:p>
          </table:table-cell>
          <table:table-cell office:value-type="string" table:style-name="ce49">
            <text:p>-</text:p>
          </table:table-cell>
          <table:table-cell office:value-type="float" office:value="22634" table:style-name="ce48">
            <text:p>22.634</text:p>
          </table:table-cell>
          <table:table-cell office:value-type="string" table:style-name="ce49">
            <text:p>-</text:p>
          </table:table-cell>
          <table:table-cell office:value-type="float" office:value="32632" table:style-name="ce48">
            <text:p>32.632</text:p>
          </table:table-cell>
          <table:table-cell office:value-type="string" table:style-name="ce49">
            <text:p>-</text:p>
          </table:table-cell>
          <table:table-cell office:value-type="float" office:value="25052" table:style-name="ce48">
            <text:p>25.052</text:p>
          </table:table-cell>
          <table:table-cell office:value-type="string" table:style-name="ce49">
            <text:p>-</text:p>
          </table:table-cell>
          <table:table-cell office:value-type="float" office:value="1230" table:style-name="ce48">
            <text:p>1.230</text:p>
          </table:table-cell>
          <table:table-cell office:value-type="string" table:style-name="ce49">
            <text:p>-</text:p>
          </table:table-cell>
          <table:table-cell office:value-type="float" office:value="94952" table:style-name="ce48">
            <text:p>94.952</text:p>
          </table:table-cell>
          <table:table-cell office:value-type="string" table:style-name="ce48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50">
            <text:p>Sanidad Exterior</text:p>
          </table:table-cell>
          <table:table-cell office:value-type="float" office:value="33" table:style-name="ce51">
            <text:p>33</text:p>
          </table:table-cell>
          <table:table-cell office:value-type="string" table:style-name="ce52">
            <text:p>-</text:p>
          </table:table-cell>
          <table:table-cell office:value-type="float" office:value="52" table:style-name="ce51">
            <text:p>52</text:p>
          </table:table-cell>
          <table:table-cell office:value-type="string" table:style-name="ce52">
            <text:p>-</text:p>
          </table:table-cell>
          <table:table-cell office:value-type="float" office:value="316" table:style-name="ce51">
            <text:p>316</text:p>
          </table:table-cell>
          <table:table-cell office:value-type="string" table:style-name="ce52">
            <text:p>-</text:p>
          </table:table-cell>
          <table:table-cell office:value-type="float" office:value="911" table:style-name="ce51">
            <text:p>911</text:p>
          </table:table-cell>
          <table:table-cell office:value-type="string" table:style-name="ce52">
            <text:p>-</text:p>
          </table:table-cell>
          <table:table-cell office:value-type="float" office:value="1921" table:style-name="ce51">
            <text:p>1.921</text:p>
          </table:table-cell>
          <table:table-cell office:value-type="string" table:style-name="ce52">
            <text:p>-</text:p>
          </table:table-cell>
          <table:table-cell office:value-type="float" office:value="2377" table:style-name="ce51">
            <text:p>2.377</text:p>
          </table:table-cell>
          <table:table-cell office:value-type="string" table:style-name="ce52">
            <text:p>-</text:p>
          </table:table-cell>
          <table:table-cell office:value-type="float" office:value="2095" table:style-name="ce51">
            <text:p>2.095</text:p>
          </table:table-cell>
          <table:table-cell office:value-type="string" table:style-name="ce52">
            <text:p>-</text:p>
          </table:table-cell>
          <table:table-cell office:value-type="float" office:value="266" table:style-name="ce51">
            <text:p>266</text:p>
          </table:table-cell>
          <table:table-cell office:value-type="string" table:style-name="ce52">
            <text:p>-</text:p>
          </table:table-cell>
          <table:table-cell office:value-type="float" office:value="7971" table:style-name="ce51">
            <text:p>7.971</text:p>
          </table:table-cell>
          <table:table-cell office:value-type="string" table:style-name="ce51">
            <text:p>-</text:p>
          </table:table-cell>
          <table:table-cell office:value-type="string" table:style-name="ce52">
            <text:p>-</text:p>
          </table:table-cell>
          <table:table-cell office:value-type="string" table:style-name="ce52">
            <text:p>-</text:p>
          </table:table-cell>
          <table:table-cell table:number-columns-repeated="24" table:style-name="ce30"/>
          <table:table-cell table:number-columns-repeated="16339" table:style-name="ce53"/>
        </table:table-row>
        <table:table-row table:style-name="ro5">
          <table:table-cell office:value-type="string" table:style-name="ce54">
            <text:p>Total España</text:p>
          </table:table-cell>
          <table:table-cell office:value-type="float" office:value="2950893" table:style-name="ce55">
            <text:p>2.950.893</text:p>
          </table:table-cell>
          <table:table-cell office:value-type="percentage" office:value="1" table:style-name="ce56">
            <text:p>100,0%</text:p>
          </table:table-cell>
          <table:table-cell office:value-type="float" office:value="3966429" table:style-name="ce55">
            <text:p>3.966.429</text:p>
          </table:table-cell>
          <table:table-cell office:value-type="percentage" office:value="0.99239397031997112" table:style-name="ce56">
            <text:p>99,2%</text:p>
          </table:table-cell>
          <table:table-cell office:value-type="float" office:value="5333501" table:style-name="ce55">
            <text:p>5.333.501</text:p>
          </table:table-cell>
          <table:table-cell office:value-type="percentage" office:value="0.968378767026287" table:style-name="ce56">
            <text:p>96,8%</text:p>
          </table:table-cell>
          <table:table-cell office:value-type="float" office:value="6765897" table:style-name="ce55">
            <text:p>6.765.897</text:p>
          </table:table-cell>
          <table:table-cell office:value-type="percentage" office:value="0.94897172593458867" table:style-name="ce56">
            <text:p>94,9%</text:p>
          </table:table-cell>
          <table:table-cell office:value-type="float" office:value="7127810" table:style-name="ce55">
            <text:p>7.127.810</text:p>
          </table:table-cell>
          <table:table-cell office:value-type="percentage" office:value="0.91185686024269752" table:style-name="ce56">
            <text:p>91,2%</text:p>
          </table:table-cell>
          <table:table-cell office:value-type="float" office:value="5119547" table:style-name="ce55">
            <text:p>5.119.547</text:p>
          </table:table-cell>
          <table:table-cell office:value-type="percentage" office:value="0.86158360288252145" table:style-name="ce56">
            <text:p>86,2%</text:p>
          </table:table-cell>
          <table:table-cell office:value-type="float" office:value="4238151" table:style-name="ce55">
            <text:p>4.238.151</text:p>
          </table:table-cell>
          <table:table-cell office:value-type="percentage" office:value="0.86060729743806863" table:style-name="ce56">
            <text:p>86,1%</text:p>
          </table:table-cell>
          <table:table-cell office:value-type="float" office:value="3633607" table:style-name="ce55">
            <text:p>3.633.607</text:p>
          </table:table-cell>
          <table:table-cell office:value-type="percentage" office:value="0.9120586491537821" table:style-name="ce56">
            <text:p>91,2%</text:p>
          </table:table-cell>
          <table:table-cell office:value-type="float" office:value="39135835" table:style-name="ce55">
            <text:p>39.135.835</text:p>
          </table:table-cell>
          <table:table-cell office:value-type="float" office:value="42185033" table:style-name="ce55">
            <text:p>42.185.033</text:p>
          </table:table-cell>
          <table:table-cell office:value-type="percentage" office:value="0.92771848726537676" table:style-name="ce56">
            <text:p>92,8%</text:p>
          </table:table-cell>
          <table:table-cell office:value-type="percentage" office:value="0.82567322473020721" table:style-name="ce56">
            <text:p>82,6%</text:p>
          </table:table-cell>
          <table:table-cell table:number-columns-repeated="16363" table:style-name="ce30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27"/>
          <table:covered-table-cell table:number-columns-repeated="6"/>
          <table:table-cell table:style-name="ce30"/>
          <table:table-cell table:style-name="ce57"/>
          <table:table-cell table:style-name="ce30"/>
          <table:table-cell table:style-name="ce57"/>
          <table:table-cell table:style-name="ce53"/>
          <table:table-cell table:style-name="ce57"/>
          <table:table-cell table:style-name="ce30"/>
          <table:table-cell table:style-name="ce57"/>
          <table:table-cell table:number-columns-repeated="2" table:style-name="ce30"/>
          <table:table-cell table:style-name="ce57"/>
          <table:table-cell table:number-columns-repeated="16366" table:style-name="ce30"/>
        </table:table-row>
        <table:table-row table:number-rows-repeated="1048551" table:style-name="ro5">
          <table:table-cell table:number-columns-repeated="16384"/>
        </table:table-row>
      </table:table>
      <table:table table:name="Etarios_con_pauta_completa" table:style-name="ta1">
        <table:table-column table:style-name="co8" table:default-cell-style-name="ce30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53"/>
        <table:table-column table:style-name="co5" table:default-cell-style-name="ce57"/>
        <table:table-column table:style-name="co5" table:default-cell-style-name="ce30"/>
        <table:table-column table:style-name="co5" table:default-cell-style-name="ce57"/>
        <table:table-column table:style-name="co5" table:number-columns-repeated="2" table:default-cell-style-name="ce30"/>
        <table:table-column table:style-name="co5" table:default-cell-style-name="ce57"/>
        <table:table-column table:style-name="co5" table:number-columns-repeated="3" table:default-cell-style-name="ce30"/>
        <table:table-column table:style-name="co4" table:number-columns-repeated="20" table:default-cell-style-name="ce30"/>
        <table:table-column table:style-name="co5" table:number-columns-repeated="16343" table:default-cell-style-name="ce30"/>
        <table:table-row table:style-name="ro8">
          <table:table-cell table:style-name="ce38"/>
          <table:table-cell office:value-type="string" table:style-name="ce39">
            <text:p>Personas pauta completa ≥80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70-7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60-6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50-5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40-4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30-3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20-2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12-19 años</text:p>
          </table:table-cell>
          <table:table-cell office:value-type="string" table:style-name="ce40">
            <text:p>%</text:p>
          </table:table-cell>
          <table:table-cell office:value-type="string" table:style-name="ce41">
            <text:p>Total Personas pauta completa</text:p>
          </table:table-cell>
          <table:table-cell office:value-type="string" table:style-name="ce41">
            <text:p>Total Población INE Población a Vacunar (1)</text:p>
          </table:table-cell>
          <table:table-cell office:value-type="string" table:style-name="ce42">
            <text:p>% pauta completa sobre Población a Vacunar INE</text:p>
          </table:table-cell>
          <table:table-cell office:value-type="string" table:style-name="ce42">
            <text:p>% pauta completa sobre Total Población INE</text:p>
          </table:table-cell>
          <table:table-cell table:number-columns-repeated="16363" table:style-name="ce43"/>
        </table:table-row>
        <table:table-row table:style-name="ro5">
          <table:table-cell office:value-type="string" table:style-name="ce44">
            <text:p>Andalucía</text:p>
          </table:table-cell>
          <table:table-cell office:value-type="float" office:value="430447" table:style-name="ce45">
            <text:p>430.447</text:p>
          </table:table-cell>
          <table:table-cell office:value-type="percentage" office:value="1" table:style-name="ce46">
            <text:p>100,0%</text:p>
          </table:table-cell>
          <table:table-cell office:value-type="float" office:value="652452" table:style-name="ce45">
            <text:p>652.452</text:p>
          </table:table-cell>
          <table:table-cell office:value-type="percentage" office:value="0.99714055596395057" table:style-name="ce46">
            <text:p>99,7%</text:p>
          </table:table-cell>
          <table:table-cell office:value-type="float" office:value="930089" table:style-name="ce45">
            <text:p>930.089</text:p>
          </table:table-cell>
          <table:table-cell office:value-type="percentage" office:value="0.97063332460194796" table:style-name="ce46">
            <text:p>97,1%</text:p>
          </table:table-cell>
          <table:table-cell office:value-type="float" office:value="1218658" table:style-name="ce45">
            <text:p>1.218.658</text:p>
          </table:table-cell>
          <table:table-cell office:value-type="percentage" office:value="0.94646358975792777" table:style-name="ce46">
            <text:p>94,6%</text:p>
          </table:table-cell>
          <table:table-cell office:value-type="float" office:value="1260459" table:style-name="ce45">
            <text:p>1.260.459</text:p>
          </table:table-cell>
          <table:table-cell office:value-type="percentage" office:value="0.9105152217380752" table:style-name="ce46">
            <text:p>91,1%</text:p>
          </table:table-cell>
          <table:table-cell office:value-type="float" office:value="942542" table:style-name="ce45">
            <text:p>942.542</text:p>
          </table:table-cell>
          <table:table-cell office:value-type="percentage" office:value="0.85547748946470825" table:style-name="ce46">
            <text:p>85,5%</text:p>
          </table:table-cell>
          <table:table-cell office:value-type="float" office:value="782161" table:style-name="ce45">
            <text:p>782.161</text:p>
          </table:table-cell>
          <table:table-cell office:value-type="percentage" office:value="0.84456415638713245" table:style-name="ce46">
            <text:p>84,5%</text:p>
          </table:table-cell>
          <table:table-cell office:value-type="float" office:value="690865" table:style-name="ce45">
            <text:p>690.865</text:p>
          </table:table-cell>
          <table:table-cell office:value-type="percentage" office:value="0.89392323955872188" table:style-name="ce46">
            <text:p>89,4%</text:p>
          </table:table-cell>
          <table:table-cell office:value-type="float" office:value="6907673" table:style-name="ce45">
            <text:p>6.907.673</text:p>
          </table:table-cell>
          <table:table-cell office:value-type="float" office:value="7508005" table:style-name="ce45">
            <text:p>7.508.005</text:p>
          </table:table-cell>
          <table:table-cell office:value-type="percentage" office:value="0.92004107615804731" table:style-name="ce46">
            <text:p>92,0%</text:p>
          </table:table-cell>
          <table:table-cell office:value-type="percentage" office:value="0.81245550425259672" table:style-name="ce46">
            <text:p>81,2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Aragón</text:p>
          </table:table-cell>
          <table:table-cell office:value-type="float" office:value="100482" table:style-name="ce48">
            <text:p>100.482</text:p>
          </table:table-cell>
          <table:table-cell office:value-type="percentage" office:value="1" table:style-name="ce49">
            <text:p>100,0%</text:p>
          </table:table-cell>
          <table:table-cell office:value-type="float" office:value="119157" table:style-name="ce48">
            <text:p>119.157</text:p>
          </table:table-cell>
          <table:table-cell office:value-type="percentage" office:value="0.99608777429467088" table:style-name="ce49">
            <text:p>99,6%</text:p>
          </table:table-cell>
          <table:table-cell office:value-type="float" office:value="154311" table:style-name="ce48">
            <text:p>154.311</text:p>
          </table:table-cell>
          <table:table-cell office:value-type="percentage" office:value="0.95661149339780549" table:style-name="ce49">
            <text:p>95,7%</text:p>
          </table:table-cell>
          <table:table-cell office:value-type="float" office:value="186602" table:style-name="ce48">
            <text:p>186.602</text:p>
          </table:table-cell>
          <table:table-cell office:value-type="percentage" office:value="0.92850674229984576" table:style-name="ce49">
            <text:p>92,9%</text:p>
          </table:table-cell>
          <table:table-cell office:value-type="float" office:value="189417" table:style-name="ce48">
            <text:p>189.417</text:p>
          </table:table-cell>
          <table:table-cell office:value-type="percentage" office:value="0.88663012493154281" table:style-name="ce49">
            <text:p>88,7%</text:p>
          </table:table-cell>
          <table:table-cell office:value-type="float" office:value="128064" table:style-name="ce48">
            <text:p>128.064</text:p>
          </table:table-cell>
          <table:table-cell office:value-type="percentage" office:value="0.80910802512035784" table:style-name="ce49">
            <text:p>80,9%</text:p>
          </table:table-cell>
          <table:table-cell office:value-type="float" office:value="106354" table:style-name="ce48">
            <text:p>106.354</text:p>
          </table:table-cell>
          <table:table-cell office:value-type="percentage" office:value="0.81311640850777533" table:style-name="ce49">
            <text:p>81,3%</text:p>
          </table:table-cell>
          <table:table-cell office:value-type="float" office:value="90131" table:style-name="ce48">
            <text:p>90.131</text:p>
          </table:table-cell>
          <table:table-cell office:value-type="percentage" office:value="0.84205461662789505" table:style-name="ce49">
            <text:p>84,2%</text:p>
          </table:table-cell>
          <table:table-cell office:value-type="float" office:value="1074518" table:style-name="ce48">
            <text:p>1.074.518</text:p>
          </table:table-cell>
          <table:table-cell office:value-type="float" office:value="1189408" table:style-name="ce48">
            <text:p>1.189.408</text:p>
          </table:table-cell>
          <table:table-cell office:value-type="percentage" office:value="0.90340572789152251" table:style-name="ce49">
            <text:p>90,3%</text:p>
          </table:table-cell>
          <table:table-cell office:value-type="percentage" office:value="0.80722061582125904" table:style-name="ce49">
            <text:p>80,7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Asturias<text:s/></text:p>
          </table:table-cell>
          <table:table-cell office:value-type="float" office:value="88374" table:style-name="ce48">
            <text:p>88.374</text:p>
          </table:table-cell>
          <table:table-cell office:value-type="percentage" office:value="1" table:style-name="ce49">
            <text:p>100,0%</text:p>
          </table:table-cell>
          <table:table-cell office:value-type="float" office:value="114226" table:style-name="ce48">
            <text:p>114.226</text:p>
          </table:table-cell>
          <table:table-cell office:value-type="percentage" office:value="1" table:style-name="ce49">
            <text:p>100,0%</text:p>
          </table:table-cell>
          <table:table-cell office:value-type="float" office:value="148037" table:style-name="ce48">
            <text:p>148.037</text:p>
          </table:table-cell>
          <table:table-cell office:value-type="percentage" office:value="0.97399170998091977" table:style-name="ce49">
            <text:p>97,4%</text:p>
          </table:table-cell>
          <table:table-cell office:value-type="float" office:value="153114" table:style-name="ce48">
            <text:p>153.114</text:p>
          </table:table-cell>
          <table:table-cell office:value-type="percentage" office:value="0.94466415355095845" table:style-name="ce49">
            <text:p>94,5%</text:p>
          </table:table-cell>
          <table:table-cell office:value-type="float" office:value="150940" table:style-name="ce48">
            <text:p>150.940</text:p>
          </table:table-cell>
          <table:table-cell office:value-type="percentage" office:value="0.90971552555448409" table:style-name="ce49">
            <text:p>91,0%</text:p>
          </table:table-cell>
          <table:table-cell office:value-type="float" office:value="90906" table:style-name="ce48">
            <text:p>90.906</text:p>
          </table:table-cell>
          <table:table-cell office:value-type="percentage" office:value="0.83714119954692379" table:style-name="ce49">
            <text:p>83,7%</text:p>
          </table:table-cell>
          <table:table-cell office:value-type="float" office:value="66517" table:style-name="ce48">
            <text:p>66.517</text:p>
          </table:table-cell>
          <table:table-cell office:value-type="percentage" office:value="0.83941596628050785" table:style-name="ce49">
            <text:p>83,9%</text:p>
          </table:table-cell>
          <table:table-cell office:value-type="float" office:value="60717" table:style-name="ce48">
            <text:p>60.717</text:p>
          </table:table-cell>
          <table:table-cell office:value-type="percentage" office:value="0.93044317763883777" table:style-name="ce49">
            <text:p>93,0%</text:p>
          </table:table-cell>
          <table:table-cell office:value-type="float" office:value="872831" table:style-name="ce48">
            <text:p>872.831</text:p>
          </table:table-cell>
          <table:table-cell office:value-type="float" office:value="930447" table:style-name="ce48">
            <text:p>930.447</text:p>
          </table:table-cell>
          <table:table-cell office:value-type="percentage" office:value="0.93807707478233582" table:style-name="ce49">
            <text:p>93,8%</text:p>
          </table:table-cell>
          <table:table-cell office:value-type="percentage" office:value="0.86172423631809603" table:style-name="ce49">
            <text:p>86,2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Baleares</text:p>
          </table:table-cell>
          <table:table-cell office:value-type="float" office:value="51338" table:style-name="ce48">
            <text:p>51.338</text:p>
          </table:table-cell>
          <table:table-cell office:value-type="percentage" office:value="0.95720918091473528" table:style-name="ce49">
            <text:p>95,7%</text:p>
          </table:table-cell>
          <table:table-cell office:value-type="float" office:value="79552" table:style-name="ce48">
            <text:p>79.552</text:p>
          </table:table-cell>
          <table:table-cell office:value-type="percentage" office:value="0.91193800582341744" table:style-name="ce49">
            <text:p>91,2%</text:p>
          </table:table-cell>
          <table:table-cell office:value-type="float" office:value="111598" table:style-name="ce48">
            <text:p>111.598</text:p>
          </table:table-cell>
          <table:table-cell office:value-type="percentage" office:value="0.87601359572346993" table:style-name="ce49">
            <text:p>87,6%</text:p>
          </table:table-cell>
          <table:table-cell office:value-type="float" office:value="152235" table:style-name="ce48">
            <text:p>152.235</text:p>
          </table:table-cell>
          <table:table-cell office:value-type="percentage" office:value="0.8576233183856502" table:style-name="ce49">
            <text:p>85,8%</text:p>
          </table:table-cell>
          <table:table-cell office:value-type="float" office:value="171658" table:style-name="ce48">
            <text:p>171.658</text:p>
          </table:table-cell>
          <table:table-cell office:value-type="percentage" office:value="0.79242739690614572" table:style-name="ce49">
            <text:p>79,2%</text:p>
          </table:table-cell>
          <table:table-cell office:value-type="float" office:value="132235" table:style-name="ce48">
            <text:p>132.235</text:p>
          </table:table-cell>
          <table:table-cell office:value-type="percentage" office:value="0.71848495221329334" table:style-name="ce49">
            <text:p>71,8%</text:p>
          </table:table-cell>
          <table:table-cell office:value-type="float" office:value="101762" table:style-name="ce48">
            <text:p>101.762</text:p>
          </table:table-cell>
          <table:table-cell office:value-type="percentage" office:value="0.74163526779532551" table:style-name="ce49">
            <text:p>74,2%</text:p>
          </table:table-cell>
          <table:table-cell office:value-type="float" office:value="79600" table:style-name="ce48">
            <text:p>79.600</text:p>
          </table:table-cell>
          <table:table-cell office:value-type="percentage" office:value="0.79971065745057068" table:style-name="ce49">
            <text:p>80,0%</text:p>
          </table:table-cell>
          <table:table-cell office:value-type="float" office:value="879978" table:style-name="ce48">
            <text:p>879.978</text:p>
          </table:table-cell>
          <table:table-cell office:value-type="float" office:value="1083187" table:style-name="ce48">
            <text:p>1.083.187</text:p>
          </table:table-cell>
          <table:table-cell office:value-type="percentage" office:value="0.81239712071876791" table:style-name="ce49">
            <text:p>81,2%</text:p>
          </table:table-cell>
          <table:table-cell office:value-type="percentage" office:value="0.72142649259084668" table:style-name="ce49">
            <text:p>72,1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narias</text:p>
          </table:table-cell>
          <table:table-cell office:value-type="float" office:value="92529" table:style-name="ce48">
            <text:p>92.529</text:p>
          </table:table-cell>
          <table:table-cell office:value-type="percentage" office:value="0.92195253183475823" table:style-name="ce49">
            <text:p>92,2%</text:p>
          </table:table-cell>
          <table:table-cell office:value-type="float" office:value="151313" table:style-name="ce48">
            <text:p>151.313</text:p>
          </table:table-cell>
          <table:table-cell office:value-type="percentage" office:value="0.90365252081267988" table:style-name="ce49">
            <text:p>90,4%</text:p>
          </table:table-cell>
          <table:table-cell office:value-type="float" office:value="223237" table:style-name="ce48">
            <text:p>223.237</text:p>
          </table:table-cell>
          <table:table-cell office:value-type="percentage" office:value="0.88742819661704198" table:style-name="ce49">
            <text:p>88,7%</text:p>
          </table:table-cell>
          <table:table-cell office:value-type="float" office:value="321900" table:style-name="ce48">
            <text:p>321.900</text:p>
          </table:table-cell>
          <table:table-cell office:value-type="percentage" office:value="0.87414154086795004" table:style-name="ce49">
            <text:p>87,4%</text:p>
          </table:table-cell>
          <table:table-cell office:value-type="float" office:value="319406" table:style-name="ce48">
            <text:p>319.406</text:p>
          </table:table-cell>
          <table:table-cell office:value-type="percentage" office:value="0.81045914159931998" table:style-name="ce49">
            <text:p>81,0%</text:p>
          </table:table-cell>
          <table:table-cell office:value-type="float" office:value="230598" table:style-name="ce48">
            <text:p>230.598</text:p>
          </table:table-cell>
          <table:table-cell office:value-type="percentage" office:value="0.7370597899393343" table:style-name="ce49">
            <text:p>73,7%</text:p>
          </table:table-cell>
          <table:table-cell office:value-type="float" office:value="187614" table:style-name="ce48">
            <text:p>187.614</text:p>
          </table:table-cell>
          <table:table-cell office:value-type="percentage" office:value="0.73669165315249874" table:style-name="ce49">
            <text:p>73,7%</text:p>
          </table:table-cell>
          <table:table-cell office:value-type="float" office:value="155411" table:style-name="ce48">
            <text:p>155.411</text:p>
          </table:table-cell>
          <table:table-cell office:value-type="percentage" office:value="0.84341030580956777" table:style-name="ce49">
            <text:p>84,3%</text:p>
          </table:table-cell>
          <table:table-cell office:value-type="float" office:value="1682008" table:style-name="ce48">
            <text:p>1.682.008</text:p>
          </table:table-cell>
          <table:table-cell office:value-type="float" office:value="2033513" table:style-name="ce48">
            <text:p>2.033.513</text:p>
          </table:table-cell>
          <table:table-cell office:value-type="percentage" office:value="0.82714396219743858" table:style-name="ce49">
            <text:p>82,7%</text:p>
          </table:table-cell>
          <table:table-cell office:value-type="percentage" office:value="0.74943469634449589" table:style-name="ce49">
            <text:p>74,9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ntabria</text:p>
          </table:table-cell>
          <table:table-cell office:value-type="float" office:value="42229" table:style-name="ce48">
            <text:p>42.229</text:p>
          </table:table-cell>
          <table:table-cell office:value-type="percentage" office:value="1" table:style-name="ce49">
            <text:p>100,0%</text:p>
          </table:table-cell>
          <table:table-cell office:value-type="float" office:value="56035" table:style-name="ce48">
            <text:p>56.035</text:p>
          </table:table-cell>
          <table:table-cell office:value-type="percentage" office:value="1" table:style-name="ce49">
            <text:p>100,0%</text:p>
          </table:table-cell>
          <table:table-cell office:value-type="float" office:value="76955" table:style-name="ce48">
            <text:p>76.955</text:p>
          </table:table-cell>
          <table:table-cell office:value-type="percentage" office:value="0.97095524685516732" table:style-name="ce49">
            <text:p>97,1%</text:p>
          </table:table-cell>
          <table:table-cell office:value-type="float" office:value="84771" table:style-name="ce48">
            <text:p>84.771</text:p>
          </table:table-cell>
          <table:table-cell office:value-type="percentage" office:value="0.93185665604045287" table:style-name="ce49">
            <text:p>93,2%</text:p>
          </table:table-cell>
          <table:table-cell office:value-type="float" office:value="88812" table:style-name="ce48">
            <text:p>88.812</text:p>
          </table:table-cell>
          <table:table-cell office:value-type="percentage" office:value="0.91195859774505572" table:style-name="ce49">
            <text:p>91,2%</text:p>
          </table:table-cell>
          <table:table-cell office:value-type="float" office:value="56004" table:style-name="ce48">
            <text:p>56.004</text:p>
          </table:table-cell>
          <table:table-cell office:value-type="percentage" office:value="0.83391405342624858" table:style-name="ce49">
            <text:p>83,4%</text:p>
          </table:table-cell>
          <table:table-cell office:value-type="float" office:value="42496" table:style-name="ce48">
            <text:p>42.496</text:p>
          </table:table-cell>
          <table:table-cell office:value-type="percentage" office:value="0.83533505002653663" table:style-name="ce49">
            <text:p>83,5%</text:p>
          </table:table-cell>
          <table:table-cell office:value-type="float" office:value="41362" table:style-name="ce48">
            <text:p>41.362</text:p>
          </table:table-cell>
          <table:table-cell office:value-type="percentage" office:value="0.91341121392133917" table:style-name="ce49">
            <text:p>91,3%</text:p>
          </table:table-cell>
          <table:table-cell office:value-type="float" office:value="488664" table:style-name="ce48">
            <text:p>488.664</text:p>
          </table:table-cell>
          <table:table-cell office:value-type="float" office:value="527062" table:style-name="ce48">
            <text:p>527.062</text:p>
          </table:table-cell>
          <table:table-cell office:value-type="percentage" office:value="0.92714709085458635" table:style-name="ce49">
            <text:p>92,7%</text:p>
          </table:table-cell>
          <table:table-cell office:value-type="percentage" office:value="0.83724803179960761" table:style-name="ce49">
            <text:p>83,7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stilla y Leon</text:p>
          </table:table-cell>
          <table:table-cell office:value-type="float" office:value="228000" table:style-name="ce48">
            <text:p>228.000</text:p>
          </table:table-cell>
          <table:table-cell office:value-type="percentage" office:value="1" table:style-name="ce49">
            <text:p>100,0%</text:p>
          </table:table-cell>
          <table:table-cell office:value-type="float" office:value="250523" table:style-name="ce48">
            <text:p>250.523</text:p>
          </table:table-cell>
          <table:table-cell office:value-type="percentage" office:value="1" table:style-name="ce49">
            <text:p>100,0%</text:p>
          </table:table-cell>
          <table:table-cell office:value-type="float" office:value="322453" table:style-name="ce48">
            <text:p>322.453</text:p>
          </table:table-cell>
          <table:table-cell office:value-type="percentage" office:value="0.98536255932136063" table:style-name="ce49">
            <text:p>98,5%</text:p>
          </table:table-cell>
          <table:table-cell office:value-type="float" office:value="353337" table:style-name="ce48">
            <text:p>353.337</text:p>
          </table:table-cell>
          <table:table-cell office:value-type="percentage" office:value="0.92689984076725529" table:style-name="ce49">
            <text:p>92,7%</text:p>
          </table:table-cell>
          <table:table-cell office:value-type="float" office:value="321497" table:style-name="ce48">
            <text:p>321.497</text:p>
          </table:table-cell>
          <table:table-cell office:value-type="percentage" office:value="0.89254640451746525" table:style-name="ce49">
            <text:p>89,3%</text:p>
          </table:table-cell>
          <table:table-cell office:value-type="float" office:value="213686" table:style-name="ce48">
            <text:p>213.686</text:p>
          </table:table-cell>
          <table:table-cell office:value-type="percentage" office:value="0.82535476744096226" table:style-name="ce49">
            <text:p>82,5%</text:p>
          </table:table-cell>
          <table:table-cell office:value-type="float" office:value="174319" table:style-name="ce48">
            <text:p>174.319</text:p>
          </table:table-cell>
          <table:table-cell office:value-type="percentage" office:value="0.82311749512463461" table:style-name="ce49">
            <text:p>82,3%</text:p>
          </table:table-cell>
          <table:table-cell office:value-type="float" office:value="144636" table:style-name="ce48">
            <text:p>144.636</text:p>
          </table:table-cell>
          <table:table-cell office:value-type="percentage" office:value="0.85991510006064287" table:style-name="ce49">
            <text:p>86,0%</text:p>
          </table:table-cell>
          <table:table-cell office:value-type="float" office:value="2008451" table:style-name="ce48">
            <text:p>2.008.451</text:p>
          </table:table-cell>
          <table:table-cell office:value-type="float" office:value="2172149" table:style-name="ce48">
            <text:p>2.172.149</text:p>
          </table:table-cell>
          <table:table-cell office:value-type="percentage" office:value="0.92463776656205443" table:style-name="ce49">
            <text:p>92,5%</text:p>
          </table:table-cell>
          <table:table-cell office:value-type="percentage" office:value="0.84153597785011536" table:style-name="ce49">
            <text:p>84,2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stilla - La Mancha</text:p>
          </table:table-cell>
          <table:table-cell office:value-type="float" office:value="137413" table:style-name="ce48">
            <text:p>137.413</text:p>
          </table:table-cell>
          <table:table-cell office:value-type="percentage" office:value="1" table:style-name="ce49">
            <text:p>100,0%</text:p>
          </table:table-cell>
          <table:table-cell office:value-type="float" office:value="158405" table:style-name="ce48">
            <text:p>158.405</text:p>
          </table:table-cell>
          <table:table-cell office:value-type="percentage" office:value="1" table:style-name="ce49">
            <text:p>100,0%</text:p>
          </table:table-cell>
          <table:table-cell office:value-type="float" office:value="220796" table:style-name="ce48">
            <text:p>220.796</text:p>
          </table:table-cell>
          <table:table-cell office:value-type="percentage" office:value="0.96828459662848421" table:style-name="ce49">
            <text:p>96,8%</text:p>
          </table:table-cell>
          <table:table-cell office:value-type="float" office:value="284208" table:style-name="ce48">
            <text:p>284.208</text:p>
          </table:table-cell>
          <table:table-cell office:value-type="percentage" office:value="0.9126577116121346" table:style-name="ce49">
            <text:p>91,3%</text:p>
          </table:table-cell>
          <table:table-cell office:value-type="float" office:value="284191" table:style-name="ce48">
            <text:p>284.191</text:p>
          </table:table-cell>
          <table:table-cell office:value-type="percentage" office:value="0.85941133600055641" table:style-name="ce49">
            <text:p>85,9%</text:p>
          </table:table-cell>
          <table:table-cell office:value-type="float" office:value="203886" table:style-name="ce48">
            <text:p>203.886</text:p>
          </table:table-cell>
          <table:table-cell office:value-type="percentage" office:value="0.79101923949858588" table:style-name="ce49">
            <text:p>79,1%</text:p>
          </table:table-cell>
          <table:table-cell office:value-type="float" office:value="171710" table:style-name="ce48">
            <text:p>171.710</text:p>
          </table:table-cell>
          <table:table-cell office:value-type="percentage" office:value="0.78409256959158324" table:style-name="ce49">
            <text:p>78,4%</text:p>
          </table:table-cell>
          <table:table-cell office:value-type="float" office:value="151445" table:style-name="ce48">
            <text:p>151.445</text:p>
          </table:table-cell>
          <table:table-cell office:value-type="percentage" office:value="0.8516950105727269" table:style-name="ce49">
            <text:p>85,2%</text:p>
          </table:table-cell>
          <table:table-cell office:value-type="float" office:value="1612054" table:style-name="ce48">
            <text:p>1.612.054</text:p>
          </table:table-cell>
          <table:table-cell office:value-type="float" office:value="1816082" table:style-name="ce48">
            <text:p>1.816.082</text:p>
          </table:table-cell>
          <table:table-cell office:value-type="percentage" office:value="0.88765485258925536" table:style-name="ce49">
            <text:p>88,8%</text:p>
          </table:table-cell>
          <table:table-cell office:value-type="percentage" office:value="0.78688369350442433" table:style-name="ce49">
            <text:p>78,7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taluña</text:p>
          </table:table-cell>
          <table:table-cell office:value-type="float" office:value="455156" table:style-name="ce48">
            <text:p>455.156</text:p>
          </table:table-cell>
          <table:table-cell office:value-type="percentage" office:value="1" table:style-name="ce49">
            <text:p>100,0%</text:p>
          </table:table-cell>
          <table:table-cell office:value-type="float" office:value="617766" table:style-name="ce48">
            <text:p>617.766</text:p>
          </table:table-cell>
          <table:table-cell office:value-type="percentage" office:value="0.97173354977537851" table:style-name="ce49">
            <text:p>97,2%</text:p>
          </table:table-cell>
          <table:table-cell office:value-type="float" office:value="797386" table:style-name="ce48">
            <text:p>797.386</text:p>
          </table:table-cell>
          <table:table-cell office:value-type="percentage" office:value="0.93536770191581309" table:style-name="ce49">
            <text:p>93,5%</text:p>
          </table:table-cell>
          <table:table-cell office:value-type="float" office:value="1033684" table:style-name="ce48">
            <text:p>1.033.684</text:p>
          </table:table-cell>
          <table:table-cell office:value-type="percentage" office:value="0.9419382705136955" table:style-name="ce49">
            <text:p>94,2%</text:p>
          </table:table-cell>
          <table:table-cell office:value-type="float" office:value="1146700" table:style-name="ce48">
            <text:p>1.146.700</text:p>
          </table:table-cell>
          <table:table-cell office:value-type="percentage" office:value="0.89899884753788617" table:style-name="ce49">
            <text:p>89,9%</text:p>
          </table:table-cell>
          <table:table-cell office:value-type="float" office:value="805768" table:style-name="ce48">
            <text:p>805.768</text:p>
          </table:table-cell>
          <table:table-cell office:value-type="percentage" office:value="0.83358644690615213" table:style-name="ce49">
            <text:p>83,4%</text:p>
          </table:table-cell>
          <table:table-cell office:value-type="float" office:value="669345" table:style-name="ce48">
            <text:p>669.345</text:p>
          </table:table-cell>
          <table:table-cell office:value-type="percentage" office:value="0.80736482403332011" table:style-name="ce49">
            <text:p>80,7%</text:p>
          </table:table-cell>
          <table:table-cell office:value-type="float" office:value="564956" table:style-name="ce48">
            <text:p>564.956</text:p>
          </table:table-cell>
          <table:table-cell office:value-type="percentage" office:value="0.8415060109061715" table:style-name="ce49">
            <text:p>84,2%</text:p>
          </table:table-cell>
          <table:table-cell office:value-type="float" office:value="6090761" table:style-name="ce48">
            <text:p>6.090.761</text:p>
          </table:table-cell>
          <table:table-cell office:value-type="float" office:value="6782414" table:style-name="ce48">
            <text:p>6.782.414</text:p>
          </table:table-cell>
          <table:table-cell office:value-type="percentage" office:value="0.89802259195619727" table:style-name="ce49">
            <text:p>89,8%</text:p>
          </table:table-cell>
          <table:table-cell office:value-type="percentage" office:value="0.79397211902670917" table:style-name="ce49">
            <text:p>79,4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. Valenciana</text:p>
          </table:table-cell>
          <table:table-cell office:value-type="float" office:value="293589" table:style-name="ce48">
            <text:p>293.589</text:p>
          </table:table-cell>
          <table:table-cell office:value-type="percentage" office:value="1" table:style-name="ce49">
            <text:p>100,0%</text:p>
          </table:table-cell>
          <table:table-cell office:value-type="float" office:value="433253" table:style-name="ce48">
            <text:p>433.253</text:p>
          </table:table-cell>
          <table:table-cell office:value-type="percentage" office:value="0.98516744888306773" table:style-name="ce49">
            <text:p>98,5%</text:p>
          </table:table-cell>
          <table:table-cell office:value-type="float" office:value="570151" table:style-name="ce48">
            <text:p>570.151</text:p>
          </table:table-cell>
          <table:table-cell office:value-type="percentage" office:value="0.95480289379375016" table:style-name="ce49">
            <text:p>95,5%</text:p>
          </table:table-cell>
          <table:table-cell office:value-type="float" office:value="715393" table:style-name="ce48">
            <text:p>715.393</text:p>
          </table:table-cell>
          <table:table-cell office:value-type="percentage" office:value="0.93847140743228352" table:style-name="ce49">
            <text:p>93,8%</text:p>
          </table:table-cell>
          <table:table-cell office:value-type="float" office:value="756385" table:style-name="ce48">
            <text:p>756.385</text:p>
          </table:table-cell>
          <table:table-cell office:value-type="percentage" office:value="0.89968396249418658" table:style-name="ce49">
            <text:p>90,0%</text:p>
          </table:table-cell>
          <table:table-cell office:value-type="float" office:value="516654" table:style-name="ce48">
            <text:p>516.654</text:p>
          </table:table-cell>
          <table:table-cell office:value-type="percentage" office:value="0.84156430550510575" table:style-name="ce49">
            <text:p>84,2%</text:p>
          </table:table-cell>
          <table:table-cell office:value-type="float" office:value="432033" table:style-name="ce48">
            <text:p>432.033</text:p>
          </table:table-cell>
          <table:table-cell office:value-type="percentage" office:value="0.84254241155443055" table:style-name="ce49">
            <text:p>84,3%</text:p>
          </table:table-cell>
          <table:table-cell office:value-type="float" office:value="380793" table:style-name="ce48">
            <text:p>380.793</text:p>
          </table:table-cell>
          <table:table-cell office:value-type="percentage" office:value="0.87989897612814227" table:style-name="ce49">
            <text:p>88,0%</text:p>
          </table:table-cell>
          <table:table-cell office:value-type="float" office:value="4098251" table:style-name="ce48">
            <text:p>4.098.251</text:p>
          </table:table-cell>
          <table:table-cell office:value-type="float" office:value="4492026" table:style-name="ce48">
            <text:p>4.492.026</text:p>
          </table:table-cell>
          <table:table-cell office:value-type="percentage" office:value="0.91233910934620588" table:style-name="ce49">
            <text:p>91,2%</text:p>
          </table:table-cell>
          <table:table-cell office:value-type="percentage" office:value="0.81200999792948148" table:style-name="ce49">
            <text:p>81,2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Extremadura</text:p>
          </table:table-cell>
          <table:table-cell office:value-type="float" office:value="77633" table:style-name="ce48">
            <text:p>77.633</text:p>
          </table:table-cell>
          <table:table-cell office:value-type="percentage" office:value="1" table:style-name="ce49">
            <text:p>100,0%</text:p>
          </table:table-cell>
          <table:table-cell office:value-type="float" office:value="95715" table:style-name="ce48">
            <text:p>95.715</text:p>
          </table:table-cell>
          <table:table-cell office:value-type="percentage" office:value="1" table:style-name="ce49">
            <text:p>100,0%</text:p>
          </table:table-cell>
          <table:table-cell office:value-type="float" office:value="132450" table:style-name="ce48">
            <text:p>132.450</text:p>
          </table:table-cell>
          <table:table-cell office:value-type="percentage" office:value="1.0135057581206719" table:style-name="ce49">
            <text:p>101,4%</text:p>
          </table:table-cell>
          <table:table-cell office:value-type="float" office:value="161314" table:style-name="ce48">
            <text:p>161.314</text:p>
          </table:table-cell>
          <table:table-cell office:value-type="percentage" office:value="0.96047108417235771" table:style-name="ce49">
            <text:p>96,0%</text:p>
          </table:table-cell>
          <table:table-cell office:value-type="float" office:value="145664" table:style-name="ce48">
            <text:p>145.664</text:p>
          </table:table-cell>
          <table:table-cell office:value-type="percentage" office:value="0.92463944749136706" table:style-name="ce49">
            <text:p>92,5%</text:p>
          </table:table-cell>
          <table:table-cell office:value-type="float" office:value="112516" table:style-name="ce48">
            <text:p>112.516</text:p>
          </table:table-cell>
          <table:table-cell office:value-type="percentage" office:value="0.86656089709030981" table:style-name="ce49">
            <text:p>86,7%</text:p>
          </table:table-cell>
          <table:table-cell office:value-type="float" office:value="92674" table:style-name="ce48">
            <text:p>92.674</text:p>
          </table:table-cell>
          <table:table-cell office:value-type="percentage" office:value="0.82372495689118808" table:style-name="ce49">
            <text:p>82,4%</text:p>
          </table:table-cell>
          <table:table-cell office:value-type="float" office:value="78003" table:style-name="ce48">
            <text:p>78.003</text:p>
          </table:table-cell>
          <table:table-cell office:value-type="percentage" office:value="0.9100911222858743" table:style-name="ce49">
            <text:p>91,0%</text:p>
          </table:table-cell>
          <table:table-cell office:value-type="float" office:value="895969" table:style-name="ce48">
            <text:p>895.969</text:p>
          </table:table-cell>
          <table:table-cell office:value-type="float" office:value="949890" table:style-name="ce48">
            <text:p>949.890</text:p>
          </table:table-cell>
          <table:table-cell office:value-type="percentage" office:value="0.94323447978186947" table:style-name="ce49">
            <text:p>94,3%</text:p>
          </table:table-cell>
          <table:table-cell office:value-type="percentage" office:value="0.84685240723289912" table:style-name="ce49">
            <text:p>84,7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Galicia</text:p>
          </table:table-cell>
          <table:table-cell office:value-type="float" office:value="241493" table:style-name="ce48">
            <text:p>241.493</text:p>
          </table:table-cell>
          <table:table-cell office:value-type="percentage" office:value="1" table:style-name="ce49">
            <text:p>100,0%</text:p>
          </table:table-cell>
          <table:table-cell office:value-type="float" office:value="291125" table:style-name="ce48">
            <text:p>291.125</text:p>
          </table:table-cell>
          <table:table-cell office:value-type="percentage" office:value="0.99704098442064604" table:style-name="ce49">
            <text:p>99,7%</text:p>
          </table:table-cell>
          <table:table-cell office:value-type="float" office:value="347321" table:style-name="ce48">
            <text:p>347.321</text:p>
          </table:table-cell>
          <table:table-cell office:value-type="percentage" office:value="0.98233710254945328" table:style-name="ce49">
            <text:p>98,2%</text:p>
          </table:table-cell>
          <table:table-cell office:value-type="float" office:value="391946" table:style-name="ce48">
            <text:p>391.946</text:p>
          </table:table-cell>
          <table:table-cell office:value-type="percentage" office:value="0.9578347996089932" table:style-name="ce49">
            <text:p>95,8%</text:p>
          </table:table-cell>
          <table:table-cell office:value-type="float" office:value="409840" table:style-name="ce48">
            <text:p>409.840</text:p>
          </table:table-cell>
          <table:table-cell office:value-type="percentage" office:value="0.92548725603325832" table:style-name="ce49">
            <text:p>92,5%</text:p>
          </table:table-cell>
          <table:table-cell office:value-type="float" office:value="265588" table:style-name="ce48">
            <text:p>265.588</text:p>
          </table:table-cell>
          <table:table-cell office:value-type="percentage" office:value="0.86062774224071448" table:style-name="ce49">
            <text:p>86,1%</text:p>
          </table:table-cell>
          <table:table-cell office:value-type="float" office:value="200432" table:style-name="ce48">
            <text:p>200.432</text:p>
          </table:table-cell>
          <table:table-cell office:value-type="percentage" office:value="0.87007405735320931" table:style-name="ce49">
            <text:p>87,0%</text:p>
          </table:table-cell>
          <table:table-cell office:value-type="float" office:value="173295" table:style-name="ce48">
            <text:p>173.295</text:p>
          </table:table-cell>
          <table:table-cell office:value-type="percentage" office:value="0.94519046164586784" table:style-name="ce49">
            <text:p>94,5%</text:p>
          </table:table-cell>
          <table:table-cell office:value-type="float" office:value="2321040" table:style-name="ce48">
            <text:p>2.321.040</text:p>
          </table:table-cell>
          <table:table-cell office:value-type="float" office:value="2456127" table:style-name="ce48">
            <text:p>2.456.127</text:p>
          </table:table-cell>
          <table:table-cell office:value-type="percentage" office:value="0.94499999389282396" table:style-name="ce49">
            <text:p>94,5%</text:p>
          </table:table-cell>
          <table:table-cell office:value-type="percentage" office:value="0.8606402370743037" table:style-name="ce49">
            <text:p>86,1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La Rioja</text:p>
          </table:table-cell>
          <table:table-cell office:value-type="float" office:value="23253" table:style-name="ce48">
            <text:p>23.253</text:p>
          </table:table-cell>
          <table:table-cell office:value-type="percentage" office:value="1" table:style-name="ce49">
            <text:p>100,0%</text:p>
          </table:table-cell>
          <table:table-cell office:value-type="float" office:value="28644" table:style-name="ce48">
            <text:p>28.644</text:p>
          </table:table-cell>
          <table:table-cell office:value-type="percentage" office:value="1" table:style-name="ce49">
            <text:p>100,0%</text:p>
          </table:table-cell>
          <table:table-cell office:value-type="float" office:value="38030" table:style-name="ce48">
            <text:p>38.030</text:p>
          </table:table-cell>
          <table:table-cell office:value-type="percentage" office:value="0.98487595172735276" table:style-name="ce49">
            <text:p>98,5%</text:p>
          </table:table-cell>
          <table:table-cell office:value-type="float" office:value="45249" table:style-name="ce48">
            <text:p>45.249</text:p>
          </table:table-cell>
          <table:table-cell office:value-type="percentage" office:value="0.95261052631578946" table:style-name="ce49">
            <text:p>95,3%</text:p>
          </table:table-cell>
          <table:table-cell office:value-type="float" office:value="47532" table:style-name="ce48">
            <text:p>47.532</text:p>
          </table:table-cell>
          <table:table-cell office:value-type="percentage" office:value="0.91895445054520142" table:style-name="ce49">
            <text:p>91,9%</text:p>
          </table:table-cell>
          <table:table-cell office:value-type="float" office:value="31536" table:style-name="ce48">
            <text:p>31.536</text:p>
          </table:table-cell>
          <table:table-cell office:value-type="percentage" office:value="0.85149584188357275" table:style-name="ce49">
            <text:p>85,1%</text:p>
          </table:table-cell>
          <table:table-cell office:value-type="float" office:value="24592" table:style-name="ce48">
            <text:p>24.592</text:p>
          </table:table-cell>
          <table:table-cell office:value-type="percentage" office:value="0.81522243585493603" table:style-name="ce49">
            <text:p>81,5%</text:p>
          </table:table-cell>
          <table:table-cell office:value-type="float" office:value="22814" table:style-name="ce48">
            <text:p>22.814</text:p>
          </table:table-cell>
          <table:table-cell office:value-type="percentage" office:value="0.8779680584952857" table:style-name="ce49">
            <text:p>87,8%</text:p>
          </table:table-cell>
          <table:table-cell office:value-type="float" office:value="261650" table:style-name="ce48">
            <text:p>261.650</text:p>
          </table:table-cell>
          <table:table-cell office:value-type="float" office:value="281479" table:style-name="ce48">
            <text:p>281.479</text:p>
          </table:table-cell>
          <table:table-cell office:value-type="percentage" office:value="0.92955424738612824" table:style-name="ce49">
            <text:p>93,0%</text:p>
          </table:table-cell>
          <table:table-cell office:value-type="percentage" office:value="0.82754541774201706" table:style-name="ce49">
            <text:p>82,8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Madrid</text:p>
          </table:table-cell>
          <table:table-cell office:value-type="float" office:value="372788" table:style-name="ce48">
            <text:p>372.788</text:p>
          </table:table-cell>
          <table:table-cell office:value-type="percentage" office:value="1" table:style-name="ce49">
            <text:p>100,0%</text:p>
          </table:table-cell>
          <table:table-cell office:value-type="float" office:value="511497" table:style-name="ce48">
            <text:p>511.497</text:p>
          </table:table-cell>
          <table:table-cell office:value-type="percentage" office:value="0.9704904658002087" table:style-name="ce49">
            <text:p>97,0%</text:p>
          </table:table-cell>
          <table:table-cell office:value-type="float" office:value="683446" table:style-name="ce48">
            <text:p>683.446</text:p>
          </table:table-cell>
          <table:table-cell office:value-type="percentage" office:value="0.94862712330212173" table:style-name="ce49">
            <text:p>94,9%</text:p>
          </table:table-cell>
          <table:table-cell office:value-type="float" office:value="943788" table:style-name="ce48">
            <text:p>943.788</text:p>
          </table:table-cell>
          <table:table-cell office:value-type="percentage" office:value="0.95355333975240442" table:style-name="ce49">
            <text:p>95,4%</text:p>
          </table:table-cell>
          <table:table-cell office:value-type="float" office:value="1034210" table:style-name="ce48">
            <text:p>1.034.210</text:p>
          </table:table-cell>
          <table:table-cell office:value-type="percentage" office:value="0.89461979026550276" table:style-name="ce49">
            <text:p>89,5%</text:p>
          </table:table-cell>
          <table:table-cell office:value-type="float" office:value="754234" table:style-name="ce48">
            <text:p>754.234</text:p>
          </table:table-cell>
          <table:table-cell office:value-type="percentage" office:value="0.83725262087553454" table:style-name="ce49">
            <text:p>83,7%</text:p>
          </table:table-cell>
          <table:table-cell office:value-type="float" office:value="607022" table:style-name="ce48">
            <text:p>607.022</text:p>
          </table:table-cell>
          <table:table-cell office:value-type="percentage" office:value="0.82525487487713389" table:style-name="ce49">
            <text:p>82,5%</text:p>
          </table:table-cell>
          <table:table-cell office:value-type="float" office:value="467296" table:style-name="ce48">
            <text:p>467.296</text:p>
          </table:table-cell>
          <table:table-cell office:value-type="percentage" office:value="0.818754599292147" table:style-name="ce49">
            <text:p>81,9%</text:p>
          </table:table-cell>
          <table:table-cell office:value-type="float" office:value="5374281" table:style-name="ce48">
            <text:p>5.374.281</text:p>
          </table:table-cell>
          <table:table-cell office:value-type="float" office:value="5970908" table:style-name="ce48">
            <text:p>5.970.908</text:p>
          </table:table-cell>
          <table:table-cell office:value-type="percentage" office:value="0.90007767662807736" table:style-name="ce49">
            <text:p>90,0%</text:p>
          </table:table-cell>
          <table:table-cell office:value-type="percentage" office:value="0.79550293465138544" table:style-name="ce49">
            <text:p>79,6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Murcia</text:p>
          </table:table-cell>
          <table:table-cell office:value-type="float" office:value="73423" table:style-name="ce48">
            <text:p>73.423</text:p>
          </table:table-cell>
          <table:table-cell office:value-type="percentage" office:value="1" table:style-name="ce49">
            <text:p>100,0%</text:p>
          </table:table-cell>
          <table:table-cell office:value-type="float" office:value="103019" table:style-name="ce48">
            <text:p>103.019</text:p>
          </table:table-cell>
          <table:table-cell office:value-type="percentage" office:value="0.99131079078539674" table:style-name="ce49">
            <text:p>99,1%</text:p>
          </table:table-cell>
          <table:table-cell office:value-type="float" office:value="146273" table:style-name="ce48">
            <text:p>146.273</text:p>
          </table:table-cell>
          <table:table-cell office:value-type="percentage" office:value="0.95266410926071865" table:style-name="ce49">
            <text:p>95,3%</text:p>
          </table:table-cell>
          <table:table-cell office:value-type="float" office:value="207724" table:style-name="ce48">
            <text:p>207.724</text:p>
          </table:table-cell>
          <table:table-cell office:value-type="percentage" office:value="0.95241239231005537" table:style-name="ce49">
            <text:p>95,2%</text:p>
          </table:table-cell>
          <table:table-cell office:value-type="float" office:value="232443" table:style-name="ce48">
            <text:p>232.443</text:p>
          </table:table-cell>
          <table:table-cell office:value-type="percentage" office:value="0.92068301725367174" table:style-name="ce49">
            <text:p>92,1%</text:p>
          </table:table-cell>
          <table:table-cell office:value-type="float" office:value="169647" table:style-name="ce48">
            <text:p>169.647</text:p>
          </table:table-cell>
          <table:table-cell office:value-type="percentage" office:value="0.85218059616022179" table:style-name="ce49">
            <text:p>85,2%</text:p>
          </table:table-cell>
          <table:table-cell office:value-type="float" office:value="144034" table:style-name="ce48">
            <text:p>144.034</text:p>
          </table:table-cell>
          <table:table-cell office:value-type="percentage" office:value="0.82807191026739257" table:style-name="ce49">
            <text:p>82,8%</text:p>
          </table:table-cell>
          <table:table-cell office:value-type="float" office:value="124287" table:style-name="ce48">
            <text:p>124.287</text:p>
          </table:table-cell>
          <table:table-cell office:value-type="percentage" office:value="0.85942772583946447" table:style-name="ce49">
            <text:p>85,9%</text:p>
          </table:table-cell>
          <table:table-cell office:value-type="float" office:value="1200850" table:style-name="ce48">
            <text:p>1.200.850</text:p>
          </table:table-cell>
          <table:table-cell office:value-type="float" office:value="1317614" table:style-name="ce48">
            <text:p>1.317.614</text:p>
          </table:table-cell>
          <table:table-cell office:value-type="percentage" office:value="0.91138224092943765" table:style-name="ce49">
            <text:p>91,1%</text:p>
          </table:table-cell>
          <table:table-cell office:value-type="percentage" office:value="0.79364817101057716" table:style-name="ce49">
            <text:p>79,4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Navarra</text:p>
          </table:table-cell>
          <table:table-cell office:value-type="float" office:value="42288" table:style-name="ce48">
            <text:p>42.288</text:p>
          </table:table-cell>
          <table:table-cell office:value-type="percentage" office:value="1" table:style-name="ce49">
            <text:p>100,0%</text:p>
          </table:table-cell>
          <table:table-cell office:value-type="float" office:value="55877" table:style-name="ce48">
            <text:p>55.877</text:p>
          </table:table-cell>
          <table:table-cell office:value-type="percentage" office:value="0.98652895480225988" table:style-name="ce49">
            <text:p>98,7%</text:p>
          </table:table-cell>
          <table:table-cell office:value-type="float" office:value="72241" table:style-name="ce48">
            <text:p>72.241</text:p>
          </table:table-cell>
          <table:table-cell office:value-type="percentage" office:value="0.95468481564688779" table:style-name="ce49">
            <text:p>95,5%</text:p>
          </table:table-cell>
          <table:table-cell office:value-type="float" office:value="92129" table:style-name="ce48">
            <text:p>92.129</text:p>
          </table:table-cell>
          <table:table-cell office:value-type="percentage" office:value="0.94299780957644985" table:style-name="ce49">
            <text:p>94,3%</text:p>
          </table:table-cell>
          <table:table-cell office:value-type="float" office:value="95844" table:style-name="ce48">
            <text:p>95.844</text:p>
          </table:table-cell>
          <table:table-cell office:value-type="percentage" office:value="0.90655770267586055" table:style-name="ce49">
            <text:p>90,7%</text:p>
          </table:table-cell>
          <table:table-cell office:value-type="float" office:value="65058" table:style-name="ce48">
            <text:p>65.058</text:p>
          </table:table-cell>
          <table:table-cell office:value-type="percentage" office:value="0.84789323463097399" table:style-name="ce49">
            <text:p>84,8%</text:p>
          </table:table-cell>
          <table:table-cell office:value-type="float" office:value="58538" table:style-name="ce48">
            <text:p>58.538</text:p>
          </table:table-cell>
          <table:table-cell office:value-type="percentage" office:value="0.85081829016598354" table:style-name="ce49">
            <text:p>85,1%</text:p>
          </table:table-cell>
          <table:table-cell office:value-type="float" office:value="51475" table:style-name="ce48">
            <text:p>51.475</text:p>
          </table:table-cell>
          <table:table-cell office:value-type="percentage" office:value="0.89489056170789794" table:style-name="ce49">
            <text:p>89,5%</text:p>
          </table:table-cell>
          <table:table-cell office:value-type="float" office:value="533450" table:style-name="ce48">
            <text:p>533.450</text:p>
          </table:table-cell>
          <table:table-cell office:value-type="float" office:value="580174" table:style-name="ce48">
            <text:p>580.174</text:p>
          </table:table-cell>
          <table:table-cell office:value-type="percentage" office:value="0.91946553964845035" table:style-name="ce49">
            <text:p>91,9%</text:p>
          </table:table-cell>
          <table:table-cell office:value-type="percentage" office:value="0.81114081264616344" table:style-name="ce49">
            <text:p>81,1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País Vasco</text:p>
          </table:table-cell>
          <table:table-cell office:value-type="float" office:value="162590" table:style-name="ce48">
            <text:p>162.590</text:p>
          </table:table-cell>
          <table:table-cell office:value-type="percentage" office:value="1.019206900442561" table:style-name="ce49">
            <text:p>101,9%</text:p>
          </table:table-cell>
          <table:table-cell office:value-type="float" office:value="213004" table:style-name="ce48">
            <text:p>213.004</text:p>
          </table:table-cell>
          <table:table-cell office:value-type="percentage" office:value="0.98446151428597839" table:style-name="ce49">
            <text:p>98,4%</text:p>
          </table:table-cell>
          <table:table-cell office:value-type="float" office:value="275083" table:style-name="ce48">
            <text:p>275.083</text:p>
          </table:table-cell>
          <table:table-cell office:value-type="percentage" office:value="0.96804650851799845" table:style-name="ce49">
            <text:p>96,8%</text:p>
          </table:table-cell>
          <table:table-cell office:value-type="float" office:value="323784" table:style-name="ce48">
            <text:p>323.784</text:p>
          </table:table-cell>
          <table:table-cell office:value-type="percentage" office:value="0.95945381326174117" table:style-name="ce49">
            <text:p>95,9%</text:p>
          </table:table-cell>
          <table:table-cell office:value-type="float" office:value="321979" table:style-name="ce48">
            <text:p>321.979</text:p>
          </table:table-cell>
          <table:table-cell office:value-type="percentage" office:value="0.92505688608991454" table:style-name="ce49">
            <text:p>92,5%</text:p>
          </table:table-cell>
          <table:table-cell office:value-type="float" office:value="206695" table:style-name="ce48">
            <text:p>206.695</text:p>
          </table:table-cell>
          <table:table-cell office:value-type="percentage" office:value="0.86980032402634289" table:style-name="ce49">
            <text:p>87,0%</text:p>
          </table:table-cell>
          <table:table-cell office:value-type="float" office:value="170411" table:style-name="ce48">
            <text:p>170.411</text:p>
          </table:table-cell>
          <table:table-cell office:value-type="percentage" office:value="0.85541249403910347" table:style-name="ce49">
            <text:p>85,5%</text:p>
          </table:table-cell>
          <table:table-cell office:value-type="float" office:value="154179" table:style-name="ce48">
            <text:p>154.179</text:p>
          </table:table-cell>
          <table:table-cell office:value-type="percentage" office:value="0.89215181376832142" table:style-name="ce49">
            <text:p>89,2%</text:p>
          </table:table-cell>
          <table:table-cell office:value-type="float" office:value="1827725" table:style-name="ce48">
            <text:p>1.827.725</text:p>
          </table:table-cell>
          <table:table-cell office:value-type="float" office:value="1955253" table:style-name="ce48">
            <text:p>1.955.253</text:p>
          </table:table-cell>
          <table:table-cell office:value-type="percentage" office:value="0.93477672710385817" table:style-name="ce49">
            <text:p>93,5%</text:p>
          </table:table-cell>
          <table:table-cell office:value-type="percentage" office:value="0.83613994733538644" table:style-name="ce49">
            <text:p>83,6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Ceuta</text:p>
          </table:table-cell>
          <table:table-cell office:value-type="float" office:value="2484" table:style-name="ce48">
            <text:p>2.484</text:p>
          </table:table-cell>
          <table:table-cell office:value-type="percentage" office:value="0.8755727881565033" table:style-name="ce49">
            <text:p>87,6%</text:p>
          </table:table-cell>
          <table:table-cell office:value-type="float" office:value="4060" table:style-name="ce48">
            <text:p>4.060</text:p>
          </table:table-cell>
          <table:table-cell office:value-type="percentage" office:value="0.92188919164395999" table:style-name="ce49">
            <text:p>92,2%</text:p>
          </table:table-cell>
          <table:table-cell office:value-type="float" office:value="7915" table:style-name="ce48">
            <text:p>7.915</text:p>
          </table:table-cell>
          <table:table-cell office:value-type="percentage" office:value="0.95029415295953901" table:style-name="ce49">
            <text:p>95,0%</text:p>
          </table:table-cell>
          <table:table-cell office:value-type="float" office:value="10832" table:style-name="ce48">
            <text:p>10.832</text:p>
          </table:table-cell>
          <table:table-cell office:value-type="percentage" office:value="0.93726745695249636" table:style-name="ce49">
            <text:p>93,7%</text:p>
          </table:table-cell>
          <table:table-cell office:value-type="float" office:value="11333" table:style-name="ce48">
            <text:p>11.333</text:p>
          </table:table-cell>
          <table:table-cell office:value-type="percentage" office:value="0.91713198996520195" table:style-name="ce49">
            <text:p>91,7%</text:p>
          </table:table-cell>
          <table:table-cell office:value-type="float" office:value="9311" table:style-name="ce48">
            <text:p>9.311</text:p>
          </table:table-cell>
          <table:table-cell office:value-type="percentage" office:value="0.81682603737169923" table:style-name="ce49">
            <text:p>81,7%</text:p>
          </table:table-cell>
          <table:table-cell office:value-type="float" office:value="9046" table:style-name="ce48">
            <text:p>9.046</text:p>
          </table:table-cell>
          <table:table-cell office:value-type="percentage" office:value="0.83258168430740909" table:style-name="ce49">
            <text:p>83,3%</text:p>
          </table:table-cell>
          <table:table-cell office:value-type="float" office:value="8560" table:style-name="ce48">
            <text:p>8.560</text:p>
          </table:table-cell>
          <table:table-cell office:value-type="percentage" office:value="0.92231440577523971" table:style-name="ce49">
            <text:p>92,2%</text:p>
          </table:table-cell>
          <table:table-cell office:value-type="float" office:value="63541" table:style-name="ce48">
            <text:p>63.541</text:p>
          </table:table-cell>
          <table:table-cell office:value-type="float" office:value="71029" table:style-name="ce48">
            <text:p>71.029</text:p>
          </table:table-cell>
          <table:table-cell office:value-type="percentage" office:value="0.89457827084711883" table:style-name="ce49">
            <text:p>89,5%</text:p>
          </table:table-cell>
          <table:table-cell office:value-type="percentage" office:value="0.76081516337991073" table:style-name="ce49">
            <text:p>76,1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Melilla</text:p>
          </table:table-cell>
          <table:table-cell office:value-type="float" office:value="2050" table:style-name="ce48">
            <text:p>2.050</text:p>
          </table:table-cell>
          <table:table-cell office:value-type="percentage" office:value="0.8164078056551175" table:style-name="ce49">
            <text:p>81,6%</text:p>
          </table:table-cell>
          <table:table-cell office:value-type="float" office:value="3366" table:style-name="ce48">
            <text:p>3.366</text:p>
          </table:table-cell>
          <table:table-cell office:value-type="percentage" office:value="0.88509071785432558" table:style-name="ce49">
            <text:p>88,5%</text:p>
          </table:table-cell>
          <table:table-cell office:value-type="float" office:value="7378" table:style-name="ce48">
            <text:p>7.378</text:p>
          </table:table-cell>
          <table:table-cell office:value-type="percentage" office:value="0.92167395377888817" table:style-name="ce49">
            <text:p>92,2%</text:p>
          </table:table-cell>
          <table:table-cell office:value-type="float" office:value="9993" table:style-name="ce48">
            <text:p>9.993</text:p>
          </table:table-cell>
          <table:table-cell office:value-type="percentage" office:value="0.92519211184149619" table:style-name="ce49">
            <text:p>92,5%</text:p>
          </table:table-cell>
          <table:table-cell office:value-type="float" office:value="10481" table:style-name="ce48">
            <text:p>10.481</text:p>
          </table:table-cell>
          <table:table-cell office:value-type="percentage" office:value="0.95953492630229786" table:style-name="ce49">
            <text:p>96,0%</text:p>
          </table:table-cell>
          <table:table-cell office:value-type="float" office:value="8952" table:style-name="ce48">
            <text:p>8.952</text:p>
          </table:table-cell>
          <table:table-cell office:value-type="percentage" office:value="0.81738495252008769" table:style-name="ce49">
            <text:p>81,7%</text:p>
          </table:table-cell>
          <table:table-cell office:value-type="float" office:value="8944" table:style-name="ce48">
            <text:p>8.944</text:p>
          </table:table-cell>
          <table:table-cell office:value-type="percentage" office:value="0.76503293131468653" table:style-name="ce49">
            <text:p>76,5%</text:p>
          </table:table-cell>
          <table:table-cell office:value-type="float" office:value="8188" table:style-name="ce48">
            <text:p>8.188</text:p>
          </table:table-cell>
          <table:table-cell office:value-type="percentage" office:value="0.85469728601252615" table:style-name="ce49">
            <text:p>85,5%</text:p>
          </table:table-cell>
          <table:table-cell office:value-type="float" office:value="59352" table:style-name="ce48">
            <text:p>59.352</text:p>
          </table:table-cell>
          <table:table-cell office:value-type="float" office:value="68266" table:style-name="ce48">
            <text:p>68.266</text:p>
          </table:table-cell>
          <table:table-cell office:value-type="percentage" office:value="0.86942255295461868" table:style-name="ce49">
            <text:p>86,9%</text:p>
          </table:table-cell>
          <table:table-cell office:value-type="percentage" office:value="0.70638642260360385" table:style-name="ce49">
            <text:p>70,6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Fuerzas Armadas</text:p>
          </table:table-cell>
          <table:table-cell office:value-type="float" office:value="22" table:style-name="ce48">
            <text:p>22</text:p>
          </table:table-cell>
          <table:table-cell office:value-type="string" table:style-name="ce49">
            <text:p>-</text:p>
          </table:table-cell>
          <table:table-cell office:value-type="float" office:value="19" table:style-name="ce48">
            <text:p>19</text:p>
          </table:table-cell>
          <table:table-cell office:value-type="string" table:style-name="ce49">
            <text:p>-</text:p>
          </table:table-cell>
          <table:table-cell office:value-type="float" office:value="3576" table:style-name="ce48">
            <text:p>3.576</text:p>
          </table:table-cell>
          <table:table-cell office:value-type="string" table:style-name="ce49">
            <text:p>-</text:p>
          </table:table-cell>
          <table:table-cell office:value-type="float" office:value="9283" table:style-name="ce48">
            <text:p>9.283</text:p>
          </table:table-cell>
          <table:table-cell office:value-type="string" table:style-name="ce49">
            <text:p>-</text:p>
          </table:table-cell>
          <table:table-cell office:value-type="float" office:value="21642" table:style-name="ce48">
            <text:p>21.642</text:p>
          </table:table-cell>
          <table:table-cell office:value-type="string" table:style-name="ce49">
            <text:p>-</text:p>
          </table:table-cell>
          <table:table-cell office:value-type="float" office:value="31372" table:style-name="ce48">
            <text:p>31.372</text:p>
          </table:table-cell>
          <table:table-cell office:value-type="string" table:style-name="ce49">
            <text:p>-</text:p>
          </table:table-cell>
          <table:table-cell office:value-type="float" office:value="23739" table:style-name="ce48">
            <text:p>23.739</text:p>
          </table:table-cell>
          <table:table-cell office:value-type="string" table:style-name="ce49">
            <text:p>-</text:p>
          </table:table-cell>
          <table:table-cell office:value-type="float" office:value="1251" table:style-name="ce48">
            <text:p>1.251</text:p>
          </table:table-cell>
          <table:table-cell office:value-type="string" table:style-name="ce49">
            <text:p>-</text:p>
          </table:table-cell>
          <table:table-cell office:value-type="float" office:value="90904" table:style-name="ce48">
            <text:p>90.904</text:p>
          </table:table-cell>
          <table:table-cell office:value-type="string" table:style-name="ce48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58">
            <text:p>Sanidad Exterior</text:p>
          </table:table-cell>
          <table:table-cell office:value-type="float" office:value="30" table:style-name="ce51">
            <text:p>30</text:p>
          </table:table-cell>
          <table:table-cell office:value-type="string" table:style-name="ce52">
            <text:p>-</text:p>
          </table:table-cell>
          <table:table-cell office:value-type="float" office:value="48" table:style-name="ce51">
            <text:p>48</text:p>
          </table:table-cell>
          <table:table-cell office:value-type="string" table:style-name="ce52">
            <text:p>-</text:p>
          </table:table-cell>
          <table:table-cell office:value-type="float" office:value="286" table:style-name="ce51">
            <text:p>286</text:p>
          </table:table-cell>
          <table:table-cell office:value-type="string" table:style-name="ce52">
            <text:p>-</text:p>
          </table:table-cell>
          <table:table-cell office:value-type="float" office:value="868" table:style-name="ce51">
            <text:p>868</text:p>
          </table:table-cell>
          <table:table-cell office:value-type="string" table:style-name="ce52">
            <text:p>-</text:p>
          </table:table-cell>
          <table:table-cell office:value-type="float" office:value="1810" table:style-name="ce51">
            <text:p>1.810</text:p>
          </table:table-cell>
          <table:table-cell office:value-type="string" table:style-name="ce52">
            <text:p>-</text:p>
          </table:table-cell>
          <table:table-cell office:value-type="float" office:value="2220" table:style-name="ce51">
            <text:p>2.220</text:p>
          </table:table-cell>
          <table:table-cell office:value-type="string" table:style-name="ce52">
            <text:p>-</text:p>
          </table:table-cell>
          <table:table-cell office:value-type="float" office:value="1985" table:style-name="ce51">
            <text:p>1.985</text:p>
          </table:table-cell>
          <table:table-cell office:value-type="string" table:style-name="ce52">
            <text:p>-</text:p>
          </table:table-cell>
          <table:table-cell office:value-type="float" office:value="242" table:style-name="ce51">
            <text:p>242</text:p>
          </table:table-cell>
          <table:table-cell office:value-type="string" table:style-name="ce52">
            <text:p>-</text:p>
          </table:table-cell>
          <table:table-cell office:value-type="float" office:value="7489" table:style-name="ce51">
            <text:p>7.489</text:p>
          </table:table-cell>
          <table:table-cell office:value-type="string" table:style-name="ce51">
            <text:p>-</text:p>
          </table:table-cell>
          <table:table-cell office:value-type="string" table:style-name="ce52">
            <text:p>-</text:p>
          </table:table-cell>
          <table:table-cell office:value-type="string" table:style-name="ce52">
            <text:p>-</text:p>
          </table:table-cell>
          <table:table-cell table:number-columns-repeated="20" table:style-name="ce30"/>
          <table:table-cell table:number-columns-repeated="16343" table:style-name="ce53"/>
        </table:table-row>
        <table:table-row table:style-name="ro5">
          <table:table-cell office:value-type="string" table:style-name="ce54">
            <text:p>Total España</text:p>
          </table:table-cell>
          <table:table-cell office:value-type="float" office:value="2917611" table:style-name="ce55">
            <text:p>2.917.611</text:p>
          </table:table-cell>
          <table:table-cell office:value-type="percentage" office:value="1" table:style-name="ce56">
            <text:p>100,0%</text:p>
          </table:table-cell>
          <table:table-cell office:value-type="float" office:value="3939056" table:style-name="ce55">
            <text:p>3.939.056</text:p>
          </table:table-cell>
          <table:table-cell office:value-type="percentage" office:value="0.98554529102946364" table:style-name="ce56">
            <text:p>98,6%</text:p>
          </table:table-cell>
          <table:table-cell office:value-type="float" office:value="5269012" table:style-name="ce55">
            <text:p>5.269.012</text:p>
          </table:table-cell>
          <table:table-cell office:value-type="percentage" office:value="0.95666980169436744" table:style-name="ce56">
            <text:p>95,7%</text:p>
          </table:table-cell>
          <table:table-cell office:value-type="float" office:value="6700812" table:style-name="ce55">
            <text:p>6.700.812</text:p>
          </table:table-cell>
          <table:table-cell office:value-type="percentage" office:value="0.93984302876665182" table:style-name="ce56">
            <text:p>94,0%</text:p>
          </table:table-cell>
          <table:table-cell office:value-type="float" office:value="7022243" table:style-name="ce55">
            <text:p>7.022.243</text:p>
          </table:table-cell>
          <table:table-cell office:value-type="percentage" office:value="0.89835173129492241" table:style-name="ce56">
            <text:p>89,8%</text:p>
          </table:table-cell>
          <table:table-cell office:value-type="float" office:value="4977472" table:style-name="ce55">
            <text:p>4.977.472</text:p>
          </table:table-cell>
          <table:table-cell office:value-type="percentage" office:value="0.83767338379877554" table:style-name="ce56">
            <text:p>83,8%</text:p>
          </table:table-cell>
          <table:table-cell office:value-type="float" office:value="4075728" table:style-name="ce55">
            <text:p>4.075.728</text:p>
          </table:table-cell>
          <table:table-cell office:value-type="percentage" office:value="0.82762536284636024" table:style-name="ce56">
            <text:p>82,8%</text:p>
          </table:table-cell>
          <table:table-cell office:value-type="float" office:value="3449506" table:style-name="ce55">
            <text:p>3.449.506</text:p>
          </table:table-cell>
          <table:table-cell office:value-type="percentage" office:value="0.86584811802923822" table:style-name="ce56">
            <text:p>86,6%</text:p>
          </table:table-cell>
          <table:table-cell office:value-type="float" office:value="38351440" table:style-name="ce55">
            <text:p>38.351.440</text:p>
          </table:table-cell>
          <table:table-cell office:value-type="float" office:value="42185033" table:style-name="ce55">
            <text:p>42.185.033</text:p>
          </table:table-cell>
          <table:table-cell office:value-type="percentage" office:value="0.90912433326767816" table:style-name="ce56">
            <text:p>90,9%</text:p>
          </table:table-cell>
          <table:table-cell office:value-type="percentage" office:value="0.80912435208925682" table:style-name="ce56">
            <text:p>80,9%</text:p>
          </table:table-cell>
          <table:table-cell table:number-columns-repeated="16363" table:style-name="ce30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27"/>
          <table:covered-table-cell table:number-columns-repeated="6"/>
          <table:table-cell table:style-name="ce30"/>
          <table:table-cell table:style-name="ce57"/>
          <table:table-cell table:style-name="ce30"/>
          <table:table-cell table:style-name="ce57"/>
          <table:table-cell table:style-name="ce53"/>
          <table:table-cell table:style-name="ce57"/>
          <table:table-cell table:style-name="ce30"/>
          <table:table-cell table:style-name="ce57"/>
          <table:table-cell table:number-columns-repeated="2" table:style-name="ce30"/>
          <table:table-cell table:style-name="ce57"/>
          <table:table-cell table:number-columns-repeated="16366" table:style-name="ce30"/>
        </table:table-row>
        <table:table-row table:number-rows-repeated="1048551" table:style-name="ro5">
          <table:table-cell table:number-columns-repeated="16384"/>
        </table:table-row>
      </table:table>
      <table:table table:name="Dosis_refuerzo" table:style-name="ta1">
        <table:table-column table:style-name="co5" table:default-cell-style-name="ce1"/>
        <table:table-column table:style-name="co10" table:default-cell-style-name="ce1"/>
        <table:table-column table:style-name="co5" table:default-cell-style-name="ce1"/>
        <table:table-column table:style-name="co11" table:default-cell-style-name="ce1"/>
        <table:table-column table:style-name="co5" table:default-cell-style-name="ce1"/>
        <table:table-column table:style-name="co10" table:default-cell-style-name="ce1"/>
        <table:table-column table:style-name="co5" table:default-cell-style-name="ce1"/>
        <table:table-column table:style-name="co10" table:default-cell-style-name="ce1"/>
        <table:table-column table:style-name="co5" table:default-cell-style-name="ce1"/>
        <table:table-column table:style-name="co12" table:default-cell-style-name="ce1"/>
        <table:table-column table:style-name="co5" table:number-columns-repeated="5" table:default-cell-style-name="ce1"/>
        <table:table-column table:style-name="co12" table:default-cell-style-name="ce1"/>
        <table:table-column table:style-name="co5" table:number-columns-repeated="16368" table:default-cell-style-name="ce1"/>
        <table:table-row table:style-name="ro10">
          <table:table-cell table:number-columns-spanned="1" table:number-rows-spanned="2" table:style-name="ce70"/>
          <table:table-cell office:value-type="string" table:number-columns-spanned="2" table:number-rows-spanned="1" table:style-name="ce71">
            <text:p><text:s/>Mayores de 70 años</text:p>
          </table:table-cell>
          <table:covered-table-cell/>
          <table:table-cell office:value-type="string" table:number-columns-spanned="2" table:number-rows-spanned="1" table:style-name="ce71">
            <text:p>60-69 años</text:p>
          </table:table-cell>
          <table:covered-table-cell/>
          <table:table-cell office:value-type="string" table:number-columns-spanned="2" table:number-rows-spanned="1" table:style-name="ce71">
            <text:p>50-59 años</text:p>
          </table:table-cell>
          <table:covered-table-cell/>
          <table:table-cell office:value-type="string" table:number-columns-spanned="2" table:number-rows-spanned="1" table:style-name="ce71">
            <text:p>40-49 años</text:p>
          </table:table-cell>
          <table:covered-table-cell/>
          <table:table-cell office:value-type="string" table:number-columns-spanned="2" table:number-rows-spanned="1" table:style-name="ce71">
            <text:p>30-39 años</text:p>
          </table:table-cell>
          <table:covered-table-cell/>
          <table:table-cell office:value-type="string" table:number-columns-spanned="2" table:number-rows-spanned="1" table:style-name="ce72">
            <text:p>20-29 años</text:p>
          </table:table-cell>
          <table:covered-table-cell/>
          <table:table-cell office:value-type="string" table:number-columns-spanned="2" table:number-rows-spanned="1" table:style-name="ce73">
            <text:p><text:s/>Janssen</text:p>
          </table:table-cell>
          <table:covered-table-cell/>
          <table:table-cell office:value-type="string" table:number-columns-spanned="2" table:number-rows-spanned="1" table:style-name="ce73">
            <text:p>Astrazeneca</text:p>
          </table:table-cell>
          <table:covered-table-cell/>
          <table:table-cell table:number-columns-repeated="16367"/>
        </table:table-row>
        <table:table-row table:style-name="ro11">
          <table:covered-table-cell/>
          <table:table-cell office:value-type="string" table:style-name="ce59">
            <text:p>Nº Personas &gt; 70 años con <text:s/>dosis de recuerdo</text:p>
          </table:table-cell>
          <table:table-cell office:value-type="string" table:style-name="ce59">
            <text:p>% Dosis de recuerdo en &gt; 70 años</text:p>
          </table:table-cell>
          <table:table-cell office:value-type="string" table:style-name="ce59">
            <text:p>Nº Personas 60-69 años con <text:s/>dosis de recuerdo</text:p>
          </table:table-cell>
          <table:table-cell office:value-type="string" table:style-name="ce59">
            <text:p>% Dosis de recuerdo en 60-69 años</text:p>
          </table:table-cell>
          <table:table-cell office:value-type="string" table:style-name="ce59">
            <text:p>Nº Personas 50-59 años con <text:s/>dosis de recuerdo</text:p>
          </table:table-cell>
          <table:table-cell office:value-type="string" table:style-name="ce59">
            <text:p>% Dosis de recuerdo en 50-59 años</text:p>
          </table:table-cell>
          <table:table-cell office:value-type="string" table:style-name="ce59">
            <text:p>Nº Personas 40-49 años con <text:s/>dosis de recuerdo</text:p>
          </table:table-cell>
          <table:table-cell office:value-type="string" table:style-name="ce59">
            <text:p>% Dosis de recuerdo en 40-49 años</text:p>
          </table:table-cell>
          <table:table-cell office:value-type="string" table:style-name="ce59">
            <text:p>Nº Personas 30-39 años con <text:s/>dosis de recuerdo</text:p>
          </table:table-cell>
          <table:table-cell office:value-type="string" table:style-name="ce59">
            <text:p>% Dosis de recuerdo en 30-39 años</text:p>
          </table:table-cell>
          <table:table-cell office:value-type="string" table:style-name="ce59">
            <text:p>Nº Personas 20-29 años con <text:s/>dosis de recuerdo</text:p>
          </table:table-cell>
          <table:table-cell office:value-type="string" table:style-name="ce59">
            <text:p>% Dosis de recuerdo en 20-29 años</text:p>
          </table:table-cell>
          <table:table-cell office:value-type="string" table:style-name="ce59">
            <text:p>Nº Personas vacunadas con Dosis Adicionales</text:p>
          </table:table-cell>
          <table:table-cell office:value-type="string" table:style-name="ce60">
            <text:p>% Dosis Adicionales en vacunados con Janssen</text:p>
          </table:table-cell>
          <table:table-cell office:value-type="string" table:style-name="ce59">
            <text:p>Nº Personas vacunadas con Dosis Adicionales</text:p>
          </table:table-cell>
          <table:table-cell office:value-type="string" table:style-name="ce60">
            <text:p>% Dosis Adicionales en vacunados con Astrazeneca</text:p>
          </table:table-cell>
          <table:table-cell table:number-columns-repeated="16367"/>
        </table:table-row>
        <table:table-row table:style-name="ro5">
          <table:table-cell office:value-type="string" table:style-name="ce61">
            <text:p>Andalucía</text:p>
          </table:table-cell>
          <table:table-cell office:value-type="float" office:value="993696" table:style-name="ce62">
            <text:p>993.696</text:p>
          </table:table-cell>
          <table:table-cell office:value-type="percentage" office:value="0.91762574349039017" table:style-name="ce63">
            <text:p>91,8%</text:p>
          </table:table-cell>
          <table:table-cell office:value-type="float" office:value="851343" table:style-name="ce62">
            <text:p>851.343</text:p>
          </table:table-cell>
          <table:table-cell office:value-type="percentage" office:value="0.91533498407141678" table:style-name="ce63">
            <text:p>91,5%</text:p>
          </table:table-cell>
          <table:table-cell office:value-type="float" office:value="814563" table:style-name="ce62">
            <text:p>814.563</text:p>
          </table:table-cell>
          <table:table-cell office:value-type="percentage" office:value="0.66840984098902234" table:style-name="ce63">
            <text:p>66,8%</text:p>
          </table:table-cell>
          <table:table-cell office:value-type="float" office:value="589783" table:style-name="ce62">
            <text:p>589.783</text:p>
          </table:table-cell>
          <table:table-cell office:value-type="percentage" office:value="0.46791129263228715" table:style-name="ce63">
            <text:p>46,8%</text:p>
          </table:table-cell>
          <table:table-cell office:value-type="float" office:value="268276" table:style-name="ce62">
            <text:p>268.276</text:p>
          </table:table-cell>
          <table:table-cell office:value-type="percentage" office:value="0.28463028703230203" table:style-name="ce63">
            <text:p>28,5%</text:p>
          </table:table-cell>
          <table:table-cell office:value-type="float" office:value="127269" table:style-name="ce62">
            <text:p>127.269</text:p>
          </table:table-cell>
          <table:table-cell office:value-type="percentage" office:value="0.16271458178047743" table:style-name="ce63">
            <text:p>16,3%</text:p>
          </table:table-cell>
          <table:table-cell office:value-type="float" office:value="197658" table:style-name="ce62">
            <text:p>197.658</text:p>
          </table:table-cell>
          <table:table-cell office:value-type="percentage" office:value="0.62046948474708219" table:style-name="ce46">
            <text:p>62,0%</text:p>
          </table:table-cell>
          <table:table-cell office:value-type="float" office:value="737812" table:style-name="ce62">
            <text:p>737.812</text:p>
          </table:table-cell>
          <table:table-cell office:value-type="percentage" office:value="0.8524149245281929" table:style-name="ce46">
            <text:p>85,2%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Aragón</text:p>
          </table:table-cell>
          <table:table-cell office:value-type="float" office:value="200975" table:style-name="ce7">
            <text:p>200.975</text:p>
          </table:table-cell>
          <table:table-cell office:value-type="percentage" office:value="0.91502419879893826" table:style-name="ce49">
            <text:p>91,5%</text:p>
          </table:table-cell>
          <table:table-cell office:value-type="float" office:value="140789" table:style-name="ce7">
            <text:p>140.789</text:p>
          </table:table-cell>
          <table:table-cell office:value-type="percentage" office:value="0.91237176870087033" table:style-name="ce49">
            <text:p>91,2%</text:p>
          </table:table-cell>
          <table:table-cell office:value-type="float" office:value="129046" table:style-name="ce7">
            <text:p>129.046</text:p>
          </table:table-cell>
          <table:table-cell office:value-type="percentage" office:value="0.69155743239622303" table:style-name="ce49">
            <text:p>69,2%</text:p>
          </table:table-cell>
          <table:table-cell office:value-type="float" office:value="94338" table:style-name="ce7">
            <text:p>94.338</text:p>
          </table:table-cell>
          <table:table-cell office:value-type="percentage" office:value="0.49804399816278372" table:style-name="ce49">
            <text:p>49,8%</text:p>
          </table:table-cell>
          <table:table-cell office:value-type="float" office:value="41278" table:style-name="ce7">
            <text:p>41.278</text:p>
          </table:table-cell>
          <table:table-cell office:value-type="percentage" office:value="0.32232321339330333" table:style-name="ce49">
            <text:p>32,2%</text:p>
          </table:table-cell>
          <table:table-cell office:value-type="float" office:value="28100" table:style-name="ce7">
            <text:p>28.100</text:p>
          </table:table-cell>
          <table:table-cell office:value-type="percentage" office:value="0.26421197134099328" table:style-name="ce49">
            <text:p>26,4%</text:p>
          </table:table-cell>
          <table:table-cell office:value-type="float" office:value="36210" table:style-name="ce7">
            <text:p>36.210</text:p>
          </table:table-cell>
          <table:table-cell office:value-type="percentage" office:value="0.61595250650654054" table:style-name="ce49">
            <text:p>61,6%</text:p>
          </table:table-cell>
          <table:table-cell office:value-type="float" office:value="116899" table:style-name="ce7">
            <text:p>116.899</text:p>
          </table:table-cell>
          <table:table-cell office:value-type="percentage" office:value="0.86478468970312994" table:style-name="ce49">
            <text:p>86,5%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Asturias<text:s/></text:p>
          </table:table-cell>
          <table:table-cell office:value-type="float" office:value="191456" table:style-name="ce7">
            <text:p>191.456</text:p>
          </table:table-cell>
          <table:table-cell office:value-type="percentage" office:value="0.944995064165844" table:style-name="ce49">
            <text:p>94,5%</text:p>
          </table:table-cell>
          <table:table-cell office:value-type="float" office:value="141462" table:style-name="ce7">
            <text:p>141.462</text:p>
          </table:table-cell>
          <table:table-cell office:value-type="percentage" office:value="0.95558542796733248" table:style-name="ce49">
            <text:p>95,6%</text:p>
          </table:table-cell>
          <table:table-cell office:value-type="float" office:value="142530" table:style-name="ce7">
            <text:p>142.530</text:p>
          </table:table-cell>
          <table:table-cell office:value-type="percentage" office:value="0.93087503428817742" table:style-name="ce49">
            <text:p>93,1%</text:p>
          </table:table-cell>
          <table:table-cell office:value-type="float" office:value="121786" table:style-name="ce7">
            <text:p>121.786</text:p>
          </table:table-cell>
          <table:table-cell office:value-type="percentage" office:value="0.80685040413409304" table:style-name="ce49">
            <text:p>80,7%</text:p>
          </table:table-cell>
          <table:table-cell office:value-type="float" office:value="55012" table:style-name="ce7">
            <text:p>55.012</text:p>
          </table:table-cell>
          <table:table-cell office:value-type="percentage" office:value="0.60515257518755639" table:style-name="ce49">
            <text:p>60,5%</text:p>
          </table:table-cell>
          <table:table-cell office:value-type="float" office:value="36019" table:style-name="ce7">
            <text:p>36.019</text:p>
          </table:table-cell>
          <table:table-cell office:value-type="percentage" office:value="0.5415006690019093" table:style-name="ce49">
            <text:p>54,2%</text:p>
          </table:table-cell>
          <table:table-cell office:value-type="float" office:value="41490" table:style-name="ce7">
            <text:p>41.490</text:p>
          </table:table-cell>
          <table:table-cell office:value-type="percentage" office:value="0.91579295883456568" table:style-name="ce49">
            <text:p>91,6%</text:p>
          </table:table-cell>
          <table:table-cell office:value-type="float" office:value="113348" table:style-name="ce7">
            <text:p>113.348</text:p>
          </table:table-cell>
          <table:table-cell office:value-type="percentage" office:value="0.96420429412365172" table:style-name="ce49">
            <text:p>96,4%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Baleares</text:p>
          </table:table-cell>
          <table:table-cell office:value-type="float" office:value="118883" table:style-name="ce7">
            <text:p>118.883</text:p>
          </table:table-cell>
          <table:table-cell office:value-type="percentage" office:value="0.90826648330659332" table:style-name="ce49">
            <text:p>90,8%</text:p>
          </table:table-cell>
          <table:table-cell office:value-type="float" office:value="94261" table:style-name="ce7">
            <text:p>94.261</text:p>
          </table:table-cell>
          <table:table-cell office:value-type="percentage" office:value="0.84464775354397037" table:style-name="ce49">
            <text:p>84,5%</text:p>
          </table:table-cell>
          <table:table-cell office:value-type="float" office:value="96199" table:style-name="ce7">
            <text:p>96.199</text:p>
          </table:table-cell>
          <table:table-cell office:value-type="percentage" office:value="0.63191118993661111" table:style-name="ce49">
            <text:p>63,2%</text:p>
          </table:table-cell>
          <table:table-cell office:value-type="float" office:value="70974" table:style-name="ce7">
            <text:p>70.974</text:p>
          </table:table-cell>
          <table:table-cell office:value-type="percentage" office:value="0.41346165049109274" table:style-name="ce49">
            <text:p>41,3%</text:p>
          </table:table-cell>
          <table:table-cell office:value-type="float" office:value="29831" table:style-name="ce7">
            <text:p>29.831</text:p>
          </table:table-cell>
          <table:table-cell office:value-type="percentage" office:value="0.22559080425000946" table:style-name="ce49">
            <text:p>22,6%</text:p>
          </table:table-cell>
          <table:table-cell office:value-type="float" office:value="18777" table:style-name="ce7">
            <text:p>18.777</text:p>
          </table:table-cell>
          <table:table-cell office:value-type="percentage" office:value="0.18451877911204576" table:style-name="ce49">
            <text:p>18,5%</text:p>
          </table:table-cell>
          <table:table-cell office:value-type="float" office:value="33409" table:style-name="ce7">
            <text:p>33.409</text:p>
          </table:table-cell>
          <table:table-cell office:value-type="percentage" office:value="0.65515550849119508" table:style-name="ce49">
            <text:p>65,5%</text:p>
          </table:table-cell>
          <table:table-cell office:value-type="float" office:value="98258" table:style-name="ce7">
            <text:p>98.258</text:p>
          </table:table-cell>
          <table:table-cell office:value-type="percentage" office:value="0.81923311016433353" table:style-name="ce49">
            <text:p>81,9%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Canarias</text:p>
          </table:table-cell>
          <table:table-cell office:value-type="float" office:value="220082" table:style-name="ce7">
            <text:p>220.082</text:p>
          </table:table-cell>
          <table:table-cell office:value-type="percentage" office:value="0.90255985433190344" table:style-name="ce49">
            <text:p>90,3%</text:p>
          </table:table-cell>
          <table:table-cell office:value-type="float" office:value="191415" table:style-name="ce7">
            <text:p>191.415</text:p>
          </table:table-cell>
          <table:table-cell office:value-type="percentage" office:value="0.8574519456900066" table:style-name="ce49">
            <text:p>85,7%</text:p>
          </table:table-cell>
          <table:table-cell office:value-type="float" office:value="228508" table:style-name="ce7">
            <text:p>228.508</text:p>
          </table:table-cell>
          <table:table-cell office:value-type="percentage" office:value="0.70987263125194155" table:style-name="ce49">
            <text:p>71,0%</text:p>
          </table:table-cell>
          <table:table-cell office:value-type="float" office:value="166974" table:style-name="ce7">
            <text:p>166.974</text:p>
          </table:table-cell>
          <table:table-cell office:value-type="percentage" office:value="0.52276413091801655" table:style-name="ce49">
            <text:p>52,3%</text:p>
          </table:table-cell>
          <table:table-cell office:value-type="float" office:value="59290" table:style-name="ce7">
            <text:p>59.290</text:p>
          </table:table-cell>
          <table:table-cell office:value-type="percentage" office:value="0.25711411200444062" table:style-name="ce49">
            <text:p>25,7%</text:p>
          </table:table-cell>
          <table:table-cell office:value-type="float" office:value="27175" table:style-name="ce7">
            <text:p>27.175</text:p>
          </table:table-cell>
          <table:table-cell office:value-type="percentage" office:value="0.1448452674107476" table:style-name="ce49">
            <text:p>14,5%</text:p>
          </table:table-cell>
          <table:table-cell office:value-type="float" office:value="94742" table:style-name="ce7">
            <text:p>94.742</text:p>
          </table:table-cell>
          <table:table-cell office:value-type="percentage" office:value="0.70554504699066145" table:style-name="ce49">
            <text:p>70,6%</text:p>
          </table:table-cell>
          <table:table-cell office:value-type="float" office:value="182810" table:style-name="ce7">
            <text:p>182.810</text:p>
          </table:table-cell>
          <table:table-cell office:value-type="percentage" office:value="0.8207363775539982" table:style-name="ce49">
            <text:p>82,1%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Cantabria</text:p>
          </table:table-cell>
          <table:table-cell office:value-type="float" office:value="92350" table:style-name="ce7">
            <text:p>92.350</text:p>
          </table:table-cell>
          <table:table-cell office:value-type="percentage" office:value="0.93981519172840511" table:style-name="ce49">
            <text:p>94,0%</text:p>
          </table:table-cell>
          <table:table-cell office:value-type="float" office:value="75061" table:style-name="ce7">
            <text:p>75.061</text:p>
          </table:table-cell>
          <table:table-cell office:value-type="percentage" office:value="0.97538821389123509" table:style-name="ce49">
            <text:p>97,5%</text:p>
          </table:table-cell>
          <table:table-cell office:value-type="float" office:value="68989" table:style-name="ce7">
            <text:p>68.989</text:p>
          </table:table-cell>
          <table:table-cell office:value-type="percentage" office:value="0.81382784206863201" table:style-name="ce49">
            <text:p>81,4%</text:p>
          </table:table-cell>
          <table:table-cell office:value-type="float" office:value="55688" table:style-name="ce7">
            <text:p>55.688</text:p>
          </table:table-cell>
          <table:table-cell office:value-type="percentage" office:value="0.62703238301130482" table:style-name="ce49">
            <text:p>62,7%</text:p>
          </table:table-cell>
          <table:table-cell office:value-type="float" office:value="24793" table:style-name="ce7">
            <text:p>24.793</text:p>
          </table:table-cell>
          <table:table-cell office:value-type="percentage" office:value="0.4427005213913292" table:style-name="ce49">
            <text:p>44,3%</text:p>
          </table:table-cell>
          <table:table-cell office:value-type="float" office:value="11328" table:style-name="ce7">
            <text:p>11.328</text:p>
          </table:table-cell>
          <table:table-cell office:value-type="percentage" office:value="0.26656626506024095" table:style-name="ce49">
            <text:p>26,7%</text:p>
          </table:table-cell>
          <table:table-cell office:value-type="float" office:value="19646" table:style-name="ce7">
            <text:p>19.646</text:p>
          </table:table-cell>
          <table:table-cell office:value-type="percentage" office:value="0.88547347545860189" table:style-name="ce49">
            <text:p>88,5%</text:p>
          </table:table-cell>
          <table:table-cell office:value-type="float" office:value="55591" table:style-name="ce7">
            <text:p>55.591</text:p>
          </table:table-cell>
          <table:table-cell office:value-type="percentage" office:value="0.93762755317175195" table:style-name="ce49">
            <text:p>93,8%</text:p>
          </table:table-cell>
          <table:table-cell table:number-columns-repeated="16367"/>
        </table:table-row>
        <table:table-row table:style-name="ro12">
          <table:table-cell office:value-type="string" table:style-name="ce64">
            <text:p>Castilla y León<text:s/></text:p>
          </table:table-cell>
          <table:table-cell office:value-type="float" office:value="446265" table:style-name="ce7">
            <text:p>446.265</text:p>
          </table:table-cell>
          <table:table-cell office:value-type="percentage" office:value="0.9325884022293599" table:style-name="ce49">
            <text:p>93,3%</text:p>
          </table:table-cell>
          <table:table-cell office:value-type="float" office:value="294000" table:style-name="ce7">
            <text:p>294.000</text:p>
          </table:table-cell>
          <table:table-cell office:value-type="percentage" office:value="0.91176078374212677" table:style-name="ce49">
            <text:p>91,2%</text:p>
          </table:table-cell>
          <table:table-cell office:value-type="float" office:value="293696" table:style-name="ce7">
            <text:p>293.696</text:p>
          </table:table-cell>
          <table:table-cell office:value-type="percentage" office:value="0.83120646861211822" table:style-name="ce49">
            <text:p>83,1%</text:p>
          </table:table-cell>
          <table:table-cell office:value-type="float" office:value="215359" table:style-name="ce7">
            <text:p>215.359</text:p>
          </table:table-cell>
          <table:table-cell office:value-type="percentage" office:value="0.66986317135152118" table:style-name="ce49">
            <text:p>67,0%</text:p>
          </table:table-cell>
          <table:table-cell office:value-type="float" office:value="101980" table:style-name="ce7">
            <text:p>101.980</text:p>
          </table:table-cell>
          <table:table-cell office:value-type="percentage" office:value="0.47724230880825136" table:style-name="ce49">
            <text:p>47,7%</text:p>
          </table:table-cell>
          <table:table-cell office:value-type="float" office:value="41649" table:style-name="ce7">
            <text:p>41.649</text:p>
          </table:table-cell>
          <table:table-cell office:value-type="percentage" office:value="0.23892404155599792" table:style-name="ce49">
            <text:p>23,9%</text:p>
          </table:table-cell>
          <table:table-cell office:value-type="float" office:value="81931" table:style-name="ce7">
            <text:p>81.931</text:p>
          </table:table-cell>
          <table:table-cell office:value-type="percentage" office:value="0.85691126636823833" table:style-name="ce49">
            <text:p>85,7%</text:p>
          </table:table-cell>
          <table:table-cell office:value-type="float" office:value="225397" table:style-name="ce7">
            <text:p>225.397</text:p>
          </table:table-cell>
          <table:table-cell office:value-type="percentage" office:value="0.92624463210667984" table:style-name="ce49">
            <text:p>92,6%</text:p>
          </table:table-cell>
          <table:table-cell table:number-columns-repeated="16367"/>
        </table:table-row>
        <table:table-row table:style-name="ro12">
          <table:table-cell office:value-type="string" table:style-name="ce64">
            <text:p>Castilla - La Mancha</text:p>
          </table:table-cell>
          <table:table-cell office:value-type="float" office:value="271171" table:style-name="ce7">
            <text:p>271.171</text:p>
          </table:table-cell>
          <table:table-cell office:value-type="percentage" office:value="0.91668187872272822" table:style-name="ce49">
            <text:p>91,7%</text:p>
          </table:table-cell>
          <table:table-cell office:value-type="float" office:value="203463" table:style-name="ce7">
            <text:p>203.463</text:p>
          </table:table-cell>
          <table:table-cell office:value-type="percentage" office:value="0.92149767205927646" table:style-name="ce49">
            <text:p>92,1%</text:p>
          </table:table-cell>
          <table:table-cell office:value-type="float" office:value="214897" table:style-name="ce7">
            <text:p>214.897</text:p>
          </table:table-cell>
          <table:table-cell office:value-type="percentage" office:value="0.75612579519225354" table:style-name="ce49">
            <text:p>75,6%</text:p>
          </table:table-cell>
          <table:table-cell office:value-type="float" office:value="161798" table:style-name="ce7">
            <text:p>161.798</text:p>
          </table:table-cell>
          <table:table-cell office:value-type="percentage" office:value="0.56932837422719229" table:style-name="ce49">
            <text:p>56,9%</text:p>
          </table:table-cell>
          <table:table-cell office:value-type="float" office:value="67384" table:style-name="ce7">
            <text:p>67.384</text:p>
          </table:table-cell>
          <table:table-cell office:value-type="percentage" office:value="0.33049841578136802" table:style-name="ce49">
            <text:p>33,0%</text:p>
          </table:table-cell>
          <table:table-cell office:value-type="float" office:value="33615" table:style-name="ce7">
            <text:p>33.615</text:p>
          </table:table-cell>
          <table:table-cell office:value-type="percentage" office:value="0.19576611729078097" table:style-name="ce49">
            <text:p>19,6%</text:p>
          </table:table-cell>
          <table:table-cell office:value-type="float" office:value="64291" table:style-name="ce7">
            <text:p>64.291</text:p>
          </table:table-cell>
          <table:table-cell office:value-type="percentage" office:value="0.83097663116533971" table:style-name="ce49">
            <text:p>83,1%</text:p>
          </table:table-cell>
          <table:table-cell office:value-type="float" office:value="180350" table:style-name="ce7">
            <text:p>180.350</text:p>
          </table:table-cell>
          <table:table-cell office:value-type="percentage" office:value="0.86869192865503275" table:style-name="ce49">
            <text:p>86,9%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Cataluña</text:p>
          </table:table-cell>
          <table:table-cell office:value-type="float" office:value="969266" table:style-name="ce7">
            <text:p>969.266</text:p>
          </table:table-cell>
          <table:table-cell office:value-type="percentage" office:value="0.90338906276504727" table:style-name="ce49">
            <text:p>90,3%</text:p>
          </table:table-cell>
          <table:table-cell office:value-type="float" office:value="707501" table:style-name="ce7">
            <text:p>707.501</text:p>
          </table:table-cell>
          <table:table-cell office:value-type="percentage" office:value="0.88727542244283197" table:style-name="ce49">
            <text:p>88,7%</text:p>
          </table:table-cell>
          <table:table-cell office:value-type="float" office:value="729222" table:style-name="ce7">
            <text:p>729.222</text:p>
          </table:table-cell>
          <table:table-cell office:value-type="percentage" office:value="0.70545930864751705" table:style-name="ce49">
            <text:p>70,5%</text:p>
          </table:table-cell>
          <table:table-cell office:value-type="float" office:value="597313" table:style-name="ce7">
            <text:p>597.313</text:p>
          </table:table-cell>
          <table:table-cell office:value-type="percentage" office:value="0.52089735763495248" table:style-name="ce49">
            <text:p>52,1%</text:p>
          </table:table-cell>
          <table:table-cell office:value-type="float" office:value="262325" table:style-name="ce7">
            <text:p>262.325</text:p>
          </table:table-cell>
          <table:table-cell office:value-type="percentage" office:value="0.3255589698275434" table:style-name="ce49">
            <text:p>32,6%</text:p>
          </table:table-cell>
          <table:table-cell office:value-type="float" office:value="114031" table:style-name="ce7">
            <text:p>114.031</text:p>
          </table:table-cell>
          <table:table-cell office:value-type="percentage" office:value="0.17036207038223936" table:style-name="ce49">
            <text:p>17,0%</text:p>
          </table:table-cell>
          <table:table-cell office:value-type="float" office:value="208444" table:style-name="ce7">
            <text:p>208.444</text:p>
          </table:table-cell>
          <table:table-cell office:value-type="percentage" office:value="0.59984057508079158" table:style-name="ce49">
            <text:p>60,0%</text:p>
          </table:table-cell>
          <table:table-cell office:value-type="float" office:value="698402" table:style-name="ce7">
            <text:p>698.402</text:p>
          </table:table-cell>
          <table:table-cell office:value-type="percentage" office:value="0.86881697422666304" table:style-name="ce49">
            <text:p>86,9%</text:p>
          </table:table-cell>
          <table:table-cell table:number-columns-repeated="16367"/>
        </table:table-row>
        <table:table-row table:style-name="ro12">
          <table:table-cell office:value-type="string" table:style-name="ce64">
            <text:p>C. Valenciana</text:p>
          </table:table-cell>
          <table:table-cell office:value-type="float" office:value="685221" table:style-name="ce7">
            <text:p>685.221</text:p>
          </table:table-cell>
          <table:table-cell office:value-type="percentage" office:value="0.94273721111328179" table:style-name="ce49">
            <text:p>94,3%</text:p>
          </table:table-cell>
          <table:table-cell office:value-type="float" office:value="548437" table:style-name="ce7">
            <text:p>548.437</text:p>
          </table:table-cell>
          <table:table-cell office:value-type="percentage" office:value="0.96191535224879021" table:style-name="ce49">
            <text:p>96,2%</text:p>
          </table:table-cell>
          <table:table-cell office:value-type="float" office:value="573013" table:style-name="ce7">
            <text:p>573.013</text:p>
          </table:table-cell>
          <table:table-cell office:value-type="percentage" office:value="0.80097652618910165" table:style-name="ce49">
            <text:p>80,1%</text:p>
          </table:table-cell>
          <table:table-cell office:value-type="float" office:value="457961" table:style-name="ce7">
            <text:p>457.961</text:p>
          </table:table-cell>
          <table:table-cell office:value-type="percentage" office:value="0.605460182314562" table:style-name="ce49">
            <text:p>60,5%</text:p>
          </table:table-cell>
          <table:table-cell office:value-type="float" office:value="206991" table:style-name="ce7">
            <text:p>206.991</text:p>
          </table:table-cell>
          <table:table-cell office:value-type="percentage" office:value="0.40063756401769851" table:style-name="ce49">
            <text:p>40,1%</text:p>
          </table:table-cell>
          <table:table-cell office:value-type="float" office:value="99988" table:style-name="ce7">
            <text:p>99.988</text:p>
          </table:table-cell>
          <table:table-cell office:value-type="percentage" office:value="0.23143602456293849" table:style-name="ce49">
            <text:p>23,1%</text:p>
          </table:table-cell>
          <table:table-cell office:value-type="float" office:value="182828" table:style-name="ce7">
            <text:p>182.828</text:p>
          </table:table-cell>
          <table:table-cell office:value-type="percentage" office:value="0.8662658194861006" table:style-name="ce49">
            <text:p>86,6%</text:p>
          </table:table-cell>
          <table:table-cell office:value-type="float" office:value="426738" table:style-name="ce7">
            <text:p>426.738</text:p>
          </table:table-cell>
          <table:table-cell office:value-type="percentage" office:value="0.91387979920848394" table:style-name="ce49">
            <text:p>91,4%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Extremadura</text:p>
          </table:table-cell>
          <table:table-cell office:value-type="float" office:value="154186" table:style-name="ce7">
            <text:p>154.186</text:p>
          </table:table-cell>
          <table:table-cell office:value-type="percentage" office:value="0.88945935343932436" table:style-name="ce49">
            <text:p>88,9%</text:p>
          </table:table-cell>
          <table:table-cell office:value-type="float" office:value="124621" table:style-name="ce7">
            <text:p>124.621</text:p>
          </table:table-cell>
          <table:table-cell office:value-type="percentage" office:value="0.94089090222725558" table:style-name="ce49">
            <text:p>94,1%</text:p>
          </table:table-cell>
          <table:table-cell office:value-type="float" office:value="128107" table:style-name="ce7">
            <text:p>128.107</text:p>
          </table:table-cell>
          <table:table-cell office:value-type="percentage" office:value="0.79414681924693453" table:style-name="ce49">
            <text:p>79,4%</text:p>
          </table:table-cell>
          <table:table-cell office:value-type="float" office:value="92360" table:style-name="ce7">
            <text:p>92.360</text:p>
          </table:table-cell>
          <table:table-cell office:value-type="percentage" office:value="0.63406195079086114" table:style-name="ce49">
            <text:p>63,4%</text:p>
          </table:table-cell>
          <table:table-cell office:value-type="float" office:value="48722" table:style-name="ce7">
            <text:p>48.722</text:p>
          </table:table-cell>
          <table:table-cell office:value-type="percentage" office:value="0.43302285897116854" table:style-name="ce49">
            <text:p>43,3%</text:p>
          </table:table-cell>
          <table:table-cell office:value-type="float" office:value="11667" table:style-name="ce7">
            <text:p>11.667</text:p>
          </table:table-cell>
          <table:table-cell office:value-type="percentage" office:value="0.12589291494917668" table:style-name="ce49">
            <text:p>12,6%</text:p>
          </table:table-cell>
          <table:table-cell office:value-type="float" office:value="34697" table:style-name="ce7">
            <text:p>34.697</text:p>
          </table:table-cell>
          <table:table-cell office:value-type="percentage" office:value="0.8701442006269593" table:style-name="ce49">
            <text:p>87,0%</text:p>
          </table:table-cell>
          <table:table-cell office:value-type="float" office:value="91485" table:style-name="ce7">
            <text:p>91.485</text:p>
          </table:table-cell>
          <table:table-cell office:value-type="percentage" office:value="0.90720228473964482" table:style-name="ce49">
            <text:p>90,7%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Galicia</text:p>
          </table:table-cell>
          <table:table-cell office:value-type="float" office:value="504956" table:style-name="ce7">
            <text:p>504.956</text:p>
          </table:table-cell>
          <table:table-cell office:value-type="percentage" office:value="0.94806409096200284" table:style-name="ce49">
            <text:p>94,8%</text:p>
          </table:table-cell>
          <table:table-cell office:value-type="float" office:value="333825" table:style-name="ce7">
            <text:p>333.825</text:p>
          </table:table-cell>
          <table:table-cell office:value-type="percentage" office:value="0.96114257416050286" table:style-name="ce49">
            <text:p>96,1%</text:p>
          </table:table-cell>
          <table:table-cell office:value-type="float" office:value="371054" table:style-name="ce7">
            <text:p>371.054</text:p>
          </table:table-cell>
          <table:table-cell office:value-type="percentage" office:value="0.94669673883647232" table:style-name="ce49">
            <text:p>94,7%</text:p>
          </table:table-cell>
          <table:table-cell office:value-type="float" office:value="370250" table:style-name="ce7">
            <text:p>370.250</text:p>
          </table:table-cell>
          <table:table-cell office:value-type="percentage" office:value="0.90340132734725742" table:style-name="ce49">
            <text:p>90,3%</text:p>
          </table:table-cell>
          <table:table-cell office:value-type="float" office:value="176923" table:style-name="ce7">
            <text:p>176.923</text:p>
          </table:table-cell>
          <table:table-cell office:value-type="percentage" office:value="0.66615585041492842" table:style-name="ce49">
            <text:p>66,6%</text:p>
          </table:table-cell>
          <table:table-cell office:value-type="float" office:value="116655" table:style-name="ce7">
            <text:p>116.655</text:p>
          </table:table-cell>
          <table:table-cell office:value-type="percentage" office:value="0.58201784146244118" table:style-name="ce49">
            <text:p>58,2%</text:p>
          </table:table-cell>
          <table:table-cell office:value-type="float" office:value="112502" table:style-name="ce7">
            <text:p>112.502</text:p>
          </table:table-cell>
          <table:table-cell office:value-type="percentage" office:value="0.90744250949772942" table:style-name="ce49">
            <text:p>90,7%</text:p>
          </table:table-cell>
          <table:table-cell office:value-type="float" office:value="298586" table:style-name="ce7">
            <text:p>298.586</text:p>
          </table:table-cell>
          <table:table-cell office:value-type="percentage" office:value="0.98054257481667328" table:style-name="ce49">
            <text:p>98,1%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La Rioja</text:p>
          </table:table-cell>
          <table:table-cell office:value-type="float" office:value="47835" table:style-name="ce7">
            <text:p>47.835</text:p>
          </table:table-cell>
          <table:table-cell office:value-type="percentage" office:value="0.92172957974449388" table:style-name="ce49">
            <text:p>92,2%</text:p>
          </table:table-cell>
          <table:table-cell office:value-type="float" office:value="35349" table:style-name="ce7">
            <text:p>35.349</text:p>
          </table:table-cell>
          <table:table-cell office:value-type="percentage" office:value="0.9295030239284775" table:style-name="ce49">
            <text:p>93,0%</text:p>
          </table:table-cell>
          <table:table-cell office:value-type="float" office:value="30960" table:style-name="ce7">
            <text:p>30.960</text:p>
          </table:table-cell>
          <table:table-cell office:value-type="percentage" office:value="0.68421401577935426" table:style-name="ce49">
            <text:p>68,4%</text:p>
          </table:table-cell>
          <table:table-cell office:value-type="float" office:value="23253" table:style-name="ce7">
            <text:p>23.253</text:p>
          </table:table-cell>
          <table:table-cell office:value-type="percentage" office:value="0.48920727089118909" table:style-name="ce49">
            <text:p>48,9%</text:p>
          </table:table-cell>
          <table:table-cell office:value-type="float" office:value="7533" table:style-name="ce7">
            <text:p>7.533</text:p>
          </table:table-cell>
          <table:table-cell office:value-type="percentage" office:value="0.23886986301369864" table:style-name="ce49">
            <text:p>23,9%</text:p>
          </table:table-cell>
          <table:table-cell office:value-type="float" office:value="2910" table:style-name="ce7">
            <text:p>2.910</text:p>
          </table:table-cell>
          <table:table-cell office:value-type="percentage" office:value="0.11833116460637606" table:style-name="ce49">
            <text:p>11,8%</text:p>
          </table:table-cell>
          <table:table-cell office:value-type="float" office:value="12386" table:style-name="ce7">
            <text:p>12.386</text:p>
          </table:table-cell>
          <table:table-cell office:value-type="percentage" office:value="0.86840075720395427" table:style-name="ce49">
            <text:p>86,8%</text:p>
          </table:table-cell>
          <table:table-cell office:value-type="float" office:value="24776" table:style-name="ce7">
            <text:p>24.776</text:p>
          </table:table-cell>
          <table:table-cell office:value-type="percentage" office:value="0.83750802825947335" table:style-name="ce49">
            <text:p>83,8%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Madrid</text:p>
          </table:table-cell>
          <table:table-cell office:value-type="float" office:value="818087" table:style-name="ce7">
            <text:p>818.087</text:p>
          </table:table-cell>
          <table:table-cell office:value-type="percentage" office:value="0.92513951949880413" table:style-name="ce49">
            <text:p>92,5%</text:p>
          </table:table-cell>
          <table:table-cell office:value-type="float" office:value="599612" table:style-name="ce7">
            <text:p>599.612</text:p>
          </table:table-cell>
          <table:table-cell office:value-type="percentage" office:value="0.87733632210884249" table:style-name="ce49">
            <text:p>87,7%</text:p>
          </table:table-cell>
          <table:table-cell office:value-type="float" office:value="664444" table:style-name="ce7">
            <text:p>664.444</text:p>
          </table:table-cell>
          <table:table-cell office:value-type="percentage" office:value="0.70401827529063732" table:style-name="ce49">
            <text:p>70,4%</text:p>
          </table:table-cell>
          <table:table-cell office:value-type="float" office:value="530699" table:style-name="ce7">
            <text:p>530.699</text:p>
          </table:table-cell>
          <table:table-cell office:value-type="percentage" office:value="0.51314433238897328" table:style-name="ce49">
            <text:p>51,3%</text:p>
          </table:table-cell>
          <table:table-cell office:value-type="float" office:value="258022" table:style-name="ce7">
            <text:p>258.022</text:p>
          </table:table-cell>
          <table:table-cell office:value-type="percentage" office:value="0.34209807566352085" table:style-name="ce49">
            <text:p>34,2%</text:p>
          </table:table-cell>
          <table:table-cell office:value-type="float" office:value="142965" table:style-name="ce7">
            <text:p>142.965</text:p>
          </table:table-cell>
          <table:table-cell office:value-type="percentage" office:value="0.23551864677062775" table:style-name="ce49">
            <text:p>23,6%</text:p>
          </table:table-cell>
          <table:table-cell office:value-type="float" office:value="183666" table:style-name="ce7">
            <text:p>183.666</text:p>
          </table:table-cell>
          <table:table-cell office:value-type="percentage" office:value="0.76720580126652071" table:style-name="ce49">
            <text:p>76,7%</text:p>
          </table:table-cell>
          <table:table-cell office:value-type="float" office:value="546244" table:style-name="ce7">
            <text:p>546.244</text:p>
          </table:table-cell>
          <table:table-cell office:value-type="percentage" office:value="0.82684063937999519" table:style-name="ce49">
            <text:p>82,7%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Murcia<text:s/></text:p>
          </table:table-cell>
          <table:table-cell office:value-type="float" office:value="157846" table:style-name="ce7">
            <text:p>157.846</text:p>
          </table:table-cell>
          <table:table-cell office:value-type="percentage" office:value="0.8946055927726958" table:style-name="ce49">
            <text:p>89,5%</text:p>
          </table:table-cell>
          <table:table-cell office:value-type="float" office:value="125650" table:style-name="ce7">
            <text:p>125.650</text:p>
          </table:table-cell>
          <table:table-cell office:value-type="percentage" office:value="0.85901020694181429" table:style-name="ce49">
            <text:p>85,9%</text:p>
          </table:table-cell>
          <table:table-cell office:value-type="float" office:value="140764" table:style-name="ce7">
            <text:p>140.764</text:p>
          </table:table-cell>
          <table:table-cell office:value-type="percentage" office:value="0.67764918834607457" table:style-name="ce49">
            <text:p>67,8%</text:p>
          </table:table-cell>
          <table:table-cell office:value-type="float" office:value="114090" table:style-name="ce7">
            <text:p>114.090</text:p>
          </table:table-cell>
          <table:table-cell office:value-type="percentage" office:value="0.49083000993792025" table:style-name="ce49">
            <text:p>49,1%</text:p>
          </table:table-cell>
          <table:table-cell office:value-type="float" office:value="48660" table:style-name="ce7">
            <text:p>48.660</text:p>
          </table:table-cell>
          <table:table-cell office:value-type="percentage" office:value="0.28683089002458045" table:style-name="ce49">
            <text:p>28,7%</text:p>
          </table:table-cell>
          <table:table-cell office:value-type="float" office:value="33766" table:style-name="ce7">
            <text:p>33.766</text:p>
          </table:table-cell>
          <table:table-cell office:value-type="percentage" office:value="0.2344307594040296" table:style-name="ce49">
            <text:p>23,4%</text:p>
          </table:table-cell>
          <table:table-cell office:value-type="float" office:value="48911" table:style-name="ce7">
            <text:p>48.911</text:p>
          </table:table-cell>
          <table:table-cell office:value-type="percentage" office:value="0.73339730998185659" table:style-name="ce49">
            <text:p>73,3%</text:p>
          </table:table-cell>
          <table:table-cell office:value-type="float" office:value="107529" table:style-name="ce7">
            <text:p>107.529</text:p>
          </table:table-cell>
          <table:table-cell office:value-type="percentage" office:value="0.81578787648888551" table:style-name="ce49">
            <text:p>81,6%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Navarra</text:p>
          </table:table-cell>
          <table:table-cell office:value-type="float" office:value="92136" table:style-name="ce7">
            <text:p>92.136</text:p>
          </table:table-cell>
          <table:table-cell office:value-type="percentage" office:value="0.93858299801354861" table:style-name="ce49">
            <text:p>93,9%</text:p>
          </table:table-cell>
          <table:table-cell office:value-type="float" office:value="69164" table:style-name="ce7">
            <text:p>69.164</text:p>
          </table:table-cell>
          <table:table-cell office:value-type="percentage" office:value="0.95740645893606124" table:style-name="ce49">
            <text:p>95,7%</text:p>
          </table:table-cell>
          <table:table-cell office:value-type="float" office:value="68589" table:style-name="ce7">
            <text:p>68.589</text:p>
          </table:table-cell>
          <table:table-cell office:value-type="percentage" office:value="0.74448870605346851" table:style-name="ce49">
            <text:p>74,4%</text:p>
          </table:table-cell>
          <table:table-cell office:value-type="float" office:value="51882" table:style-name="ce7">
            <text:p>51.882</text:p>
          </table:table-cell>
          <table:table-cell office:value-type="percentage" office:value="0.54131714035307377" table:style-name="ce49">
            <text:p>54,1%</text:p>
          </table:table-cell>
          <table:table-cell office:value-type="float" office:value="22869" table:style-name="ce7">
            <text:p>22.869</text:p>
          </table:table-cell>
          <table:table-cell office:value-type="percentage" office:value="0.35151710781149126" table:style-name="ce49">
            <text:p>35,2%</text:p>
          </table:table-cell>
          <table:table-cell office:value-type="float" office:value="10377" table:style-name="ce7">
            <text:p>10.377</text:p>
          </table:table-cell>
          <table:table-cell office:value-type="percentage" office:value="0.1772694659879053" table:style-name="ce49">
            <text:p>17,7%</text:p>
          </table:table-cell>
          <table:table-cell office:value-type="float" office:value="19916" table:style-name="ce7">
            <text:p>19.916</text:p>
          </table:table-cell>
          <table:table-cell office:value-type="percentage" office:value="0.83613921659179646" table:style-name="ce49">
            <text:p>83,6%</text:p>
          </table:table-cell>
          <table:table-cell office:value-type="float" office:value="60036" table:style-name="ce7">
            <text:p>60.036</text:p>
          </table:table-cell>
          <table:table-cell office:value-type="percentage" office:value="0.88927730295803642" table:style-name="ce49">
            <text:p>88,9%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País Vasco</text:p>
          </table:table-cell>
          <table:table-cell office:value-type="float" office:value="342874" table:style-name="ce7">
            <text:p>342.874</text:p>
          </table:table-cell>
          <table:table-cell office:value-type="percentage" office:value="0.9128846573693935" table:style-name="ce49">
            <text:p>91,3%</text:p>
          </table:table-cell>
          <table:table-cell office:value-type="float" office:value="248985" table:style-name="ce7">
            <text:p>248.985</text:p>
          </table:table-cell>
          <table:table-cell office:value-type="percentage" office:value="0.90512681626999847" table:style-name="ce49">
            <text:p>90,5%</text:p>
          </table:table-cell>
          <table:table-cell office:value-type="float" office:value="248864" table:style-name="ce7">
            <text:p>248.864</text:p>
          </table:table-cell>
          <table:table-cell office:value-type="percentage" office:value="0.76861117288068592" table:style-name="ce49">
            <text:p>76,9%</text:p>
          </table:table-cell>
          <table:table-cell office:value-type="float" office:value="171418" table:style-name="ce7">
            <text:p>171.418</text:p>
          </table:table-cell>
          <table:table-cell office:value-type="percentage" office:value="0.5323887582730551" table:style-name="ce49">
            <text:p>53,2%</text:p>
          </table:table-cell>
          <table:table-cell office:value-type="float" office:value="63715" table:style-name="ce7">
            <text:p>63.715</text:p>
          </table:table-cell>
          <table:table-cell office:value-type="percentage" office:value="0.30825612617625003" table:style-name="ce49">
            <text:p>30,8%</text:p>
          </table:table-cell>
          <table:table-cell office:value-type="float" office:value="32765" table:style-name="ce7">
            <text:p>32.765</text:p>
          </table:table-cell>
          <table:table-cell office:value-type="percentage" office:value="0.19227045202481061" table:style-name="ce49">
            <text:p>19,2%</text:p>
          </table:table-cell>
          <table:table-cell office:value-type="float" office:value="79822" table:style-name="ce7">
            <text:p>79.822</text:p>
          </table:table-cell>
          <table:table-cell office:value-type="percentage" office:value="0.80633169687051742" table:style-name="ce49">
            <text:p>80,6%</text:p>
          </table:table-cell>
          <table:table-cell office:value-type="float" office:value="191798" table:style-name="ce7">
            <text:p>191.798</text:p>
          </table:table-cell>
          <table:table-cell office:value-type="percentage" office:value="0.86884711211778032" table:style-name="ce49">
            <text:p>86,9%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Ceuta</text:p>
          </table:table-cell>
          <table:table-cell office:value-type="float" office:value="5561" table:style-name="ce7">
            <text:p>5.561</text:p>
          </table:table-cell>
          <table:table-cell office:value-type="percentage" office:value="0.84978606356968212" table:style-name="ce49">
            <text:p>85,0%</text:p>
          </table:table-cell>
          <table:table-cell office:value-type="float" office:value="6564" table:style-name="ce7">
            <text:p>6.564</text:p>
          </table:table-cell>
          <table:table-cell office:value-type="percentage" office:value="0.8293114339861023" table:style-name="ce49">
            <text:p>82,9%</text:p>
          </table:table-cell>
          <table:table-cell office:value-type="float" office:value="7106" table:style-name="ce7">
            <text:p>7.106</text:p>
          </table:table-cell>
          <table:table-cell office:value-type="percentage" office:value="0.65601920236336775" table:style-name="ce49">
            <text:p>65,6%</text:p>
          </table:table-cell>
          <table:table-cell office:value-type="float" office:value="5835" table:style-name="ce7">
            <text:p>5.835</text:p>
          </table:table-cell>
          <table:table-cell office:value-type="percentage" office:value="0.5148680843554222" table:style-name="ce49">
            <text:p>51,5%</text:p>
          </table:table-cell>
          <table:table-cell office:value-type="float" office:value="2955" table:style-name="ce7">
            <text:p>2.955</text:p>
          </table:table-cell>
          <table:table-cell office:value-type="percentage" office:value="0.31736655568682204" table:style-name="ce49">
            <text:p>31,7%</text:p>
          </table:table-cell>
          <table:table-cell office:value-type="float" office:value="1450" table:style-name="ce7">
            <text:p>1.450</text:p>
          </table:table-cell>
          <table:table-cell office:value-type="percentage" office:value="0.16029184169798807" table:style-name="ce49">
            <text:p>16,0%</text:p>
          </table:table-cell>
          <table:table-cell office:value-type="float" office:value="1550" table:style-name="ce7">
            <text:p>1.550</text:p>
          </table:table-cell>
          <table:table-cell office:value-type="percentage" office:value="0.40072388831437433" table:style-name="ce49">
            <text:p>40,1%</text:p>
          </table:table-cell>
          <table:table-cell office:value-type="float" office:value="7553" table:style-name="ce7">
            <text:p>7.553</text:p>
          </table:table-cell>
          <table:table-cell office:value-type="percentage" office:value="0.84532736429770561" table:style-name="ce49">
            <text:p>84,5%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Melilla</text:p>
          </table:table-cell>
          <table:table-cell office:value-type="float" office:value="4153" table:style-name="ce7">
            <text:p>4.153</text:p>
          </table:table-cell>
          <table:table-cell office:value-type="percentage" office:value="0.76680206794682426" table:style-name="ce49">
            <text:p>76,7%</text:p>
          </table:table-cell>
          <table:table-cell office:value-type="float" office:value="5049" table:style-name="ce7">
            <text:p>5.049</text:p>
          </table:table-cell>
          <table:table-cell office:value-type="percentage" office:value="0.68433179723502302" table:style-name="ce49">
            <text:p>68,4%</text:p>
          </table:table-cell>
          <table:table-cell office:value-type="float" office:value="6197" table:style-name="ce7">
            <text:p>6.197</text:p>
          </table:table-cell>
          <table:table-cell office:value-type="percentage" office:value="0.62013409386570595" table:style-name="ce49">
            <text:p>62,0%</text:p>
          </table:table-cell>
          <table:table-cell office:value-type="float" office:value="5218" table:style-name="ce7">
            <text:p>5.218</text:p>
          </table:table-cell>
          <table:table-cell office:value-type="percentage" office:value="0.49785325827688198" table:style-name="ce49">
            <text:p>49,8%</text:p>
          </table:table-cell>
          <table:table-cell office:value-type="float" office:value="2509" table:style-name="ce7">
            <text:p>2.509</text:p>
          </table:table-cell>
          <table:table-cell office:value-type="percentage" office:value="0.28027256478999107" table:style-name="ce49">
            <text:p>28,0%</text:p>
          </table:table-cell>
          <table:table-cell office:value-type="float" office:value="1836" table:style-name="ce7">
            <text:p>1.836</text:p>
          </table:table-cell>
          <table:table-cell office:value-type="percentage" office:value="0.20527728085867622" table:style-name="ce49">
            <text:p>20,5%</text:p>
          </table:table-cell>
          <table:table-cell office:value-type="float" office:value="1293" table:style-name="ce7">
            <text:p>1.293</text:p>
          </table:table-cell>
          <table:table-cell office:value-type="percentage" office:value="0.2861885790172643" table:style-name="ce49">
            <text:p>28,6%</text:p>
          </table:table-cell>
          <table:table-cell office:value-type="float" office:value="6038" table:style-name="ce7">
            <text:p>6.038</text:p>
          </table:table-cell>
          <table:table-cell office:value-type="percentage" office:value="0.84958491627972421" table:style-name="ce49">
            <text:p>85,0%</text:p>
          </table:table-cell>
          <table:table-cell table:number-columns-repeated="16367"/>
        </table:table-row>
        <table:table-row table:style-name="ro12">
          <table:table-cell office:value-type="string" table:style-name="ce64">
            <text:p>Fuerzas Armadas</text:p>
          </table:table-cell>
          <table:table-cell office:value-type="float" office:value="8" table:style-name="ce7">
            <text:p>8</text:p>
          </table:table-cell>
          <table:table-cell office:value-type="percentage" office:value="0.1951219512195122" table:style-name="ce49">
            <text:p>19,5%</text:p>
          </table:table-cell>
          <table:table-cell office:value-type="float" office:value="2281" table:style-name="ce7">
            <text:p>2.281</text:p>
          </table:table-cell>
          <table:table-cell office:value-type="percentage" office:value="0.63786353467561518" table:style-name="ce49">
            <text:p>63,8%</text:p>
          </table:table-cell>
          <table:table-cell office:value-type="float" office:value="6237" table:style-name="ce7">
            <text:p>6.237</text:p>
          </table:table-cell>
          <table:table-cell office:value-type="percentage" office:value="0.67187331681568463" table:style-name="ce49">
            <text:p>67,2%</text:p>
          </table:table-cell>
          <table:table-cell office:value-type="float" office:value="13077" table:style-name="ce7">
            <text:p>13.077</text:p>
          </table:table-cell>
          <table:table-cell office:value-type="percentage" office:value="0.60424175214859999" table:style-name="ce49">
            <text:p>60,4%</text:p>
          </table:table-cell>
          <table:table-cell office:value-type="float" office:value="11145" table:style-name="ce7">
            <text:p>11.145</text:p>
          </table:table-cell>
          <table:table-cell office:value-type="percentage" office:value="0.35525309192910876" table:style-name="ce49">
            <text:p>35,5%</text:p>
          </table:table-cell>
          <table:table-cell office:value-type="float" office:value="5909" table:style-name="ce7">
            <text:p>5.909</text:p>
          </table:table-cell>
          <table:table-cell office:value-type="percentage" office:value="0.24891528708033195" table:style-name="ce49">
            <text:p>24,9%</text:p>
          </table:table-cell>
          <table:table-cell office:value-type="float" office:value="1152" table:style-name="ce7">
            <text:p>1.152</text:p>
          </table:table-cell>
          <table:table-cell office:value-type="percentage" office:value="0.90637293469708891" table:style-name="ce49">
            <text:p>90,6%</text:p>
          </table:table-cell>
          <table:table-cell office:value-type="float" office:value="23197" table:style-name="ce7">
            <text:p>23.197</text:p>
          </table:table-cell>
          <table:table-cell office:value-type="percentage" office:value="0.43638655304099178" table:style-name="ce49">
            <text:p>43,6%</text:p>
          </table:table-cell>
          <table:table-cell table:number-columns-repeated="16367"/>
        </table:table-row>
        <table:table-row table:style-name="ro12">
          <table:table-cell office:value-type="string" table:style-name="ce65">
            <text:p>Sanidad Exterior</text:p>
          </table:table-cell>
          <table:table-cell office:value-type="float" office:value="52" table:style-name="ce7">
            <text:p>52</text:p>
          </table:table-cell>
          <table:table-cell office:value-type="percentage" office:value="0.66666666666666663" table:style-name="ce52">
            <text:p>66,7%</text:p>
          </table:table-cell>
          <table:table-cell office:value-type="float" office:value="211" table:style-name="ce7">
            <text:p>211</text:p>
          </table:table-cell>
          <table:table-cell office:value-type="percentage" office:value="0.73776223776223782" table:style-name="ce52">
            <text:p>73,8%</text:p>
          </table:table-cell>
          <table:table-cell office:value-type="float" office:value="486" table:style-name="ce7">
            <text:p>486</text:p>
          </table:table-cell>
          <table:table-cell office:value-type="percentage" office:value="0.55990783410138245" table:style-name="ce52">
            <text:p>56,0%</text:p>
          </table:table-cell>
          <table:table-cell office:value-type="float" office:value="587" table:style-name="ce7">
            <text:p>587</text:p>
          </table:table-cell>
          <table:table-cell office:value-type="percentage" office:value="0.3243093922651934" table:style-name="ce52">
            <text:p>32,4%</text:p>
          </table:table-cell>
          <table:table-cell office:value-type="float" office:value="550" table:style-name="ce7">
            <text:p>550</text:p>
          </table:table-cell>
          <table:table-cell office:value-type="percentage" office:value="0.24774774774774774" table:style-name="ce52">
            <text:p>24,8%</text:p>
          </table:table-cell>
          <table:table-cell office:value-type="float" office:value="513" table:style-name="ce7">
            <text:p>513</text:p>
          </table:table-cell>
          <table:table-cell office:value-type="percentage" office:value="0.25843828715365241" table:style-name="ce52">
            <text:p>25,8%</text:p>
          </table:table-cell>
          <table:table-cell office:value-type="float" office:value="1013" table:style-name="ce7">
            <text:p>1.013</text:p>
          </table:table-cell>
          <table:table-cell office:value-type="percentage" office:value="0.22687569988801792" table:style-name="ce52">
            <text:p>22,7%</text:p>
          </table:table-cell>
          <table:table-cell office:value-type="string" table:style-name="ce7">
            <text:p>-</text:p>
          </table:table-cell>
          <table:table-cell office:value-type="string" table:style-name="ce52">
            <text:p>-</text:p>
          </table:table-cell>
          <table:table-cell table:number-columns-repeated="16367"/>
        </table:table-row>
        <table:table-row table:style-name="ro5">
          <table:table-cell office:value-type="string" table:style-name="ce66">
            <text:p>Totales</text:p>
          </table:table-cell>
          <table:table-cell office:value-type="float" office:value="6317059" table:style-name="ce67">
            <text:p>6.317.059</text:p>
          </table:table-cell>
          <table:table-cell office:value-type="percentage" office:value="0.92130170533292632" table:style-name="ce68">
            <text:p>92,13%</text:p>
          </table:table-cell>
          <table:table-cell office:value-type="float" office:value="4799043" table:style-name="ce67">
            <text:p>4.799.043</text:p>
          </table:table-cell>
          <table:table-cell office:value-type="percentage" office:value="0.9108050997037016" table:style-name="ce68">
            <text:p>91,08%</text:p>
          </table:table-cell>
          <table:table-cell office:value-type="float" office:value="4963471" table:style-name="ce67">
            <text:p>4.963.471</text:p>
          </table:table-cell>
          <table:table-cell office:value-type="percentage" office:value="0.74072679549881415" table:style-name="ce68">
            <text:p>74,07%</text:p>
          </table:table-cell>
          <table:table-cell office:value-type="float" office:value="3910643" table:style-name="ce67">
            <text:p>3.910.643</text:p>
          </table:table-cell>
          <table:table-cell office:value-type="percentage" office:value="0.55689371615308669" table:style-name="ce68">
            <text:p>55,69%</text:p>
          </table:table-cell>
          <table:table-cell office:value-type="float" office:value="1760763" table:style-name="ce67">
            <text:p>1.760.763</text:p>
          </table:table-cell>
          <table:table-cell office:value-type="percentage" office:value="0.35374643995988325" table:style-name="ce68">
            <text:p>35,37%</text:p>
          </table:table-cell>
          <table:table-cell office:value-type="float" office:value="898764" table:style-name="ce67">
            <text:p>898.764</text:p>
          </table:table-cell>
          <table:table-cell office:value-type="percentage" office:value="0.22051618753753929" table:style-name="ce68">
            <text:p>22,05%</text:p>
          </table:table-cell>
          <table:table-cell office:value-type="float" office:value="1457557" table:style-name="ce67">
            <text:p>1.457.557</text:p>
          </table:table-cell>
          <table:table-cell office:value-type="percentage" office:value="0.73510555349896556" table:style-name="ce68">
            <text:p>73,51%</text:p>
          </table:table-cell>
          <table:table-cell office:value-type="float" office:value="4192847" table:style-name="ce67">
            <text:p>4.192.847</text:p>
          </table:table-cell>
          <table:table-cell office:value-type="percentage" office:value="0.86864825692209269" table:style-name="ce68">
            <text:p>86,86%</text:p>
          </table:table-cell>
          <table:table-cell table:number-columns-repeated="16367"/>
        </table:table-row>
        <table:table-row table:number-rows-repeated="2" table:style-name="ro5">
          <table:table-cell table:number-columns-repeated="16384"/>
        </table:table-row>
        <table:table-row table:style-name="ro5">
          <table:table-cell table:number-columns-repeated="3" table:style-name="ce1"/>
          <table:table-cell table:style-name="ce69"/>
          <table:table-cell table:style-name="ce1"/>
          <table:table-cell table:style-name="ce69"/>
          <table:table-cell table:number-columns-repeated="16378" table:style-name="ce1"/>
        </table:table-row>
        <table:table-row table:number-rows-repeated="1048549" table:style-name="ro5">
          <table:table-cell table:number-columns-repeated="16384"/>
        </table:table-row>
      </table:table>
      <table:table table:name="5-11_años" table:style-name="ta2">
        <table:table-column table:style-name="co5" table:number-columns-repeated="16384" table:default-cell-style-name="ce1"/>
        <table:table-row table:style-name="ro13">
          <table:table-cell table:number-columns-spanned="1" table:number-rows-spanned="2" table:style-name="ce90"/>
          <table:table-cell office:value-type="string" table:number-columns-spanned="1" table:number-rows-spanned="2" table:style-name="ce91">
            <text:p>Población a vacunar 5-11 años</text:p>
          </table:table-cell>
          <table:table-cell office:value-type="string" table:number-columns-spanned="1" table:number-rows-spanned="2" table:style-name="ce91">
            <text:p>Nº Personas con al menos 1 dosis</text:p>
          </table:table-cell>
          <table:table-cell office:value-type="string" table:number-columns-spanned="1" table:number-rows-spanned="2" table:style-name="ce91">
            <text:p>% Personas con al menos 1 dosis</text:p>
          </table:table-cell>
          <table:table-cell office:value-type="string" table:number-columns-spanned="1" table:number-rows-spanned="2" table:style-name="ce91">
            <text:p>Fecha de la última vacuna registrada<text:s/><text:span text:style-name="T3">(2)</text:span></text:p>
          </table:table-cell>
          <table:table-cell table:number-columns-repeated="16379" table:style-name="ce1"/>
        </table:table-row>
        <table:table-row table:style-name="ro13">
          <table:covered-table-cell/>
          <table:covered-table-cell/>
          <table:covered-table-cell/>
          <table:covered-table-cell/>
          <table:covered-table-cell/>
          <table:table-cell table:number-columns-repeated="16379" table:style-name="ce1"/>
        </table:table-row>
        <table:table-row table:style-name="ro5">
          <table:table-cell office:value-type="string" table:style-name="ce74">
            <text:p>Andalucía</text:p>
          </table:table-cell>
          <table:table-cell office:value-type="float" office:value="625633" table:style-name="ce75">
            <text:p>625.633</text:p>
          </table:table-cell>
          <table:table-cell office:value-type="float" office:value="401400" table:style-name="ce75">
            <text:p>401.400</text:p>
          </table:table-cell>
          <table:table-cell office:value-type="percentage" office:value="0.64159019744802459" table:style-name="ce76">
            <text:p>64,16%</text:p>
          </table:table-cell>
          <table:table-cell office:value-type="date" office:date-value="2022-02-07T00:00:00" table:style-name="ce77">
            <text:p>07/02/2022</text:p>
          </table:table-cell>
          <table:table-cell table:number-columns-repeated="6" table:style-name="ce1"/>
          <table:table-cell table:style-name="ce69"/>
          <table:table-cell table:number-columns-repeated="16372"/>
        </table:table-row>
        <table:table-row table:style-name="ro5">
          <table:table-cell office:value-type="string" table:style-name="ce78">
            <text:p>Aragón</text:p>
          </table:table-cell>
          <table:table-cell office:value-type="float" office:value="89551" table:style-name="ce79">
            <text:p>89.551</text:p>
          </table:table-cell>
          <table:table-cell office:value-type="float" office:value="48845" table:style-name="ce79">
            <text:p>48.845</text:p>
          </table:table-cell>
          <table:table-cell office:value-type="percentage" office:value="0.54544337863340442" table:style-name="ce80">
            <text:p>54,54%</text:p>
          </table:table-cell>
          <table:table-cell office:value-type="date" office:date-value="2022-02-07T00:00:00" table:style-name="ce81">
            <text:p>07/02/2022</text:p>
          </table:table-cell>
          <table:table-cell table:number-columns-repeated="6" table:style-name="ce1"/>
          <table:table-cell table:style-name="ce69"/>
          <table:table-cell table:number-columns-repeated="16372"/>
        </table:table-row>
        <table:table-row table:style-name="ro5">
          <table:table-cell office:value-type="string" table:style-name="ce78">
            <text:p>Asturias<text:s/></text:p>
          </table:table-cell>
          <table:table-cell office:value-type="float" office:value="53486" table:style-name="ce79">
            <text:p>53.486</text:p>
          </table:table-cell>
          <table:table-cell office:value-type="float" office:value="39682" table:style-name="ce79">
            <text:p>39.682</text:p>
          </table:table-cell>
          <table:table-cell office:value-type="percentage" office:value="0.741913771828142" table:style-name="ce80">
            <text:p>74,19%</text:p>
          </table:table-cell>
          <table:table-cell office:value-type="date" office:date-value="2022-02-07T00:00:00" table:style-name="ce81">
            <text:p>07/02/2022</text:p>
          </table:table-cell>
          <table:table-cell table:number-columns-repeated="6" table:style-name="ce1"/>
          <table:table-cell table:style-name="ce69"/>
          <table:table-cell table:number-columns-repeated="16372"/>
        </table:table-row>
        <table:table-row table:style-name="ro5">
          <table:table-cell office:value-type="string" table:style-name="ce78">
            <text:p>Baleares</text:p>
          </table:table-cell>
          <table:table-cell office:value-type="float" office:value="84404" table:style-name="ce79">
            <text:p>84.404</text:p>
          </table:table-cell>
          <table:table-cell office:value-type="float" office:value="28684" table:style-name="ce79">
            <text:p>28.684</text:p>
          </table:table-cell>
          <table:table-cell office:value-type="percentage" office:value="0.33984171366285959" table:style-name="ce80">
            <text:p>33,98%</text:p>
          </table:table-cell>
          <table:table-cell office:value-type="date" office:date-value="2022-02-07T00:00:00" table:style-name="ce81">
            <text:p>07/02/2022</text:p>
          </table:table-cell>
          <table:table-cell table:number-columns-repeated="6" table:style-name="ce1"/>
          <table:table-cell table:style-name="ce69"/>
          <table:table-cell table:number-columns-repeated="16372"/>
        </table:table-row>
        <table:table-row table:style-name="ro5">
          <table:table-cell office:value-type="string" table:style-name="ce78">
            <text:p>Canarias</text:p>
          </table:table-cell>
          <table:table-cell office:value-type="float" office:value="133490" table:style-name="ce79">
            <text:p>133.490</text:p>
          </table:table-cell>
          <table:table-cell office:value-type="float" office:value="69617" table:style-name="ce79">
            <text:p>69.617</text:p>
          </table:table-cell>
          <table:table-cell office:value-type="percentage" office:value="0.52151472020376055" table:style-name="ce80">
            <text:p>52,15%</text:p>
          </table:table-cell>
          <table:table-cell office:value-type="date" office:date-value="2022-02-07T00:00:00" table:style-name="ce81">
            <text:p>07/02/2022</text:p>
          </table:table-cell>
          <table:table-cell table:number-columns-repeated="6" table:style-name="ce1"/>
          <table:table-cell table:style-name="ce69"/>
          <table:table-cell table:number-columns-repeated="16372"/>
        </table:table-row>
        <table:table-row table:style-name="ro5">
          <table:table-cell office:value-type="string" table:style-name="ce78">
            <text:p>Cantabria</text:p>
          </table:table-cell>
          <table:table-cell office:value-type="float" office:value="36806" table:style-name="ce79">
            <text:p>36.806</text:p>
          </table:table-cell>
          <table:table-cell office:value-type="float" office:value="22879" table:style-name="ce79">
            <text:p>22.879</text:p>
          </table:table-cell>
          <table:table-cell office:value-type="percentage" office:value="0.62161060696625547" table:style-name="ce80">
            <text:p>62,16%</text:p>
          </table:table-cell>
          <table:table-cell office:value-type="date" office:date-value="2022-02-07T00:00:00" table:style-name="ce81">
            <text:p>07/02/2022</text:p>
          </table:table-cell>
          <table:table-cell table:number-columns-repeated="6" table:style-name="ce1"/>
          <table:table-cell table:style-name="ce69"/>
          <table:table-cell table:number-columns-repeated="16372"/>
        </table:table-row>
        <table:table-row table:style-name="ro5">
          <table:table-cell office:value-type="string" table:style-name="ce78">
            <text:p>Castilla y León</text:p>
          </table:table-cell>
          <table:table-cell office:value-type="float" office:value="136938" table:style-name="ce79">
            <text:p>136.938</text:p>
          </table:table-cell>
          <table:table-cell office:value-type="float" office:value="92608" table:style-name="ce79">
            <text:p>92.608</text:p>
          </table:table-cell>
          <table:table-cell office:value-type="percentage" office:value="0.67627685521915026" table:style-name="ce80">
            <text:p>67,63%</text:p>
          </table:table-cell>
          <table:table-cell office:value-type="date" office:date-value="2022-02-07T00:00:00" table:style-name="ce81">
            <text:p>07/02/2022</text:p>
          </table:table-cell>
          <table:table-cell table:number-columns-repeated="6" table:style-name="ce1"/>
          <table:table-cell table:style-name="ce69"/>
          <table:table-cell table:number-columns-repeated="16372"/>
        </table:table-row>
        <table:table-row table:style-name="ro14">
          <table:table-cell office:value-type="string" table:style-name="ce78">
            <text:p>Castilla - La Mancha</text:p>
          </table:table-cell>
          <table:table-cell office:value-type="float" office:value="147544" table:style-name="ce79">
            <text:p>147.544</text:p>
          </table:table-cell>
          <table:table-cell office:value-type="float" office:value="91594" table:style-name="ce79">
            <text:p>91.594</text:p>
          </table:table-cell>
          <table:table-cell office:value-type="percentage" office:value="0.62079108604890743" table:style-name="ce80">
            <text:p>62,08%</text:p>
          </table:table-cell>
          <table:table-cell office:value-type="date" office:date-value="2022-02-07T00:00:00" table:style-name="ce81">
            <text:p>07/02/2022</text:p>
          </table:table-cell>
          <table:table-cell table:number-columns-repeated="6" table:style-name="ce1"/>
          <table:table-cell table:style-name="ce69"/>
          <table:table-cell table:number-columns-repeated="16372"/>
        </table:table-row>
        <table:table-row table:style-name="ro5">
          <table:table-cell office:value-type="string" table:style-name="ce78">
            <text:p>Cataluña</text:p>
          </table:table-cell>
          <table:table-cell office:value-type="float" office:value="559033" table:style-name="ce79">
            <text:p>559.033</text:p>
          </table:table-cell>
          <table:table-cell office:value-type="float" office:value="222880" table:style-name="ce79">
            <text:p>222.880</text:p>
          </table:table-cell>
          <table:table-cell office:value-type="percentage" office:value="0.39868844951908028" table:style-name="ce80">
            <text:p>39,87%</text:p>
          </table:table-cell>
          <table:table-cell office:value-type="date" office:date-value="2022-02-07T00:00:00" table:style-name="ce81">
            <text:p>07/02/2022</text:p>
          </table:table-cell>
          <table:table-cell table:number-columns-repeated="6" table:style-name="ce1"/>
          <table:table-cell table:style-name="ce69"/>
          <table:table-cell table:number-columns-repeated="16372"/>
        </table:table-row>
        <table:table-row table:style-name="ro5">
          <table:table-cell office:value-type="string" table:style-name="ce78">
            <text:p>C. Valenciana</text:p>
          </table:table-cell>
          <table:table-cell office:value-type="float" office:value="352220" table:style-name="ce79">
            <text:p>352.220</text:p>
          </table:table-cell>
          <table:table-cell office:value-type="float" office:value="221744" table:style-name="ce79">
            <text:p>221.744</text:p>
          </table:table-cell>
          <table:table-cell office:value-type="percentage" office:value="0.62956106978592929" table:style-name="ce80">
            <text:p>62,96%</text:p>
          </table:table-cell>
          <table:table-cell office:value-type="date" office:date-value="2022-02-07T00:00:00" table:style-name="ce81">
            <text:p>07/02/2022</text:p>
          </table:table-cell>
          <table:table-cell table:number-columns-repeated="6" table:style-name="ce1"/>
          <table:table-cell table:style-name="ce69"/>
          <table:table-cell table:number-columns-repeated="16372"/>
        </table:table-row>
        <table:table-row table:style-name="ro5">
          <table:table-cell office:value-type="string" table:style-name="ce78">
            <text:p>Extremadura</text:p>
          </table:table-cell>
          <table:table-cell office:value-type="float" office:value="67546" table:style-name="ce79">
            <text:p>67.546</text:p>
          </table:table-cell>
          <table:table-cell office:value-type="float" office:value="49690" table:style-name="ce79">
            <text:p>49.690</text:p>
          </table:table-cell>
          <table:table-cell office:value-type="percentage" office:value="0.7356468184644539" table:style-name="ce80">
            <text:p>73,56%</text:p>
          </table:table-cell>
          <table:table-cell office:value-type="date" office:date-value="2022-02-07T00:00:00" table:style-name="ce81">
            <text:p>07/02/2022</text:p>
          </table:table-cell>
          <table:table-cell table:number-columns-repeated="6" table:style-name="ce1"/>
          <table:table-cell table:style-name="ce69"/>
          <table:table-cell table:number-columns-repeated="16372"/>
        </table:table-row>
        <table:table-row table:style-name="ro5">
          <table:table-cell office:value-type="string" table:style-name="ce78">
            <text:p>Galicia*</text:p>
          </table:table-cell>
          <table:table-cell office:value-type="float" office:value="153059" table:style-name="ce79">
            <text:p>153.059</text:p>
          </table:table-cell>
          <table:table-cell office:value-type="float" office:value="125401" table:style-name="ce79">
            <text:p>125.401</text:p>
          </table:table-cell>
          <table:table-cell office:value-type="percentage" office:value="0.81929844047066813" table:style-name="ce80">
            <text:p>81,93%</text:p>
          </table:table-cell>
          <table:table-cell office:value-type="date" office:date-value="2022-02-07T00:00:00" table:style-name="ce81">
            <text:p>07/02/2022</text:p>
          </table:table-cell>
          <table:table-cell table:number-columns-repeated="6" table:style-name="ce1"/>
          <table:table-cell table:style-name="ce69"/>
          <table:table-cell table:number-columns-repeated="16372"/>
        </table:table-row>
        <table:table-row table:style-name="ro5">
          <table:table-cell office:value-type="string" table:style-name="ce78">
            <text:p>La Rioja</text:p>
          </table:table-cell>
          <table:table-cell office:value-type="float" office:value="21936" table:style-name="ce79">
            <text:p>21.936</text:p>
          </table:table-cell>
          <table:table-cell office:value-type="float" office:value="13686" table:style-name="ce79">
            <text:p>13.686</text:p>
          </table:table-cell>
          <table:table-cell office:value-type="percentage" office:value="0.6239059080962801" table:style-name="ce80">
            <text:p>62,39%</text:p>
          </table:table-cell>
          <table:table-cell office:value-type="date" office:date-value="2022-02-07T00:00:00" table:style-name="ce81">
            <text:p>07/02/2022</text:p>
          </table:table-cell>
          <table:table-cell table:number-columns-repeated="6" table:style-name="ce1"/>
          <table:table-cell table:style-name="ce69"/>
          <table:table-cell table:number-columns-repeated="16372"/>
        </table:table-row>
        <table:table-row table:style-name="ro5">
          <table:table-cell office:value-type="string" table:style-name="ce78">
            <text:p>Madrid</text:p>
          </table:table-cell>
          <table:table-cell office:value-type="float" office:value="491254" table:style-name="ce79">
            <text:p>491.254</text:p>
          </table:table-cell>
          <table:table-cell office:value-type="float" office:value="226304" table:style-name="ce79">
            <text:p>226.304</text:p>
          </table:table-cell>
          <table:table-cell office:value-type="percentage" office:value="0.46066596913205798" table:style-name="ce80">
            <text:p>46,07%</text:p>
          </table:table-cell>
          <table:table-cell office:value-type="date" office:date-value="2022-02-07T00:00:00" table:style-name="ce81">
            <text:p>07/02/2022</text:p>
          </table:table-cell>
          <table:table-cell table:number-columns-repeated="6" table:style-name="ce1"/>
          <table:table-cell table:style-name="ce69"/>
          <table:table-cell table:number-columns-repeated="16372"/>
        </table:table-row>
        <table:table-row table:style-name="ro5">
          <table:table-cell office:value-type="string" table:style-name="ce78">
            <text:p>Murcia<text:s text:c="2"/></text:p>
          </table:table-cell>
          <table:table-cell office:value-type="float" office:value="120647" table:style-name="ce79">
            <text:p>120.647</text:p>
          </table:table-cell>
          <table:table-cell office:value-type="float" office:value="64065" table:style-name="ce79">
            <text:p>64.065</text:p>
          </table:table-cell>
          <table:table-cell office:value-type="percentage" office:value="0.53101196051290123" table:style-name="ce80">
            <text:p>53,10%</text:p>
          </table:table-cell>
          <table:table-cell office:value-type="date" office:date-value="2022-02-07T00:00:00" table:style-name="ce81">
            <text:p>07/02/2022</text:p>
          </table:table-cell>
          <table:table-cell table:number-columns-repeated="6" table:style-name="ce1"/>
          <table:table-cell table:style-name="ce69"/>
          <table:table-cell table:number-columns-repeated="16372"/>
        </table:table-row>
        <table:table-row table:style-name="ro5">
          <table:table-cell office:value-type="string" table:style-name="ce78">
            <text:p>Navarra<text:s/></text:p>
          </table:table-cell>
          <table:table-cell office:value-type="float" office:value="48816" table:style-name="ce79">
            <text:p>48.816</text:p>
          </table:table-cell>
          <table:table-cell office:value-type="float" office:value="25647" table:style-name="ce79">
            <text:p>25.647</text:p>
          </table:table-cell>
          <table:table-cell office:value-type="percentage" office:value="0.52538102261553588" table:style-name="ce80">
            <text:p>52,54%</text:p>
          </table:table-cell>
          <table:table-cell office:value-type="date" office:date-value="2022-02-07T00:00:00" table:style-name="ce81">
            <text:p>07/02/2022</text:p>
          </table:table-cell>
          <table:table-cell table:number-columns-repeated="6" table:style-name="ce1"/>
          <table:table-cell table:style-name="ce69"/>
          <table:table-cell table:number-columns-repeated="16372"/>
        </table:table-row>
        <table:table-row table:style-name="ro5">
          <table:table-cell office:value-type="string" table:style-name="ce78">
            <text:p>País Vasco</text:p>
          </table:table-cell>
          <table:table-cell office:value-type="float" office:value="147320" table:style-name="ce79">
            <text:p>147.320</text:p>
          </table:table-cell>
          <table:table-cell office:value-type="float" office:value="78667" table:style-name="ce79">
            <text:p>78.667</text:p>
          </table:table-cell>
          <table:table-cell office:value-type="percentage" office:value="0.53398723866413245" table:style-name="ce80">
            <text:p>53,40%</text:p>
          </table:table-cell>
          <table:table-cell office:value-type="date" office:date-value="2022-02-07T00:00:00" table:style-name="ce81">
            <text:p>07/02/2022</text:p>
          </table:table-cell>
          <table:table-cell table:number-columns-repeated="6" table:style-name="ce1"/>
          <table:table-cell table:style-name="ce69"/>
          <table:table-cell table:number-columns-repeated="16372"/>
        </table:table-row>
        <table:table-row table:style-name="ro5">
          <table:table-cell office:value-type="string" table:style-name="ce78">
            <text:p>Ceuta</text:p>
          </table:table-cell>
          <table:table-cell office:value-type="float" office:value="7952" table:style-name="ce79">
            <text:p>7.952</text:p>
          </table:table-cell>
          <table:table-cell office:value-type="float" office:value="2840" table:style-name="ce79">
            <text:p>2.840</text:p>
          </table:table-cell>
          <table:table-cell office:value-type="percentage" office:value="0.35714285714285715" table:style-name="ce80">
            <text:p>35,71%</text:p>
          </table:table-cell>
          <table:table-cell office:value-type="date" office:date-value="2022-02-07T00:00:00" table:style-name="ce81">
            <text:p>07/02/2022</text:p>
          </table:table-cell>
          <table:table-cell table:number-columns-repeated="6" table:style-name="ce1"/>
          <table:table-cell table:style-name="ce69"/>
          <table:table-cell table:number-columns-repeated="16372"/>
        </table:table-row>
        <table:table-row table:style-name="ro5">
          <table:table-cell office:value-type="string" table:style-name="ce78">
            <text:p>Melilla</text:p>
          </table:table-cell>
          <table:table-cell office:value-type="float" office:value="9776" table:style-name="ce79">
            <text:p>9.776</text:p>
          </table:table-cell>
          <table:table-cell office:value-type="float" office:value="3195" table:style-name="ce79">
            <text:p>3.195</text:p>
          </table:table-cell>
          <table:table-cell office:value-type="percentage" office:value="0.32682078559738137" table:style-name="ce80">
            <text:p>32,68%</text:p>
          </table:table-cell>
          <table:table-cell office:value-type="date" office:date-value="2022-02-07T00:00:00" table:style-name="ce81">
            <text:p>07/02/2022</text:p>
          </table:table-cell>
          <table:table-cell table:number-columns-repeated="6" table:style-name="ce1"/>
          <table:table-cell table:style-name="ce69"/>
          <table:table-cell table:number-columns-repeated="16372"/>
        </table:table-row>
        <table:table-row table:style-name="ro14">
          <table:table-cell office:value-type="string" table:style-name="ce78">
            <text:p>Fuerzas Armadas*</text:p>
          </table:table-cell>
          <table:table-cell office:value-type="string" table:style-name="ce82">
            <text:p>-</text:p>
          </table:table-cell>
          <table:table-cell office:value-type="float" office:value="0" table:style-name="ce82">
            <text:p>0</text:p>
          </table:table-cell>
          <table:table-cell office:value-type="string" table:style-name="ce82">
            <text:p>-</text:p>
          </table:table-cell>
          <table:table-cell office:value-type="date" office:date-value="2022-02-07T00:00:00" table:style-name="ce81">
            <text:p>07/02/2022</text:p>
          </table:table-cell>
          <table:table-cell table:number-columns-repeated="6" table:style-name="ce1"/>
          <table:table-cell table:style-name="ce69"/>
          <table:table-cell table:number-columns-repeated="16372"/>
        </table:table-row>
        <table:table-row table:style-name="ro5">
          <table:table-cell office:value-type="string" table:style-name="ce83">
            <text:p>Sanidad Exterior</text:p>
          </table:table-cell>
          <table:table-cell office:value-type="string" table:style-name="ce84">
            <text:p>-</text:p>
          </table:table-cell>
          <table:table-cell office:value-type="float" office:value="0" table:style-name="ce84">
            <text:p>0</text:p>
          </table:table-cell>
          <table:table-cell office:value-type="string" table:style-name="ce84">
            <text:p>-</text:p>
          </table:table-cell>
          <table:table-cell office:value-type="date" office:date-value="2022-02-07T00:00:00" table:style-name="ce85">
            <text:p>07/02/2022</text:p>
          </table:table-cell>
          <table:table-cell table:number-columns-repeated="6" table:style-name="ce1"/>
          <table:table-cell table:style-name="ce69"/>
          <table:table-cell table:number-columns-repeated="16372"/>
        </table:table-row>
        <table:table-row table:style-name="ro5">
          <table:table-cell office:value-type="string" table:style-name="ce86">
            <text:p>Totales</text:p>
          </table:table-cell>
          <table:table-cell office:value-type="float" office:value="3287411" table:style-name="ce87">
            <text:p>3.287.411</text:p>
          </table:table-cell>
          <table:table-cell office:value-type="float" office:value="1829428" table:style-name="ce87">
            <text:p>1.829.428</text:p>
          </table:table-cell>
          <table:table-cell office:value-type="percentage" office:value="0.55649506556983597" table:style-name="ce88">
            <text:p>55,65%</text:p>
          </table:table-cell>
          <table:table-cell table:style-name="ce89"/>
          <table:table-cell table:number-columns-repeated="6" table:style-name="ce1"/>
          <table:table-cell table:style-name="ce69"/>
          <table:table-cell table:number-columns-repeated="16372"/>
        </table:table-row>
        <table:table-row table:number-rows-repeated="1048552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Hiperv_237_nculo_32_3" style:display-name="Hipervínculo 3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</style:style>
    <style:style style:name="Porcentaje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Ballesteros Sanz. Teresa</meta:initial-creator>
    <dc:creator>Carballeira Domínguez. Leticia</dc:creator>
    <meta:creation-date>2021-10-19T15:41:35Z</meta:creation-date>
    <dc:date>2022-02-08T16:09:57Z</dc:date>
  </office:meta>
</office:document-meta>
</file>